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2_in_SiO2" table:style-name="ta1">
        <table:shapes>
          <draw:frame draw:z-index="0" draw:style-name="gr1" draw:text-style-name="P1" svg:width="159.99mm" svg:height="89.99mm" svg:x="120.11mm" svg:y="45.15mm">
            <loext:p draw:notify-on-update-of-ranges="H2_in_SiO2.D1:H2_in_SiO2.D105 H2_in_SiO2.I1:H2_in_SiO2.I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eV</text:p>
          </table:table-cell>
          <table:table-cell table:formula="of:=IF([.C1]=&quot;keV&quot;;[.B1]/1000;[.B1])" office:value-type="float" office:value="0.01" calcext:value-type="float">
            <text:p>0.01</text:p>
          </table:table-cell>
          <table:table-cell office:value-type="float" office:value="54.01" calcext:value-type="float">
            <text:p>5.40E+01</text:p>
          </table:table-cell>
          <table:table-cell office:value-type="float" office:value="2.503" calcext:value-type="float">
            <text:p>2.50E+00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</text:p>
          </table:table-cell>
          <table:table-cell table:formula="of:=IF([.H1]=&quot;A&quot;;[.G1]/10000;IF([.H1]=&quot;mm&quot;;[.G1]*1000;[.G1]))" office:value-type="float" office:value="0.1587" calcext:value-type="float">
            <text:p>0.158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V</text:p>
          </table:table-cell>
          <table:table-cell table:formula="of:=IF([.C2]=&quot;keV&quot;;[.B2]/1000;[.B2])" office:value-type="float" office:value="0.011" calcext:value-type="float">
            <text:p>0.011</text:p>
          </table:table-cell>
          <table:table-cell office:value-type="float" office:value="56.35" calcext:value-type="float">
            <text:p>5.64E+01</text:p>
          </table:table-cell>
          <table:table-cell office:value-type="float" office:value="2.36" calcext:value-type="float">
            <text:p>2.36E+00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A</text:p>
          </table:table-cell>
          <table:table-cell table:formula="of:=IF([.H2]=&quot;A&quot;;[.G2]/10000;IF([.H2]=&quot;mm&quot;;[.G2]*1000;[.G2]))" office:value-type="float" office:value="0.1726" calcext:value-type="float">
            <text:p>0.172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eV</text:p>
          </table:table-cell>
          <table:table-cell table:formula="of:=IF([.C3]=&quot;keV&quot;;[.B3]/1000;[.B3])" office:value-type="float" office:value="0.012" calcext:value-type="float">
            <text:p>0.012</text:p>
          </table:table-cell>
          <table:table-cell office:value-type="float" office:value="58.57" calcext:value-type="float">
            <text:p>5.86E+01</text:p>
          </table:table-cell>
          <table:table-cell office:value-type="float" office:value="2.235" calcext:value-type="float">
            <text:p>2.24E+0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</text:p>
          </table:table-cell>
          <table:table-cell table:formula="of:=IF([.H3]=&quot;A&quot;;[.G3]/10000;IF([.H3]=&quot;mm&quot;;[.G3]*1000;[.G3]))" office:value-type="float" office:value="0.1863" calcext:value-type="float">
            <text:p>0.1863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eV</text:p>
          </table:table-cell>
          <table:table-cell table:formula="of:=IF([.C4]=&quot;keV&quot;;[.B4]/1000;[.B4])" office:value-type="float" office:value="0.013" calcext:value-type="float">
            <text:p>0.013</text:p>
          </table:table-cell>
          <table:table-cell office:value-type="float" office:value="60.69" calcext:value-type="float">
            <text:p>6.07E+01</text:p>
          </table:table-cell>
          <table:table-cell office:value-type="float" office:value="2.124" calcext:value-type="float">
            <text:p>2.12E+0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</text:p>
          </table:table-cell>
          <table:table-cell table:formula="of:=IF([.H4]=&quot;A&quot;;[.G4]/10000;IF([.H4]=&quot;mm&quot;;[.G4]*1000;[.G4]))" office:value-type="float" office:value="0.1996" calcext:value-type="float">
            <text:p>0.199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eV</text:p>
          </table:table-cell>
          <table:table-cell table:formula="of:=IF([.C5]=&quot;keV&quot;;[.B5]/1000;[.B5])" office:value-type="float" office:value="0.014" calcext:value-type="float">
            <text:p>0.014</text:p>
          </table:table-cell>
          <table:table-cell office:value-type="float" office:value="62.74" calcext:value-type="float">
            <text:p>6.27E+01</text:p>
          </table:table-cell>
          <table:table-cell office:value-type="float" office:value="2.025" calcext:value-type="float">
            <text:p>2.03E+00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A</text:p>
          </table:table-cell>
          <table:table-cell table:formula="of:=IF([.H5]=&quot;A&quot;;[.G5]/10000;IF([.H5]=&quot;mm&quot;;[.G5]*1000;[.G5]))" office:value-type="float" office:value="0.2128" calcext:value-type="float">
            <text:p>0.212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eV</text:p>
          </table:table-cell>
          <table:table-cell table:formula="of:=IF([.C6]=&quot;keV&quot;;[.B6]/1000;[.B6])" office:value-type="float" office:value="0.015" calcext:value-type="float">
            <text:p>0.015</text:p>
          </table:table-cell>
          <table:table-cell office:value-type="float" office:value="64.72" calcext:value-type="float">
            <text:p>6.47E+01</text:p>
          </table:table-cell>
          <table:table-cell office:value-type="float" office:value="1.936" calcext:value-type="float">
            <text:p>1.94E+0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A</text:p>
          </table:table-cell>
          <table:table-cell table:formula="of:=IF([.H6]=&quot;A&quot;;[.G6]/10000;IF([.H6]=&quot;mm&quot;;[.G6]*1000;[.G6]))" office:value-type="float" office:value="0.2256" calcext:value-type="float">
            <text:p>0.225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eV</text:p>
          </table:table-cell>
          <table:table-cell table:formula="of:=IF([.C7]=&quot;keV&quot;;[.B7]/1000;[.B7])" office:value-type="float" office:value="0.016" calcext:value-type="float">
            <text:p>0.016</text:p>
          </table:table-cell>
          <table:table-cell office:value-type="float" office:value="66.66" calcext:value-type="float">
            <text:p>6.67E+01</text:p>
          </table:table-cell>
          <table:table-cell office:value-type="float" office:value="1.856" calcext:value-type="float">
            <text:p>1.86E+00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A</text:p>
          </table:table-cell>
          <table:table-cell table:formula="of:=IF([.H7]=&quot;A&quot;;[.G7]/10000;IF([.H7]=&quot;mm&quot;;[.G7]*1000;[.G7]))" office:value-type="float" office:value="0.2383" calcext:value-type="float">
            <text:p>0.238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A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eV</text:p>
          </table:table-cell>
          <table:table-cell table:formula="of:=IF([.C8]=&quot;keV&quot;;[.B8]/1000;[.B8])" office:value-type="float" office:value="0.017" calcext:value-type="float">
            <text:p>0.017</text:p>
          </table:table-cell>
          <table:table-cell office:value-type="float" office:value="68.57" calcext:value-type="float">
            <text:p>6.86E+01</text:p>
          </table:table-cell>
          <table:table-cell office:value-type="float" office:value="1.782" calcext:value-type="float">
            <text:p>1.78E+0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A</text:p>
          </table:table-cell>
          <table:table-cell table:formula="of:=IF([.H8]=&quot;A&quot;;[.G8]/10000;IF([.H8]=&quot;mm&quot;;[.G8]*1000;[.G8]))" office:value-type="float" office:value="0.2507" calcext:value-type="float">
            <text:p>0.2507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V</text:p>
          </table:table-cell>
          <table:table-cell table:formula="of:=IF([.C9]=&quot;keV&quot;;[.B9]/1000;[.B9])" office:value-type="float" office:value="0.018" calcext:value-type="float">
            <text:p>0.018</text:p>
          </table:table-cell>
          <table:table-cell office:value-type="float" office:value="70.44" calcext:value-type="float">
            <text:p>7.04E+01</text:p>
          </table:table-cell>
          <table:table-cell office:value-type="float" office:value="1.715" calcext:value-type="float">
            <text:p>1.72E+0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A</text:p>
          </table:table-cell>
          <table:table-cell table:formula="of:=IF([.H9]=&quot;A&quot;;[.G9]/10000;IF([.H9]=&quot;mm&quot;;[.G9]*1000;[.G9]))" office:value-type="float" office:value="0.2628" calcext:value-type="float">
            <text:p>0.262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eV</text:p>
          </table:table-cell>
          <table:table-cell table:formula="of:=IF([.C10]=&quot;keV&quot;;[.B10]/1000;[.B10])" office:value-type="float" office:value="0.02" calcext:value-type="float">
            <text:p>0.02</text:p>
          </table:table-cell>
          <table:table-cell office:value-type="float" office:value="74.08" calcext:value-type="float">
            <text:p>7.41E+01</text:p>
          </table:table-cell>
          <table:table-cell office:value-type="float" office:value="1.597" calcext:value-type="float">
            <text:p>1.60E+00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A</text:p>
          </table:table-cell>
          <table:table-cell table:formula="of:=IF([.H10]=&quot;A&quot;;[.G10]/10000;IF([.H10]=&quot;mm&quot;;[.G10]*1000;[.G10]))" office:value-type="float" office:value="0.2865" calcext:value-type="float">
            <text:p>0.28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keV</text:p>
          </table:table-cell>
          <table:table-cell table:formula="of:=IF([.C11]=&quot;keV&quot;;[.B11]/1000;[.B11])" office:value-type="float" office:value="0.0225" calcext:value-type="float">
            <text:p>0.0225</text:p>
          </table:table-cell>
          <table:table-cell office:value-type="float" office:value="78.48" calcext:value-type="float">
            <text:p>7.85E+01</text:p>
          </table:table-cell>
          <table:table-cell office:value-type="float" office:value="1.474" calcext:value-type="float">
            <text:p>1.47E+0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A</text:p>
          </table:table-cell>
          <table:table-cell table:formula="of:=IF([.H11]=&quot;A&quot;;[.G11]/10000;IF([.H11]=&quot;mm&quot;;[.G11]*1000;[.G11]))" office:value-type="float" office:value="0.315" calcext:value-type="float">
            <text:p>0.31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eV</text:p>
          </table:table-cell>
          <table:table-cell table:formula="of:=IF([.C12]=&quot;keV&quot;;[.B12]/1000;[.B12])" office:value-type="float" office:value="0.025" calcext:value-type="float">
            <text:p>0.025</text:p>
          </table:table-cell>
          <table:table-cell office:value-type="float" office:value="82.69" calcext:value-type="float">
            <text:p>8.27E+01</text:p>
          </table:table-cell>
          <table:table-cell office:value-type="float" office:value="1.369" calcext:value-type="float">
            <text:p>1.37E+00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A</text:p>
          </table:table-cell>
          <table:table-cell table:formula="of:=IF([.H12]=&quot;A&quot;;[.G12]/10000;IF([.H12]=&quot;mm&quot;;[.G12]*1000;[.G12]))" office:value-type="float" office:value="0.3424" calcext:value-type="float">
            <text:p>0.342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keV</text:p>
          </table:table-cell>
          <table:table-cell table:formula="of:=IF([.C13]=&quot;keV&quot;;[.B13]/1000;[.B13])" office:value-type="float" office:value="0.0275" calcext:value-type="float">
            <text:p>0.0275</text:p>
          </table:table-cell>
          <table:table-cell office:value-type="float" office:value="86.71" calcext:value-type="float">
            <text:p>8.67E+01</text:p>
          </table:table-cell>
          <table:table-cell office:value-type="float" office:value="1.281" calcext:value-type="float">
            <text:p>1.28E+0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A</text:p>
          </table:table-cell>
          <table:table-cell table:formula="of:=IF([.H13]=&quot;A&quot;;[.G13]/10000;IF([.H13]=&quot;mm&quot;;[.G13]*1000;[.G13]))" office:value-type="float" office:value="0.3687" calcext:value-type="float">
            <text:p>0.3687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eV</text:p>
          </table:table-cell>
          <table:table-cell table:formula="of:=IF([.C14]=&quot;keV&quot;;[.B14]/1000;[.B14])" office:value-type="float" office:value="0.03" calcext:value-type="float">
            <text:p>0.03</text:p>
          </table:table-cell>
          <table:table-cell office:value-type="float" office:value="90.53" calcext:value-type="float">
            <text:p>9.05E+01</text:p>
          </table:table-cell>
          <table:table-cell office:value-type="float" office:value="1.204" calcext:value-type="float">
            <text:p>1.20E+00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A</text:p>
          </table:table-cell>
          <table:table-cell table:formula="of:=IF([.H14]=&quot;A&quot;;[.G14]/10000;IF([.H14]=&quot;mm&quot;;[.G14]*1000;[.G14]))" office:value-type="float" office:value="0.3942" calcext:value-type="float">
            <text:p>0.394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keV</text:p>
          </table:table-cell>
          <table:table-cell table:formula="of:=IF([.C15]=&quot;keV&quot;;[.B15]/1000;[.B15])" office:value-type="float" office:value="0.0325" calcext:value-type="float">
            <text:p>0.0325</text:p>
          </table:table-cell>
          <table:table-cell office:value-type="float" office:value="94.14" calcext:value-type="float">
            <text:p>9.41E+01</text:p>
          </table:table-cell>
          <table:table-cell office:value-type="float" office:value="1.137" calcext:value-type="float">
            <text:p>1.14E+00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A</text:p>
          </table:table-cell>
          <table:table-cell table:formula="of:=IF([.H15]=&quot;A&quot;;[.G15]/10000;IF([.H15]=&quot;mm&quot;;[.G15]*1000;[.G15]))" office:value-type="float" office:value="0.4188" calcext:value-type="float">
            <text:p>0.4188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A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eV</text:p>
          </table:table-cell>
          <table:table-cell table:formula="of:=IF([.C16]=&quot;keV&quot;;[.B16]/1000;[.B16])" office:value-type="float" office:value="0.035" calcext:value-type="float">
            <text:p>0.035</text:p>
          </table:table-cell>
          <table:table-cell office:value-type="float" office:value="97.56" calcext:value-type="float">
            <text:p>9.76E+01</text:p>
          </table:table-cell>
          <table:table-cell office:value-type="float" office:value="1.078" calcext:value-type="float">
            <text:p>1.08E+0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A</text:p>
          </table:table-cell>
          <table:table-cell table:formula="of:=IF([.H16]=&quot;A&quot;;[.G16]/10000;IF([.H16]=&quot;mm&quot;;[.G16]*1000;[.G16]))" office:value-type="float" office:value="0.4426" calcext:value-type="float">
            <text:p>0.442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keV</text:p>
          </table:table-cell>
          <table:table-cell table:formula="of:=IF([.C17]=&quot;keV&quot;;[.B17]/1000;[.B17])" office:value-type="float" office:value="0.0375" calcext:value-type="float">
            <text:p>0.0375</text:p>
          </table:table-cell>
          <table:table-cell office:value-type="float" office:value="100.8" calcext:value-type="float">
            <text:p>1.01E+02</text:p>
          </table:table-cell>
          <table:table-cell office:value-type="float" office:value="1.025" calcext:value-type="float">
            <text:p>1.03E+00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A</text:p>
          </table:table-cell>
          <table:table-cell table:formula="of:=IF([.H17]=&quot;A&quot;;[.G17]/10000;IF([.H17]=&quot;mm&quot;;[.G17]*1000;[.G17]))" office:value-type="float" office:value="0.4659" calcext:value-type="float">
            <text:p>0.4659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eV</text:p>
          </table:table-cell>
          <table:table-cell table:formula="of:=IF([.C18]=&quot;keV&quot;;[.B18]/1000;[.B18])" office:value-type="float" office:value="0.04" calcext:value-type="float">
            <text:p>0.04</text:p>
          </table:table-cell>
          <table:table-cell office:value-type="float" office:value="103.8" calcext:value-type="float">
            <text:p>1.04E+02</text:p>
          </table:table-cell>
          <table:table-cell office:value-type="float" office:value="0.9777" calcext:value-type="float">
            <text:p>9.78E-01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A</text:p>
          </table:table-cell>
          <table:table-cell table:formula="of:=IF([.H18]=&quot;A&quot;;[.G18]/10000;IF([.H18]=&quot;mm&quot;;[.G18]*1000;[.G18]))" office:value-type="float" office:value="0.4885" calcext:value-type="float">
            <text:p>0.488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keV</text:p>
          </table:table-cell>
          <table:table-cell table:formula="of:=IF([.C19]=&quot;keV&quot;;[.B19]/1000;[.B19])" office:value-type="float" office:value="0.045" calcext:value-type="float">
            <text:p>0.045</text:p>
          </table:table-cell>
          <table:table-cell office:value-type="float" office:value="109.4" calcext:value-type="float">
            <text:p>1.09E+02</text:p>
          </table:table-cell>
          <table:table-cell office:value-type="float" office:value="0.8964" calcext:value-type="float">
            <text:p>8.96E-01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A</text:p>
          </table:table-cell>
          <table:table-cell table:formula="of:=IF([.H19]=&quot;A&quot;;[.G19]/10000;IF([.H19]=&quot;mm&quot;;[.G19]*1000;[.G19]))" office:value-type="float" office:value="0.5322" calcext:value-type="float">
            <text:p>0.532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eV</text:p>
          </table:table-cell>
          <table:table-cell table:formula="of:=IF([.C20]=&quot;keV&quot;;[.B20]/1000;[.B20])" office:value-type="float" office:value="0.05" calcext:value-type="float">
            <text:p>0.05</text:p>
          </table:table-cell>
          <table:table-cell office:value-type="float" office:value="114.4" calcext:value-type="float">
            <text:p>1.14E+02</text:p>
          </table:table-cell>
          <table:table-cell office:value-type="float" office:value="0.8288" calcext:value-type="float">
            <text:p>8.29E-01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A</text:p>
          </table:table-cell>
          <table:table-cell table:formula="of:=IF([.H20]=&quot;A&quot;;[.G20]/10000;IF([.H20]=&quot;mm&quot;;[.G20]*1000;[.G20]))" office:value-type="float" office:value="0.5742" calcext:value-type="float">
            <text:p>0.574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keV</text:p>
          </table:table-cell>
          <table:table-cell table:formula="of:=IF([.C21]=&quot;keV&quot;;[.B21]/1000;[.B21])" office:value-type="float" office:value="0.055" calcext:value-type="float">
            <text:p>0.055</text:p>
          </table:table-cell>
          <table:table-cell office:value-type="float" office:value="118.8" calcext:value-type="float">
            <text:p>1.19E+02</text:p>
          </table:table-cell>
          <table:table-cell office:value-type="float" office:value="0.7717" calcext:value-type="float">
            <text:p>7.72E-01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A</text:p>
          </table:table-cell>
          <table:table-cell table:formula="of:=IF([.H21]=&quot;A&quot;;[.G21]/10000;IF([.H21]=&quot;mm&quot;;[.G21]*1000;[.G21]))" office:value-type="float" office:value="0.6148" calcext:value-type="float">
            <text:p>0.6148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A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eV</text:p>
          </table:table-cell>
          <table:table-cell table:formula="of:=IF([.C22]=&quot;keV&quot;;[.B22]/1000;[.B22])" office:value-type="float" office:value="0.06" calcext:value-type="float">
            <text:p>0.06</text:p>
          </table:table-cell>
          <table:table-cell office:value-type="float" office:value="122.7" calcext:value-type="float">
            <text:p>1.23E+02</text:p>
          </table:table-cell>
          <table:table-cell office:value-type="float" office:value="0.7226" calcext:value-type="float">
            <text:p>7.23E-01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A</text:p>
          </table:table-cell>
          <table:table-cell table:formula="of:=IF([.H22]=&quot;A&quot;;[.G22]/10000;IF([.H22]=&quot;mm&quot;;[.G22]*1000;[.G22]))" office:value-type="float" office:value="0.6542" calcext:value-type="float">
            <text:p>0.6542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A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keV</text:p>
          </table:table-cell>
          <table:table-cell table:formula="of:=IF([.C23]=&quot;keV&quot;;[.B23]/1000;[.B23])" office:value-type="float" office:value="0.065" calcext:value-type="float">
            <text:p>0.065</text:p>
          </table:table-cell>
          <table:table-cell office:value-type="float" office:value="126.1" calcext:value-type="float">
            <text:p>1.26E+02</text:p>
          </table:table-cell>
          <table:table-cell office:value-type="float" office:value="0.6799" calcext:value-type="float">
            <text:p>6.80E-01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A</text:p>
          </table:table-cell>
          <table:table-cell table:formula="of:=IF([.H23]=&quot;A&quot;;[.G23]/10000;IF([.H23]=&quot;mm&quot;;[.G23]*1000;[.G23]))" office:value-type="float" office:value="0.6925" calcext:value-type="float">
            <text:p>0.692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eV</text:p>
          </table:table-cell>
          <table:table-cell table:formula="of:=IF([.C24]=&quot;keV&quot;;[.B24]/1000;[.B24])" office:value-type="float" office:value="0.07" calcext:value-type="float">
            <text:p>0.07</text:p>
          </table:table-cell>
          <table:table-cell office:value-type="float" office:value="129.2" calcext:value-type="float">
            <text:p>1.29E+02</text:p>
          </table:table-cell>
          <table:table-cell office:value-type="float" office:value="0.6425" calcext:value-type="float">
            <text:p>6.43E-01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A</text:p>
          </table:table-cell>
          <table:table-cell table:formula="of:=IF([.H24]=&quot;A&quot;;[.G24]/10000;IF([.H24]=&quot;mm&quot;;[.G24]*1000;[.G24]))" office:value-type="float" office:value="0.7301" calcext:value-type="float">
            <text:p>0.730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eV</text:p>
          </table:table-cell>
          <table:table-cell table:formula="of:=IF([.C25]=&quot;keV&quot;;[.B25]/1000;[.B25])" office:value-type="float" office:value="0.08" calcext:value-type="float">
            <text:p>0.08</text:p>
          </table:table-cell>
          <table:table-cell office:value-type="float" office:value="134.2" calcext:value-type="float">
            <text:p>1.34E+02</text:p>
          </table:table-cell>
          <table:table-cell office:value-type="float" office:value="0.5798" calcext:value-type="float">
            <text:p>5.80E-01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A</text:p>
          </table:table-cell>
          <table:table-cell table:formula="of:=IF([.H25]=&quot;A&quot;;[.G25]/10000;IF([.H25]=&quot;mm&quot;;[.G25]*1000;[.G25]))" office:value-type="float" office:value="0.8032" calcext:value-type="float">
            <text:p>0.803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A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eV</text:p>
          </table:table-cell>
          <table:table-cell table:formula="of:=IF([.C26]=&quot;keV&quot;;[.B26]/1000;[.B26])" office:value-type="float" office:value="0.09" calcext:value-type="float">
            <text:p>0.09</text:p>
          </table:table-cell>
          <table:table-cell office:value-type="float" office:value="138.2" calcext:value-type="float">
            <text:p>1.38E+02</text:p>
          </table:table-cell>
          <table:table-cell office:value-type="float" office:value="0.5291" calcext:value-type="float">
            <text:p>5.29E-01</text:p>
          </table:table-cell>
          <table:table-cell office:value-type="float" office:value="8742" calcext:value-type="float">
            <text:p>8742</text:p>
          </table:table-cell>
          <table:table-cell office:value-type="string" calcext:value-type="string">
            <text:p>A</text:p>
          </table:table-cell>
          <table:table-cell table:formula="of:=IF([.H26]=&quot;A&quot;;[.G26]/10000;IF([.H26]=&quot;mm&quot;;[.G26]*1000;[.G26]))" office:value-type="float" office:value="0.8742" calcext:value-type="float">
            <text:p>0.8742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eV</text:p>
          </table:table-cell>
          <table:table-cell table:formula="of:=IF([.C27]=&quot;keV&quot;;[.B27]/1000;[.B27])" office:value-type="float" office:value="0.1" calcext:value-type="float">
            <text:p>0.1</text:p>
          </table:table-cell>
          <table:table-cell office:value-type="float" office:value="141.2" calcext:value-type="float">
            <text:p>1.41E+02</text:p>
          </table:table-cell>
          <table:table-cell office:value-type="float" office:value="0.4873" calcext:value-type="float">
            <text:p>4.87E-01</text:p>
          </table:table-cell>
          <table:table-cell office:value-type="float" office:value="9436" calcext:value-type="float">
            <text:p>9436</text:p>
          </table:table-cell>
          <table:table-cell office:value-type="string" calcext:value-type="string">
            <text:p>A</text:p>
          </table:table-cell>
          <table:table-cell table:formula="of:=IF([.H27]=&quot;A&quot;;[.G27]/10000;IF([.H27]=&quot;mm&quot;;[.G27]*1000;[.G27]))" office:value-type="float" office:value="0.9436" calcext:value-type="float">
            <text:p>0.943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A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eV</text:p>
          </table:table-cell>
          <table:table-cell table:formula="of:=IF([.C28]=&quot;keV&quot;;[.B28]/1000;[.B28])" office:value-type="float" office:value="0.11" calcext:value-type="float">
            <text:p>0.11</text:p>
          </table:table-cell>
          <table:table-cell office:value-type="float" office:value="143.5" calcext:value-type="float">
            <text:p>1.44E+02</text:p>
          </table:table-cell>
          <table:table-cell office:value-type="float" office:value="0.4522" calcext:value-type="float">
            <text:p>4.52E-0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um</text:p>
          </table:table-cell>
          <table:table-cell table:formula="of:=IF([.H28]=&quot;A&quot;;[.G28]/10000;IF([.H28]=&quot;mm&quot;;[.G28]*1000;[.G28]))" office:value-type="float" office:value="1.01" calcext:value-type="float">
            <text:p>1.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V</text:p>
          </table:table-cell>
          <table:table-cell table:formula="of:=IF([.C29]=&quot;keV&quot;;[.B29]/1000;[.B29])" office:value-type="float" office:value="0.12" calcext:value-type="float">
            <text:p>0.12</text:p>
          </table:table-cell>
          <table:table-cell office:value-type="float" office:value="145.2" calcext:value-type="float">
            <text:p>1.45E+02</text:p>
          </table:table-cell>
          <table:table-cell office:value-type="float" office:value="0.4222" calcext:value-type="float">
            <text:p>4.22E-0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um</text:p>
          </table:table-cell>
          <table:table-cell table:formula="of:=IF([.H29]=&quot;A&quot;;[.G29]/10000;IF([.H29]=&quot;mm&quot;;[.G29]*1000;[.G29]))" office:value-type="float" office:value="1.08" calcext:value-type="float">
            <text:p>1.0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A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eV</text:p>
          </table:table-cell>
          <table:table-cell table:formula="of:=IF([.C30]=&quot;keV&quot;;[.B30]/1000;[.B30])" office:value-type="float" office:value="0.13" calcext:value-type="float">
            <text:p>0.13</text:p>
          </table:table-cell>
          <table:table-cell office:value-type="float" office:value="146.3" calcext:value-type="float">
            <text:p>1.46E+02</text:p>
          </table:table-cell>
          <table:table-cell office:value-type="float" office:value="0.3962" calcext:value-type="float">
            <text:p>3.96E-0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um</text:p>
          </table:table-cell>
          <table:table-cell table:formula="of:=IF([.H30]=&quot;A&quot;;[.G30]/10000;IF([.H30]=&quot;mm&quot;;[.G30]*1000;[.G30]))" office:value-type="float" office:value="1.15" calcext:value-type="float">
            <text:p>1.15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A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keV</text:p>
          </table:table-cell>
          <table:table-cell table:formula="of:=IF([.C31]=&quot;keV&quot;;[.B31]/1000;[.B31])" office:value-type="float" office:value="0.14" calcext:value-type="float">
            <text:p>0.14</text:p>
          </table:table-cell>
          <table:table-cell office:value-type="float" office:value="147" calcext:value-type="float">
            <text:p>1.47E+02</text:p>
          </table:table-cell>
          <table:table-cell office:value-type="float" office:value="0.3735" calcext:value-type="float">
            <text:p>3.74E-0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um</text:p>
          </table:table-cell>
          <table:table-cell table:formula="of:=IF([.H31]=&quot;A&quot;;[.G31]/10000;IF([.H31]=&quot;mm&quot;;[.G31]*1000;[.G31]))" office:value-type="float" office:value="1.21" calcext:value-type="float">
            <text:p>1.21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eV</text:p>
          </table:table-cell>
          <table:table-cell table:formula="of:=IF([.C32]=&quot;keV&quot;;[.B32]/1000;[.B32])" office:value-type="float" office:value="0.15" calcext:value-type="float">
            <text:p>0.15</text:p>
          </table:table-cell>
          <table:table-cell office:value-type="float" office:value="147.3" calcext:value-type="float">
            <text:p>1.47E+02</text:p>
          </table:table-cell>
          <table:table-cell office:value-type="float" office:value="0.3534" calcext:value-type="float">
            <text:p>3.53E-0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um</text:p>
          </table:table-cell>
          <table:table-cell table:formula="of:=IF([.H32]=&quot;A&quot;;[.G32]/10000;IF([.H32]=&quot;mm&quot;;[.G32]*1000;[.G32]))" office:value-type="float" office:value="1.28" calcext:value-type="float">
            <text:p>1.28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A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keV</text:p>
          </table:table-cell>
          <table:table-cell table:formula="of:=IF([.C33]=&quot;keV&quot;;[.B33]/1000;[.B33])" office:value-type="float" office:value="0.16" calcext:value-type="float">
            <text:p>0.16</text:p>
          </table:table-cell>
          <table:table-cell office:value-type="float" office:value="147.3" calcext:value-type="float">
            <text:p>1.47E+02</text:p>
          </table:table-cell>
          <table:table-cell office:value-type="float" office:value="0.3356" calcext:value-type="float">
            <text:p>3.36E-0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um</text:p>
          </table:table-cell>
          <table:table-cell table:formula="of:=IF([.H33]=&quot;A&quot;;[.G33]/10000;IF([.H33]=&quot;mm&quot;;[.G33]*1000;[.G33]))" office:value-type="float" office:value="1.35" calcext:value-type="float">
            <text:p>1.35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keV</text:p>
          </table:table-cell>
          <table:table-cell table:formula="of:=IF([.C34]=&quot;keV&quot;;[.B34]/1000;[.B34])" office:value-type="float" office:value="0.17" calcext:value-type="float">
            <text:p>0.17</text:p>
          </table:table-cell>
          <table:table-cell office:value-type="float" office:value="147" calcext:value-type="float">
            <text:p>1.47E+02</text:p>
          </table:table-cell>
          <table:table-cell office:value-type="float" office:value="0.3196" calcext:value-type="float">
            <text:p>3.20E-01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um</text:p>
          </table:table-cell>
          <table:table-cell table:formula="of:=IF([.H34]=&quot;A&quot;;[.G34]/10000;IF([.H34]=&quot;mm&quot;;[.G34]*1000;[.G34]))" office:value-type="float" office:value="1.41" calcext:value-type="float">
            <text:p>1.41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keV</text:p>
          </table:table-cell>
          <table:table-cell table:formula="of:=IF([.C35]=&quot;keV&quot;;[.B35]/1000;[.B35])" office:value-type="float" office:value="0.18" calcext:value-type="float">
            <text:p>0.18</text:p>
          </table:table-cell>
          <table:table-cell office:value-type="float" office:value="146.6" calcext:value-type="float">
            <text:p>1.47E+02</text:p>
          </table:table-cell>
          <table:table-cell office:value-type="float" office:value="0.3052" calcext:value-type="float">
            <text:p>3.05E-01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um</text:p>
          </table:table-cell>
          <table:table-cell table:formula="of:=IF([.H35]=&quot;A&quot;;[.G35]/10000;IF([.H35]=&quot;mm&quot;;[.G35]*1000;[.G35]))" office:value-type="float" office:value="1.48" calcext:value-type="float">
            <text:p>1.48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eV</text:p>
          </table:table-cell>
          <table:table-cell table:formula="of:=IF([.C36]=&quot;keV&quot;;[.B36]/1000;[.B36])" office:value-type="float" office:value="0.2" calcext:value-type="float">
            <text:p>0.2</text:p>
          </table:table-cell>
          <table:table-cell office:value-type="float" office:value="145.1" calcext:value-type="float">
            <text:p>1.45E+02</text:p>
          </table:table-cell>
          <table:table-cell office:value-type="float" office:value="0.2803" calcext:value-type="float">
            <text:p>2.80E-01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um</text:p>
          </table:table-cell>
          <table:table-cell table:formula="of:=IF([.H36]=&quot;A&quot;;[.G36]/10000;IF([.H36]=&quot;mm&quot;;[.G36]*1000;[.G36]))" office:value-type="float" office:value="1.62" calcext:value-type="float">
            <text:p>1.62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V</text:p>
          </table:table-cell>
          <table:table-cell table:formula="of:=IF([.C37]=&quot;keV&quot;;[.B37]/1000;[.B37])" office:value-type="float" office:value="0.225" calcext:value-type="float">
            <text:p>0.225</text:p>
          </table:table-cell>
          <table:table-cell office:value-type="float" office:value="142.5" calcext:value-type="float">
            <text:p>1.43E+02</text:p>
          </table:table-cell>
          <table:table-cell office:value-type="float" office:value="0.2547" calcext:value-type="float">
            <text:p>2.55E-01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um</text:p>
          </table:table-cell>
          <table:table-cell table:formula="of:=IF([.H37]=&quot;A&quot;;[.G37]/10000;IF([.H37]=&quot;mm&quot;;[.G37]*1000;[.G37]))" office:value-type="float" office:value="1.79" calcext:value-type="float">
            <text:p>1.79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eV</text:p>
          </table:table-cell>
          <table:table-cell table:formula="of:=IF([.C38]=&quot;keV&quot;;[.B38]/1000;[.B38])" office:value-type="float" office:value="0.25" calcext:value-type="float">
            <text:p>0.25</text:p>
          </table:table-cell>
          <table:table-cell office:value-type="float" office:value="139.4" calcext:value-type="float">
            <text:p>1.39E+02</text:p>
          </table:table-cell>
          <table:table-cell office:value-type="float" office:value="0.2337" calcext:value-type="float">
            <text:p>2.34E-0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um</text:p>
          </table:table-cell>
          <table:table-cell table:formula="of:=IF([.H38]=&quot;A&quot;;[.G38]/10000;IF([.H38]=&quot;mm&quot;;[.G38]*1000;[.G38]))" office:value-type="float" office:value="1.96" calcext:value-type="float">
            <text:p>1.96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A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eV</text:p>
          </table:table-cell>
          <table:table-cell table:formula="of:=IF([.C39]=&quot;keV&quot;;[.B39]/1000;[.B39])" office:value-type="float" office:value="0.275" calcext:value-type="float">
            <text:p>0.275</text:p>
          </table:table-cell>
          <table:table-cell office:value-type="float" office:value="136.1" calcext:value-type="float">
            <text:p>1.36E+02</text:p>
          </table:table-cell>
          <table:table-cell office:value-type="float" office:value="0.2161" calcext:value-type="float">
            <text:p>2.16E-01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um</text:p>
          </table:table-cell>
          <table:table-cell table:formula="of:=IF([.H39]=&quot;A&quot;;[.G39]/10000;IF([.H39]=&quot;mm&quot;;[.G39]*1000;[.G39]))" office:value-type="float" office:value="2.14" calcext:value-type="float">
            <text:p>2.1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A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eV</text:p>
          </table:table-cell>
          <table:table-cell table:formula="of:=IF([.C40]=&quot;keV&quot;;[.B40]/1000;[.B40])" office:value-type="float" office:value="0.3" calcext:value-type="float">
            <text:p>0.3</text:p>
          </table:table-cell>
          <table:table-cell office:value-type="float" office:value="132.6" calcext:value-type="float">
            <text:p>1.33E+02</text:p>
          </table:table-cell>
          <table:table-cell office:value-type="float" office:value="0.2011" calcext:value-type="float">
            <text:p>2.01E-01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um</text:p>
          </table:table-cell>
          <table:table-cell table:formula="of:=IF([.H40]=&quot;A&quot;;[.G40]/10000;IF([.H40]=&quot;mm&quot;;[.G40]*1000;[.G40]))" office:value-type="float" office:value="2.33" calcext:value-type="float">
            <text:p>2.33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eV</text:p>
          </table:table-cell>
          <table:table-cell table:formula="of:=IF([.C41]=&quot;keV&quot;;[.B41]/1000;[.B41])" office:value-type="float" office:value="0.325" calcext:value-type="float">
            <text:p>0.325</text:p>
          </table:table-cell>
          <table:table-cell office:value-type="float" office:value="129.1" calcext:value-type="float">
            <text:p>1.29E+02</text:p>
          </table:table-cell>
          <table:table-cell office:value-type="float" office:value="0.1883" calcext:value-type="float">
            <text:p>1.88E-01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um</text:p>
          </table:table-cell>
          <table:table-cell table:formula="of:=IF([.H41]=&quot;A&quot;;[.G41]/10000;IF([.H41]=&quot;mm&quot;;[.G41]*1000;[.G41]))" office:value-type="float" office:value="2.52" calcext:value-type="float">
            <text:p>2.52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A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eV</text:p>
          </table:table-cell>
          <table:table-cell table:formula="of:=IF([.C42]=&quot;keV&quot;;[.B42]/1000;[.B42])" office:value-type="float" office:value="0.35" calcext:value-type="float">
            <text:p>0.35</text:p>
          </table:table-cell>
          <table:table-cell office:value-type="float" office:value="125.7" calcext:value-type="float">
            <text:p>1.26E+02</text:p>
          </table:table-cell>
          <table:table-cell office:value-type="float" office:value="0.177" calcext:value-type="float">
            <text:p>1.77E-01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um</text:p>
          </table:table-cell>
          <table:table-cell table:formula="of:=IF([.H42]=&quot;A&quot;;[.G42]/10000;IF([.H42]=&quot;mm&quot;;[.G42]*1000;[.G42]))" office:value-type="float" office:value="2.71" calcext:value-type="float">
            <text:p>2.7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eV</text:p>
          </table:table-cell>
          <table:table-cell table:formula="of:=IF([.C43]=&quot;keV&quot;;[.B43]/1000;[.B43])" office:value-type="float" office:value="0.375" calcext:value-type="float">
            <text:p>0.375</text:p>
          </table:table-cell>
          <table:table-cell office:value-type="float" office:value="122.3" calcext:value-type="float">
            <text:p>1.22E+02</text:p>
          </table:table-cell>
          <table:table-cell office:value-type="float" office:value="0.1672" calcext:value-type="float">
            <text:p>1.67E-01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um</text:p>
          </table:table-cell>
          <table:table-cell table:formula="of:=IF([.H43]=&quot;A&quot;;[.G43]/10000;IF([.H43]=&quot;mm&quot;;[.G43]*1000;[.G43]))" office:value-type="float" office:value="2.91" calcext:value-type="float">
            <text:p>2.91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eV</text:p>
          </table:table-cell>
          <table:table-cell table:formula="of:=IF([.C44]=&quot;keV&quot;;[.B44]/1000;[.B44])" office:value-type="float" office:value="0.4" calcext:value-type="float">
            <text:p>0.4</text:p>
          </table:table-cell>
          <table:table-cell office:value-type="float" office:value="119.1" calcext:value-type="float">
            <text:p>1.19E+02</text:p>
          </table:table-cell>
          <table:table-cell office:value-type="float" office:value="0.1584" calcext:value-type="float">
            <text:p>1.58E-01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um</text:p>
          </table:table-cell>
          <table:table-cell table:formula="of:=IF([.H44]=&quot;A&quot;;[.G44]/10000;IF([.H44]=&quot;mm&quot;;[.G44]*1000;[.G44]))" office:value-type="float" office:value="3.12" calcext:value-type="float">
            <text:p>3.1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A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keV</text:p>
          </table:table-cell>
          <table:table-cell table:formula="of:=IF([.C45]=&quot;keV&quot;;[.B45]/1000;[.B45])" office:value-type="float" office:value="0.45" calcext:value-type="float">
            <text:p>0.45</text:p>
          </table:table-cell>
          <table:table-cell office:value-type="float" office:value="113.1" calcext:value-type="float">
            <text:p>1.13E+02</text:p>
          </table:table-cell>
          <table:table-cell office:value-type="float" office:value="0.1436" calcext:value-type="float">
            <text:p>1.44E-01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um</text:p>
          </table:table-cell>
          <table:table-cell table:formula="of:=IF([.H45]=&quot;A&quot;;[.G45]/10000;IF([.H45]=&quot;mm&quot;;[.G45]*1000;[.G45]))" office:value-type="float" office:value="3.54" calcext:value-type="float">
            <text:p>3.54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A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keV</text:p>
          </table:table-cell>
          <table:table-cell table:formula="of:=IF([.C46]=&quot;keV&quot;;[.B46]/1000;[.B46])" office:value-type="float" office:value="0.5" calcext:value-type="float">
            <text:p>0.5</text:p>
          </table:table-cell>
          <table:table-cell office:value-type="float" office:value="107.7" calcext:value-type="float">
            <text:p>1.08E+02</text:p>
          </table:table-cell>
          <table:table-cell office:value-type="float" office:value="0.1315" calcext:value-type="float">
            <text:p>1.32E-01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um</text:p>
          </table:table-cell>
          <table:table-cell table:formula="of:=IF([.H46]=&quot;A&quot;;[.G46]/10000;IF([.H46]=&quot;mm&quot;;[.G46]*1000;[.G46]))" office:value-type="float" office:value="3.99" calcext:value-type="float">
            <text:p>3.99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A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keV</text:p>
          </table:table-cell>
          <table:table-cell table:formula="of:=IF([.C47]=&quot;keV&quot;;[.B47]/1000;[.B47])" office:value-type="float" office:value="0.55" calcext:value-type="float">
            <text:p>0.55</text:p>
          </table:table-cell>
          <table:table-cell office:value-type="float" office:value="102.7" calcext:value-type="float">
            <text:p>1.03E+02</text:p>
          </table:table-cell>
          <table:table-cell office:value-type="float" office:value="0.1213" calcext:value-type="float">
            <text:p>1.21E-01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um</text:p>
          </table:table-cell>
          <table:table-cell table:formula="of:=IF([.H47]=&quot;A&quot;;[.G47]/10000;IF([.H47]=&quot;mm&quot;;[.G47]*1000;[.G47]))" office:value-type="float" office:value="4.47" calcext:value-type="float">
            <text:p>4.47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A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keV</text:p>
          </table:table-cell>
          <table:table-cell table:formula="of:=IF([.C48]=&quot;keV&quot;;[.B48]/1000;[.B48])" office:value-type="float" office:value="0.6" calcext:value-type="float">
            <text:p>0.6</text:p>
          </table:table-cell>
          <table:table-cell office:value-type="float" office:value="98.31" calcext:value-type="float">
            <text:p>9.83E+01</text:p>
          </table:table-cell>
          <table:table-cell office:value-type="float" office:value="0.1128" calcext:value-type="float">
            <text:p>1.13E-01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um</text:p>
          </table:table-cell>
          <table:table-cell table:formula="of:=IF([.H48]=&quot;A&quot;;[.G48]/10000;IF([.H48]=&quot;mm&quot;;[.G48]*1000;[.G48]))" office:value-type="float" office:value="4.96" calcext:value-type="float">
            <text:p>4.96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A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eV</text:p>
          </table:table-cell>
          <table:table-cell table:formula="of:=IF([.C49]=&quot;keV&quot;;[.B49]/1000;[.B49])" office:value-type="float" office:value="0.65" calcext:value-type="float">
            <text:p>0.65</text:p>
          </table:table-cell>
          <table:table-cell office:value-type="float" office:value="94.32" calcext:value-type="float">
            <text:p>9.43E+01</text:p>
          </table:table-cell>
          <table:table-cell office:value-type="float" office:value="0.1054" calcext:value-type="float">
            <text:p>1.05E-01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um</text:p>
          </table:table-cell>
          <table:table-cell table:formula="of:=IF([.H49]=&quot;A&quot;;[.G49]/10000;IF([.H49]=&quot;mm&quot;;[.G49]*1000;[.G49]))" office:value-type="float" office:value="5.48" calcext:value-type="float">
            <text:p>5.48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A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eV</text:p>
          </table:table-cell>
          <table:table-cell table:formula="of:=IF([.C50]=&quot;keV&quot;;[.B50]/1000;[.B50])" office:value-type="float" office:value="0.7" calcext:value-type="float">
            <text:p>0.7</text:p>
          </table:table-cell>
          <table:table-cell office:value-type="float" office:value="90.69" calcext:value-type="float">
            <text:p>9.07E+01</text:p>
          </table:table-cell>
          <table:table-cell office:value-type="float" office:value="0.09896" calcext:value-type="float">
            <text:p>9.90E-02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um</text:p>
          </table:table-cell>
          <table:table-cell table:formula="of:=IF([.H50]=&quot;A&quot;;[.G50]/10000;IF([.H50]=&quot;mm&quot;;[.G50]*1000;[.G50]))" office:value-type="float" office:value="6.01" calcext:value-type="float">
            <text:p>6.01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keV</text:p>
          </table:table-cell>
          <table:table-cell table:formula="of:=IF([.C51]=&quot;keV&quot;;[.B51]/1000;[.B51])" office:value-type="float" office:value="0.8" calcext:value-type="float">
            <text:p>0.8</text:p>
          </table:table-cell>
          <table:table-cell office:value-type="float" office:value="84.38" calcext:value-type="float">
            <text:p>8.44E+01</text:p>
          </table:table-cell>
          <table:table-cell office:value-type="float" office:value="0.08835" calcext:value-type="float">
            <text:p>8.84E-02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um</text:p>
          </table:table-cell>
          <table:table-cell table:formula="of:=IF([.H51]=&quot;A&quot;;[.G51]/10000;IF([.H51]=&quot;mm&quot;;[.G51]*1000;[.G51]))" office:value-type="float" office:value="7.15" calcext:value-type="float">
            <text:p>7.15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A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keV</text:p>
          </table:table-cell>
          <table:table-cell table:formula="of:=IF([.C52]=&quot;keV&quot;;[.B52]/1000;[.B52])" office:value-type="float" office:value="0.9" calcext:value-type="float">
            <text:p>0.9</text:p>
          </table:table-cell>
          <table:table-cell office:value-type="float" office:value="79.08" calcext:value-type="float">
            <text:p>7.91E+01</text:p>
          </table:table-cell>
          <table:table-cell office:value-type="float" office:value="0.07991" calcext:value-type="float">
            <text:p>7.99E-02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um</text:p>
          </table:table-cell>
          <table:table-cell table:formula="of:=IF([.H52]=&quot;A&quot;;[.G52]/10000;IF([.H52]=&quot;mm&quot;;[.G52]*1000;[.G52]))" office:value-type="float" office:value="8.37" calcext:value-type="float">
            <text:p>8.37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A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V</text:p>
          </table:table-cell>
          <table:table-cell table:formula="of:=IF([.C53]=&quot;keV&quot;;[.B53]/1000;[.B53])" office:value-type="float" office:value="1" calcext:value-type="float">
            <text:p>1</text:p>
          </table:table-cell>
          <table:table-cell office:value-type="float" office:value="74.56" calcext:value-type="float">
            <text:p>7.46E+01</text:p>
          </table:table-cell>
          <table:table-cell office:value-type="float" office:value="0.07303" calcext:value-type="float">
            <text:p>7.30E-02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um</text:p>
          </table:table-cell>
          <table:table-cell table:formula="of:=IF([.H53]=&quot;A&quot;;[.G53]/10000;IF([.H53]=&quot;mm&quot;;[.G53]*1000;[.G53]))" office:value-type="float" office:value="9.67" calcext:value-type="float">
            <text:p>9.67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A</text:p>
          </table:table-cell>
          <table:table-cell office:value-type="float" office:value="4756" calcext:value-type="float">
            <text:p>47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MeV</text:p>
          </table:table-cell>
          <table:table-cell table:formula="of:=IF([.C54]=&quot;keV&quot;;[.B54]/1000;[.B54])" office:value-type="float" office:value="1.1" calcext:value-type="float">
            <text:p>1.1</text:p>
          </table:table-cell>
          <table:table-cell office:value-type="float" office:value="70.64" calcext:value-type="float">
            <text:p>7.06E+01</text:p>
          </table:table-cell>
          <table:table-cell office:value-type="float" office:value="0.0673" calcext:value-type="float">
            <text:p>6.73E-02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um</text:p>
          </table:table-cell>
          <table:table-cell table:formula="of:=IF([.H54]=&quot;A&quot;;[.G54]/10000;IF([.H54]=&quot;mm&quot;;[.G54]*1000;[.G54]))" office:value-type="float" office:value="11.04" calcext:value-type="float">
            <text:p>11.04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A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MeV</text:p>
          </table:table-cell>
          <table:table-cell table:formula="of:=IF([.C55]=&quot;keV&quot;;[.B55]/1000;[.B55])" office:value-type="float" office:value="1.2" calcext:value-type="float">
            <text:p>1.2</text:p>
          </table:table-cell>
          <table:table-cell office:value-type="float" office:value="67.22" calcext:value-type="float">
            <text:p>6.72E+01</text:p>
          </table:table-cell>
          <table:table-cell office:value-type="float" office:value="0.06246" calcext:value-type="float">
            <text:p>6.25E-02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um</text:p>
          </table:table-cell>
          <table:table-cell table:formula="of:=IF([.H55]=&quot;A&quot;;[.G55]/10000;IF([.H55]=&quot;mm&quot;;[.G55]*1000;[.G55]))" office:value-type="float" office:value="12.49" calcext:value-type="float">
            <text:p>12.49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A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MeV</text:p>
          </table:table-cell>
          <table:table-cell table:formula="of:=IF([.C56]=&quot;keV&quot;;[.B56]/1000;[.B56])" office:value-type="float" office:value="1.3" calcext:value-type="float">
            <text:p>1.3</text:p>
          </table:table-cell>
          <table:table-cell office:value-type="float" office:value="64.2" calcext:value-type="float">
            <text:p>6.42E+01</text:p>
          </table:table-cell>
          <table:table-cell office:value-type="float" office:value="0.0583" calcext:value-type="float">
            <text:p>5.83E-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m</text:p>
          </table:table-cell>
          <table:table-cell table:formula="of:=IF([.H56]=&quot;A&quot;;[.G56]/10000;IF([.H56]=&quot;mm&quot;;[.G56]*1000;[.G56]))" office:value-type="float" office:value="14" calcext:value-type="float">
            <text:p>14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A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MeV</text:p>
          </table:table-cell>
          <table:table-cell table:formula="of:=IF([.C57]=&quot;keV&quot;;[.B57]/1000;[.B57])" office:value-type="float" office:value="1.4" calcext:value-type="float">
            <text:p>1.4</text:p>
          </table:table-cell>
          <table:table-cell office:value-type="float" office:value="61.51" calcext:value-type="float">
            <text:p>6.15E+01</text:p>
          </table:table-cell>
          <table:table-cell office:value-type="float" office:value="0.05469" calcext:value-type="float">
            <text:p>5.47E-02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um</text:p>
          </table:table-cell>
          <table:table-cell table:formula="of:=IF([.H57]=&quot;A&quot;;[.G57]/10000;IF([.H57]=&quot;mm&quot;;[.G57]*1000;[.G57]))" office:value-type="float" office:value="15.59" calcext:value-type="float">
            <text:p>15.59</text:p>
          </table:table-cell>
          <table:table-cell office:value-type="float" office:value="6375" calcext:value-type="float">
            <text:p>6375</text:p>
          </table:table-cell>
          <table:table-cell office:value-type="string" calcext:value-type="string">
            <text:p>A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V</text:p>
          </table:table-cell>
          <table:table-cell table:formula="of:=IF([.C58]=&quot;keV&quot;;[.B58]/1000;[.B58])" office:value-type="float" office:value="1.5" calcext:value-type="float">
            <text:p>1.5</text:p>
          </table:table-cell>
          <table:table-cell office:value-type="float" office:value="59.1" calcext:value-type="float">
            <text:p>5.91E+01</text:p>
          </table:table-cell>
          <table:table-cell office:value-type="float" office:value="0.05153" calcext:value-type="float">
            <text:p>5.15E-02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um</text:p>
          </table:table-cell>
          <table:table-cell table:formula="of:=IF([.H58]=&quot;A&quot;;[.G58]/10000;IF([.H58]=&quot;mm&quot;;[.G58]*1000;[.G58]))" office:value-type="float" office:value="17.24" calcext:value-type="float">
            <text:p>17.24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A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MeV</text:p>
          </table:table-cell>
          <table:table-cell table:formula="of:=IF([.C59]=&quot;keV&quot;;[.B59]/1000;[.B59])" office:value-type="float" office:value="1.6" calcext:value-type="float">
            <text:p>1.6</text:p>
          </table:table-cell>
          <table:table-cell office:value-type="float" office:value="56.94" calcext:value-type="float">
            <text:p>5.69E+01</text:p>
          </table:table-cell>
          <table:table-cell office:value-type="float" office:value="0.04873" calcext:value-type="float">
            <text:p>4.87E-02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um</text:p>
          </table:table-cell>
          <table:table-cell table:formula="of:=IF([.H59]=&quot;A&quot;;[.G59]/10000;IF([.H59]=&quot;mm&quot;;[.G59]*1000;[.G59]))" office:value-type="float" office:value="18.96" calcext:value-type="float">
            <text:p>18.96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A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MeV</text:p>
          </table:table-cell>
          <table:table-cell table:formula="of:=IF([.C60]=&quot;keV&quot;;[.B60]/1000;[.B60])" office:value-type="float" office:value="1.7" calcext:value-type="float">
            <text:p>1.7</text:p>
          </table:table-cell>
          <table:table-cell office:value-type="float" office:value="54.98" calcext:value-type="float">
            <text:p>5.50E+01</text:p>
          </table:table-cell>
          <table:table-cell office:value-type="float" office:value="0.04624" calcext:value-type="float">
            <text:p>4.62E-02</text:p>
          </table:table-cell>
          <table:table-cell office:value-type="float" office:value="20.74" calcext:value-type="float">
            <text:p>20.74</text:p>
          </table:table-cell>
          <table:table-cell office:value-type="string" calcext:value-type="string">
            <text:p>um</text:p>
          </table:table-cell>
          <table:table-cell table:formula="of:=IF([.H60]=&quot;A&quot;;[.G60]/10000;IF([.H60]=&quot;mm&quot;;[.G60]*1000;[.G60]))" office:value-type="float" office:value="20.74" calcext:value-type="float">
            <text:p>20.74</text:p>
          </table:table-cell>
          <table:table-cell office:value-type="float" office:value="7966" calcext:value-type="float">
            <text:p>7966</text:p>
          </table:table-cell>
          <table:table-cell office:value-type="string" calcext:value-type="string">
            <text:p>A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MeV</text:p>
          </table:table-cell>
          <table:table-cell table:formula="of:=IF([.C61]=&quot;keV&quot;;[.B61]/1000;[.B61])" office:value-type="float" office:value="1.8" calcext:value-type="float">
            <text:p>1.8</text:p>
          </table:table-cell>
          <table:table-cell office:value-type="float" office:value="53.2" calcext:value-type="float">
            <text:p>5.32E+01</text:p>
          </table:table-cell>
          <table:table-cell office:value-type="float" office:value="0.044" calcext:value-type="float">
            <text:p>4.40E-02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um</text:p>
          </table:table-cell>
          <table:table-cell table:formula="of:=IF([.H61]=&quot;A&quot;;[.G61]/10000;IF([.H61]=&quot;mm&quot;;[.G61]*1000;[.G61]))" office:value-type="float" office:value="22.58" calcext:value-type="float">
            <text:p>22.58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A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V</text:p>
          </table:table-cell>
          <table:table-cell table:formula="of:=IF([.C62]=&quot;keV&quot;;[.B62]/1000;[.B62])" office:value-type="float" office:value="2" calcext:value-type="float">
            <text:p>2</text:p>
          </table:table-cell>
          <table:table-cell office:value-type="float" office:value="50.08" calcext:value-type="float">
            <text:p>5.01E+01</text:p>
          </table:table-cell>
          <table:table-cell office:value-type="float" office:value="0.04016" calcext:value-type="float">
            <text:p>4.02E-02</text:p>
          </table:table-cell>
          <table:table-cell office:value-type="float" office:value="26.44" calcext:value-type="float">
            <text:p>26.44</text:p>
          </table:table-cell>
          <table:table-cell office:value-type="string" calcext:value-type="string">
            <text:p>um</text:p>
          </table:table-cell>
          <table:table-cell table:formula="of:=IF([.H62]=&quot;A&quot;;[.G62]/10000;IF([.H62]=&quot;mm&quot;;[.G62]*1000;[.G62]))" office:value-type="float" office:value="26.44" calcext:value-type="float">
            <text:p>26.4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um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MeV</text:p>
          </table:table-cell>
          <table:table-cell table:formula="of:=IF([.C63]=&quot;keV&quot;;[.B63]/1000;[.B63])" office:value-type="float" office:value="2.25" calcext:value-type="float">
            <text:p>2.25</text:p>
          </table:table-cell>
          <table:table-cell office:value-type="float" office:value="47.28" calcext:value-type="float">
            <text:p>4.73E+01</text:p>
          </table:table-cell>
          <table:table-cell office:value-type="float" office:value="0.03624" calcext:value-type="float">
            <text:p>3.62E-02</text:p>
          </table:table-cell>
          <table:table-cell office:value-type="float" office:value="31.56" calcext:value-type="float">
            <text:p>31.56</text:p>
          </table:table-cell>
          <table:table-cell office:value-type="string" calcext:value-type="string">
            <text:p>um</text:p>
          </table:table-cell>
          <table:table-cell table:formula="of:=IF([.H63]=&quot;A&quot;;[.G63]/10000;IF([.H63]=&quot;mm&quot;;[.G63]*1000;[.G63]))" office:value-type="float" office:value="31.56" calcext:value-type="float">
            <text:p>31.5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um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eV</text:p>
          </table:table-cell>
          <table:table-cell table:formula="of:=IF([.C64]=&quot;keV&quot;;[.B64]/1000;[.B64])" office:value-type="float" office:value="2.5" calcext:value-type="float">
            <text:p>2.5</text:p>
          </table:table-cell>
          <table:table-cell office:value-type="float" office:value="44.47" calcext:value-type="float">
            <text:p>4.45E+01</text:p>
          </table:table-cell>
          <table:table-cell office:value-type="float" office:value="0.03306" calcext:value-type="float">
            <text:p>3.31E-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m</text:p>
          </table:table-cell>
          <table:table-cell table:formula="of:=IF([.H64]=&quot;A&quot;;[.G64]/10000;IF([.H64]=&quot;mm&quot;;[.G64]*1000;[.G64]))" office:value-type="float" office:value="37" calcext:value-type="float">
            <text:p>37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um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MeV</text:p>
          </table:table-cell>
          <table:table-cell table:formula="of:=IF([.C65]=&quot;keV&quot;;[.B65]/1000;[.B65])" office:value-type="float" office:value="2.75" calcext:value-type="float">
            <text:p>2.75</text:p>
          </table:table-cell>
          <table:table-cell office:value-type="float" office:value="41.92" calcext:value-type="float">
            <text:p>4.19E+01</text:p>
          </table:table-cell>
          <table:table-cell office:value-type="float" office:value="0.03042" calcext:value-type="float">
            <text:p>3.04E-02</text:p>
          </table:table-cell>
          <table:table-cell office:value-type="float" office:value="42.77" calcext:value-type="float">
            <text:p>42.77</text:p>
          </table:table-cell>
          <table:table-cell office:value-type="string" calcext:value-type="string">
            <text:p>um</text:p>
          </table:table-cell>
          <table:table-cell table:formula="of:=IF([.H65]=&quot;A&quot;;[.G65]/10000;IF([.H65]=&quot;mm&quot;;[.G65]*1000;[.G65]))" office:value-type="float" office:value="42.77" calcext:value-type="float">
            <text:p>42.7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um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V</text:p>
          </table:table-cell>
          <table:table-cell table:formula="of:=IF([.C66]=&quot;keV&quot;;[.B66]/1000;[.B66])" office:value-type="float" office:value="3" calcext:value-type="float">
            <text:p>3</text:p>
          </table:table-cell>
          <table:table-cell office:value-type="float" office:value="39.68" calcext:value-type="float">
            <text:p>3.97E+01</text:p>
          </table:table-cell>
          <table:table-cell office:value-type="float" office:value="0.02819" calcext:value-type="float">
            <text:p>2.82E-02</text:p>
          </table:table-cell>
          <table:table-cell office:value-type="float" office:value="48.89" calcext:value-type="float">
            <text:p>48.89</text:p>
          </table:table-cell>
          <table:table-cell office:value-type="string" calcext:value-type="string">
            <text:p>um</text:p>
          </table:table-cell>
          <table:table-cell table:formula="of:=IF([.H66]=&quot;A&quot;;[.G66]/10000;IF([.H66]=&quot;mm&quot;;[.G66]*1000;[.G66]))" office:value-type="float" office:value="48.89" calcext:value-type="float">
            <text:p>48.89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um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MeV</text:p>
          </table:table-cell>
          <table:table-cell table:formula="of:=IF([.C67]=&quot;keV&quot;;[.B67]/1000;[.B67])" office:value-type="float" office:value="3.25" calcext:value-type="float">
            <text:p>3.25</text:p>
          </table:table-cell>
          <table:table-cell office:value-type="float" office:value="37.67" calcext:value-type="float">
            <text:p>3.77E+01</text:p>
          </table:table-cell>
          <table:table-cell office:value-type="float" office:value="0.02628" calcext:value-type="float">
            <text:p>2.63E-02</text:p>
          </table:table-cell>
          <table:table-cell office:value-type="float" office:value="55.34" calcext:value-type="float">
            <text:p>55.34</text:p>
          </table:table-cell>
          <table:table-cell office:value-type="string" calcext:value-type="string">
            <text:p>um</text:p>
          </table:table-cell>
          <table:table-cell table:formula="of:=IF([.H67]=&quot;A&quot;;[.G67]/10000;IF([.H67]=&quot;mm&quot;;[.G67]*1000;[.G67]))" office:value-type="float" office:value="55.34" calcext:value-type="float">
            <text:p>55.3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um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MeV</text:p>
          </table:table-cell>
          <table:table-cell table:formula="of:=IF([.C68]=&quot;keV&quot;;[.B68]/1000;[.B68])" office:value-type="float" office:value="3.5" calcext:value-type="float">
            <text:p>3.5</text:p>
          </table:table-cell>
          <table:table-cell office:value-type="float" office:value="35.87" calcext:value-type="float">
            <text:p>3.59E+01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um</text:p>
          </table:table-cell>
          <table:table-cell table:formula="of:=IF([.H68]=&quot;A&quot;;[.G68]/10000;IF([.H68]=&quot;mm&quot;;[.G68]*1000;[.G68]))" office:value-type="float" office:value="62.12" calcext:value-type="float">
            <text:p>62.12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um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string" calcext:value-type="string">
            <text:p>MeV</text:p>
          </table:table-cell>
          <table:table-cell table:formula="of:=IF([.C69]=&quot;keV&quot;;[.B69]/1000;[.B69])" office:value-type="float" office:value="3.75" calcext:value-type="float">
            <text:p>3.75</text:p>
          </table:table-cell>
          <table:table-cell office:value-type="float" office:value="34.23" calcext:value-type="float">
            <text:p>3.42E+01</text:p>
          </table:table-cell>
          <table:table-cell office:value-type="float" office:value="0.02317" calcext:value-type="float">
            <text:p>2.32E-02</text:p>
          </table:table-cell>
          <table:table-cell office:value-type="float" office:value="69.23" calcext:value-type="float">
            <text:p>69.23</text:p>
          </table:table-cell>
          <table:table-cell office:value-type="string" calcext:value-type="string">
            <text:p>um</text:p>
          </table:table-cell>
          <table:table-cell table:formula="of:=IF([.H69]=&quot;A&quot;;[.G69]/10000;IF([.H69]=&quot;mm&quot;;[.G69]*1000;[.G69]))" office:value-type="float" office:value="69.23" calcext:value-type="float">
            <text:p>69.23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um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V</text:p>
          </table:table-cell>
          <table:table-cell table:formula="of:=IF([.C70]=&quot;keV&quot;;[.B70]/1000;[.B70])" office:value-type="float" office:value="4" calcext:value-type="float">
            <text:p>4</text:p>
          </table:table-cell>
          <table:table-cell office:value-type="float" office:value="32.75" calcext:value-type="float">
            <text:p>3.28E+01</text:p>
          </table:table-cell>
          <table:table-cell office:value-type="float" office:value="0.02189" calcext:value-type="float">
            <text:p>2.19E-02</text:p>
          </table:table-cell>
          <table:table-cell office:value-type="float" office:value="76.68" calcext:value-type="float">
            <text:p>76.68</text:p>
          </table:table-cell>
          <table:table-cell office:value-type="string" calcext:value-type="string">
            <text:p>um</text:p>
          </table:table-cell>
          <table:table-cell table:formula="of:=IF([.H70]=&quot;A&quot;;[.G70]/10000;IF([.H70]=&quot;mm&quot;;[.G70]*1000;[.G70]))" office:value-type="float" office:value="76.68" calcext:value-type="float">
            <text:p>76.68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um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MeV</text:p>
          </table:table-cell>
          <table:table-cell table:formula="of:=IF([.C71]=&quot;keV&quot;;[.B71]/1000;[.B71])" office:value-type="float" office:value="4.5" calcext:value-type="float">
            <text:p>4.5</text:p>
          </table:table-cell>
          <table:table-cell office:value-type="float" office:value="30.16" calcext:value-type="float">
            <text:p>3.02E+01</text:p>
          </table:table-cell>
          <table:table-cell office:value-type="float" office:value="0.01974" calcext:value-type="float">
            <text:p>1.97E-02</text:p>
          </table:table-cell>
          <table:table-cell office:value-type="float" office:value="92.56" calcext:value-type="float">
            <text:p>92.56</text:p>
          </table:table-cell>
          <table:table-cell office:value-type="string" calcext:value-type="string">
            <text:p>um</text:p>
          </table:table-cell>
          <table:table-cell table:formula="of:=IF([.H71]=&quot;A&quot;;[.G71]/10000;IF([.H71]=&quot;mm&quot;;[.G71]*1000;[.G71]))" office:value-type="float" office:value="92.56" calcext:value-type="float">
            <text:p>92.56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um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V</text:p>
          </table:table-cell>
          <table:table-cell table:formula="of:=IF([.C72]=&quot;keV&quot;;[.B72]/1000;[.B72])" office:value-type="float" office:value="5" calcext:value-type="float">
            <text:p>5</text:p>
          </table:table-cell>
          <table:table-cell office:value-type="float" office:value="27.98" calcext:value-type="float">
            <text:p>2.80E+01</text:p>
          </table:table-cell>
          <table:table-cell office:value-type="float" office:value="0.01798" calcext:value-type="float">
            <text:p>1.80E-02</text:p>
          </table:table-cell>
          <table:table-cell office:value-type="float" office:value="109.73" calcext:value-type="float">
            <text:p>109.73</text:p>
          </table:table-cell>
          <table:table-cell office:value-type="string" calcext:value-type="string">
            <text:p>um</text:p>
          </table:table-cell>
          <table:table-cell table:formula="of:=IF([.H72]=&quot;A&quot;;[.G72]/10000;IF([.H72]=&quot;mm&quot;;[.G72]*1000;[.G72]))" office:value-type="float" office:value="109.73" calcext:value-type="float">
            <text:p>109.73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um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MeV</text:p>
          </table:table-cell>
          <table:table-cell table:formula="of:=IF([.C73]=&quot;keV&quot;;[.B73]/1000;[.B73])" office:value-type="float" office:value="5.5" calcext:value-type="float">
            <text:p>5.5</text:p>
          </table:table-cell>
          <table:table-cell office:value-type="float" office:value="26.12" calcext:value-type="float">
            <text:p>2.61E+01</text:p>
          </table:table-cell>
          <table:table-cell office:value-type="float" office:value="0.01653" calcext:value-type="float">
            <text:p>1.65E-02</text:p>
          </table:table-cell>
          <table:table-cell office:value-type="float" office:value="128.19" calcext:value-type="float">
            <text:p>128.19</text:p>
          </table:table-cell>
          <table:table-cell office:value-type="string" calcext:value-type="string">
            <text:p>um</text:p>
          </table:table-cell>
          <table:table-cell table:formula="of:=IF([.H73]=&quot;A&quot;;[.G73]/10000;IF([.H73]=&quot;mm&quot;;[.G73]*1000;[.G73]))" office:value-type="float" office:value="128.19" calcext:value-type="float">
            <text:p>128.1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um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V</text:p>
          </table:table-cell>
          <table:table-cell table:formula="of:=IF([.C74]=&quot;keV&quot;;[.B74]/1000;[.B74])" office:value-type="float" office:value="6" calcext:value-type="float">
            <text:p>6</text:p>
          </table:table-cell>
          <table:table-cell office:value-type="float" office:value="24.52" calcext:value-type="float">
            <text:p>2.45E+01</text:p>
          </table:table-cell>
          <table:table-cell office:value-type="float" office:value="0.0153" calcext:value-type="float">
            <text:p>1.53E-02</text:p>
          </table:table-cell>
          <table:table-cell office:value-type="float" office:value="147.9" calcext:value-type="float">
            <text:p>147.9</text:p>
          </table:table-cell>
          <table:table-cell office:value-type="string" calcext:value-type="string">
            <text:p>um</text:p>
          </table:table-cell>
          <table:table-cell table:formula="of:=IF([.H74]=&quot;A&quot;;[.G74]/10000;IF([.H74]=&quot;mm&quot;;[.G74]*1000;[.G74]))" office:value-type="float" office:value="147.9" calcext:value-type="float">
            <text:p>147.9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um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MeV</text:p>
          </table:table-cell>
          <table:table-cell table:formula="of:=IF([.C75]=&quot;keV&quot;;[.B75]/1000;[.B75])" office:value-type="float" office:value="6.5" calcext:value-type="float">
            <text:p>6.5</text:p>
          </table:table-cell>
          <table:table-cell office:value-type="float" office:value="23.13" calcext:value-type="float">
            <text:p>2.31E+01</text:p>
          </table:table-cell>
          <table:table-cell office:value-type="float" office:value="0.01425" calcext:value-type="float">
            <text:p>1.43E-02</text:p>
          </table:table-cell>
          <table:table-cell office:value-type="float" office:value="168.85" calcext:value-type="float">
            <text:p>168.85</text:p>
          </table:table-cell>
          <table:table-cell office:value-type="string" calcext:value-type="string">
            <text:p>um</text:p>
          </table:table-cell>
          <table:table-cell table:formula="of:=IF([.H75]=&quot;A&quot;;[.G75]/10000;IF([.H75]=&quot;mm&quot;;[.G75]*1000;[.G75]))" office:value-type="float" office:value="168.85" calcext:value-type="float">
            <text:p>168.85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um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V</text:p>
          </table:table-cell>
          <table:table-cell table:formula="of:=IF([.C76]=&quot;keV&quot;;[.B76]/1000;[.B76])" office:value-type="float" office:value="7" calcext:value-type="float">
            <text:p>7</text:p>
          </table:table-cell>
          <table:table-cell office:value-type="float" office:value="21.9" calcext:value-type="float">
            <text:p>2.19E+01</text:p>
          </table:table-cell>
          <table:table-cell office:value-type="float" office:value="0.01335" calcext:value-type="float">
            <text:p>1.34E-02</text:p>
          </table:table-cell>
          <table:table-cell office:value-type="float" office:value="191.02" calcext:value-type="float">
            <text:p>191.02</text:p>
          </table:table-cell>
          <table:table-cell office:value-type="string" calcext:value-type="string">
            <text:p>um</text:p>
          </table:table-cell>
          <table:table-cell table:formula="of:=IF([.H76]=&quot;A&quot;;[.G76]/10000;IF([.H76]=&quot;mm&quot;;[.G76]*1000;[.G76]))" office:value-type="float" office:value="191.02" calcext:value-type="float">
            <text:p>191.02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um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V</text:p>
          </table:table-cell>
          <table:table-cell table:formula="of:=IF([.C77]=&quot;keV&quot;;[.B77]/1000;[.B77])" office:value-type="float" office:value="8" calcext:value-type="float">
            <text:p>8</text:p>
          </table:table-cell>
          <table:table-cell office:value-type="float" office:value="19.83" calcext:value-type="float">
            <text:p>1.98E+01</text:p>
          </table:table-cell>
          <table:table-cell office:value-type="float" office:value="0.01185" calcext:value-type="float">
            <text:p>1.19E-02</text:p>
          </table:table-cell>
          <table:table-cell office:value-type="float" office:value="238.92" calcext:value-type="float">
            <text:p>238.92</text:p>
          </table:table-cell>
          <table:table-cell office:value-type="string" calcext:value-type="string">
            <text:p>um</text:p>
          </table:table-cell>
          <table:table-cell table:formula="of:=IF([.H77]=&quot;A&quot;;[.G77]/10000;IF([.H77]=&quot;mm&quot;;[.G77]*1000;[.G77]))" office:value-type="float" office:value="238.92" calcext:value-type="float">
            <text:p>238.9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um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V</text:p>
          </table:table-cell>
          <table:table-cell table:formula="of:=IF([.C78]=&quot;keV&quot;;[.B78]/1000;[.B78])" office:value-type="float" office:value="9" calcext:value-type="float">
            <text:p>9</text:p>
          </table:table-cell>
          <table:table-cell office:value-type="float" office:value="18.16" calcext:value-type="float">
            <text:p>1.82E+01</text:p>
          </table:table-cell>
          <table:table-cell office:value-type="float" office:value="0.01067" calcext:value-type="float">
            <text:p>1.07E-02</text:p>
          </table:table-cell>
          <table:table-cell office:value-type="float" office:value="291.51" calcext:value-type="float">
            <text:p>291.51</text:p>
          </table:table-cell>
          <table:table-cell office:value-type="string" calcext:value-type="string">
            <text:p>um</text:p>
          </table:table-cell>
          <table:table-cell table:formula="of:=IF([.H78]=&quot;A&quot;;[.G78]/10000;IF([.H78]=&quot;mm&quot;;[.G78]*1000;[.G78]))" office:value-type="float" office:value="291.51" calcext:value-type="float">
            <text:p>291.51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um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V</text:p>
          </table:table-cell>
          <table:table-cell table:formula="of:=IF([.C79]=&quot;keV&quot;;[.B79]/1000;[.B79])" office:value-type="float" office:value="10" calcext:value-type="float">
            <text:p>10</text:p>
          </table:table-cell>
          <table:table-cell office:value-type="float" office:value="16.77" calcext:value-type="float">
            <text:p>1.68E+01</text:p>
          </table:table-cell>
          <table:table-cell office:value-type="float" office:value="0.009715" calcext:value-type="float">
            <text:p>9.72E-03</text:p>
          </table:table-cell>
          <table:table-cell office:value-type="float" office:value="348.71" calcext:value-type="float">
            <text:p>348.71</text:p>
          </table:table-cell>
          <table:table-cell office:value-type="string" calcext:value-type="string">
            <text:p>um</text:p>
          </table:table-cell>
          <table:table-cell table:formula="of:=IF([.H79]=&quot;A&quot;;[.G79]/10000;IF([.H79]=&quot;mm&quot;;[.G79]*1000;[.G79]))" office:value-type="float" office:value="348.71" calcext:value-type="float">
            <text:p>348.71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um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eV</text:p>
          </table:table-cell>
          <table:table-cell table:formula="of:=IF([.C80]=&quot;keV&quot;;[.B80]/1000;[.B80])" office:value-type="float" office:value="11" calcext:value-type="float">
            <text:p>11</text:p>
          </table:table-cell>
          <table:table-cell office:value-type="float" office:value="15.6" calcext:value-type="float">
            <text:p>1.56E+01</text:p>
          </table:table-cell>
          <table:table-cell office:value-type="float" office:value="0.008923" calcext:value-type="float">
            <text:p>8.92E-03</text:p>
          </table:table-cell>
          <table:table-cell office:value-type="float" office:value="410.42" calcext:value-type="float">
            <text:p>410.42</text:p>
          </table:table-cell>
          <table:table-cell office:value-type="string" calcext:value-type="string">
            <text:p>um</text:p>
          </table:table-cell>
          <table:table-cell table:formula="of:=IF([.H80]=&quot;A&quot;;[.G80]/10000;IF([.H80]=&quot;mm&quot;;[.G80]*1000;[.G80]))" office:value-type="float" office:value="410.42" calcext:value-type="float">
            <text:p>410.42</text:p>
          </table:table-cell>
          <table:table-cell office:value-type="float" office:value="17.82" calcext:value-type="float">
            <text:p>17.82</text:p>
          </table:table-cell>
          <table:table-cell office:value-type="string" calcext:value-type="string">
            <text:p>um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V</text:p>
          </table:table-cell>
          <table:table-cell table:formula="of:=IF([.C81]=&quot;keV&quot;;[.B81]/1000;[.B81])" office:value-type="float" office:value="12" calcext:value-type="float">
            <text:p>12</text:p>
          </table:table-cell>
          <table:table-cell office:value-type="float" office:value="14.6" calcext:value-type="float">
            <text:p>1.46E+01</text:p>
          </table:table-cell>
          <table:table-cell office:value-type="float" office:value="0.008255" calcext:value-type="float">
            <text:p>8.26E-03</text:p>
          </table:table-cell>
          <table:table-cell office:value-type="float" office:value="476.56" calcext:value-type="float">
            <text:p>476.56</text:p>
          </table:table-cell>
          <table:table-cell office:value-type="string" calcext:value-type="string">
            <text:p>um</text:p>
          </table:table-cell>
          <table:table-cell table:formula="of:=IF([.H81]=&quot;A&quot;;[.G81]/10000;IF([.H81]=&quot;mm&quot;;[.G81]*1000;[.G81]))" office:value-type="float" office:value="476.56" calcext:value-type="float">
            <text:p>476.56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um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V</text:p>
          </table:table-cell>
          <table:table-cell table:formula="of:=IF([.C82]=&quot;keV&quot;;[.B82]/1000;[.B82])" office:value-type="float" office:value="13" calcext:value-type="float">
            <text:p>13</text:p>
          </table:table-cell>
          <table:table-cell office:value-type="float" office:value="13.73" calcext:value-type="float">
            <text:p>1.37E+01</text:p>
          </table:table-cell>
          <table:table-cell office:value-type="float" office:value="0.007684" calcext:value-type="float">
            <text:p>7.68E-03</text:p>
          </table:table-cell>
          <table:table-cell office:value-type="float" office:value="547.07" calcext:value-type="float">
            <text:p>547.07</text:p>
          </table:table-cell>
          <table:table-cell office:value-type="string" calcext:value-type="string">
            <text:p>um</text:p>
          </table:table-cell>
          <table:table-cell table:formula="of:=IF([.H82]=&quot;A&quot;;[.G82]/10000;IF([.H82]=&quot;mm&quot;;[.G82]*1000;[.G82]))" office:value-type="float" office:value="547.07" calcext:value-type="float">
            <text:p>547.07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um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V</text:p>
          </table:table-cell>
          <table:table-cell table:formula="of:=IF([.C83]=&quot;keV&quot;;[.B83]/1000;[.B83])" office:value-type="float" office:value="14" calcext:value-type="float">
            <text:p>14</text:p>
          </table:table-cell>
          <table:table-cell office:value-type="float" office:value="12.97" calcext:value-type="float">
            <text:p>1.30E+01</text:p>
          </table:table-cell>
          <table:table-cell office:value-type="float" office:value="0.00719" calcext:value-type="float">
            <text:p>7.19E-03</text:p>
          </table:table-cell>
          <table:table-cell office:value-type="float" office:value="621.88" calcext:value-type="float">
            <text:p>621.88</text:p>
          </table:table-cell>
          <table:table-cell office:value-type="string" calcext:value-type="string">
            <text:p>um</text:p>
          </table:table-cell>
          <table:table-cell table:formula="of:=IF([.H83]=&quot;A&quot;;[.G83]/10000;IF([.H83]=&quot;mm&quot;;[.G83]*1000;[.G83]))" office:value-type="float" office:value="621.88" calcext:value-type="float">
            <text:p>621.88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um</text:p>
          </table:table-cell>
          <table:table-cell office:value-type="float" office:value="17.86" calcext:value-type="float">
            <text:p>17.8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V</text:p>
          </table:table-cell>
          <table:table-cell table:formula="of:=IF([.C84]=&quot;keV&quot;;[.B84]/1000;[.B84])" office:value-type="float" office:value="15" calcext:value-type="float">
            <text:p>15</text:p>
          </table:table-cell>
          <table:table-cell office:value-type="float" office:value="12.29" calcext:value-type="float">
            <text:p>1.23E+01</text:p>
          </table:table-cell>
          <table:table-cell office:value-type="float" office:value="0.006759" calcext:value-type="float">
            <text:p>6.76E-03</text:p>
          </table:table-cell>
          <table:table-cell office:value-type="float" office:value="700.94" calcext:value-type="float">
            <text:p>700.94</text:p>
          </table:table-cell>
          <table:table-cell office:value-type="string" calcext:value-type="string">
            <text:p>um</text:p>
          </table:table-cell>
          <table:table-cell table:formula="of:=IF([.H84]=&quot;A&quot;;[.G84]/10000;IF([.H84]=&quot;mm&quot;;[.G84]*1000;[.G84]))" office:value-type="float" office:value="700.94" calcext:value-type="float">
            <text:p>700.94</text:p>
          </table:table-cell>
          <table:table-cell office:value-type="float" office:value="27.93" calcext:value-type="float">
            <text:p>27.93</text:p>
          </table:table-cell>
          <table:table-cell office:value-type="string" calcext:value-type="string">
            <text:p>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V</text:p>
          </table:table-cell>
          <table:table-cell table:formula="of:=IF([.C85]=&quot;keV&quot;;[.B85]/1000;[.B85])" office:value-type="float" office:value="16" calcext:value-type="float">
            <text:p>16</text:p>
          </table:table-cell>
          <table:table-cell office:value-type="float" office:value="11.69" calcext:value-type="float">
            <text:p>1.17E+01</text:p>
          </table:table-cell>
          <table:table-cell office:value-type="float" office:value="0.006379" calcext:value-type="float">
            <text:p>6.38E-03</text:p>
          </table:table-cell>
          <table:table-cell office:value-type="float" office:value="784.19" calcext:value-type="float">
            <text:p>784.19</text:p>
          </table:table-cell>
          <table:table-cell office:value-type="string" calcext:value-type="string">
            <text:p>um</text:p>
          </table:table-cell>
          <table:table-cell table:formula="of:=IF([.H85]=&quot;A&quot;;[.G85]/10000;IF([.H85]=&quot;mm&quot;;[.G85]*1000;[.G85]))" office:value-type="float" office:value="784.19" calcext:value-type="float">
            <text:p>784.19</text:p>
          </table:table-cell>
          <table:table-cell office:value-type="float" office:value="30.55" calcext:value-type="float">
            <text:p>30.55</text:p>
          </table:table-cell>
          <table:table-cell office:value-type="string" calcext:value-type="string">
            <text:p>um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V</text:p>
          </table:table-cell>
          <table:table-cell table:formula="of:=IF([.C86]=&quot;keV&quot;;[.B86]/1000;[.B86])" office:value-type="float" office:value="17" calcext:value-type="float">
            <text:p>17</text:p>
          </table:table-cell>
          <table:table-cell office:value-type="float" office:value="11.15" calcext:value-type="float">
            <text:p>1.12E+01</text:p>
          </table:table-cell>
          <table:table-cell office:value-type="float" office:value="0.006041" calcext:value-type="float">
            <text:p>6.04E-03</text:p>
          </table:table-cell>
          <table:table-cell office:value-type="float" office:value="871.58" calcext:value-type="float">
            <text:p>871.58</text:p>
          </table:table-cell>
          <table:table-cell office:value-type="string" calcext:value-type="string">
            <text:p>um</text:p>
          </table:table-cell>
          <table:table-cell table:formula="of:=IF([.H86]=&quot;A&quot;;[.G86]/10000;IF([.H86]=&quot;mm&quot;;[.G86]*1000;[.G86]))" office:value-type="float" office:value="871.58" calcext:value-type="float">
            <text:p>871.58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um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V</text:p>
          </table:table-cell>
          <table:table-cell table:formula="of:=IF([.C87]=&quot;keV&quot;;[.B87]/1000;[.B87])" office:value-type="float" office:value="18" calcext:value-type="float">
            <text:p>18</text:p>
          </table:table-cell>
          <table:table-cell office:value-type="float" office:value="10.67" calcext:value-type="float">
            <text:p>1.07E+01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963.08" calcext:value-type="float">
            <text:p>963.08</text:p>
          </table:table-cell>
          <table:table-cell office:value-type="string" calcext:value-type="string">
            <text:p>um</text:p>
          </table:table-cell>
          <table:table-cell table:formula="of:=IF([.H87]=&quot;A&quot;;[.G87]/10000;IF([.H87]=&quot;mm&quot;;[.G87]*1000;[.G87]))" office:value-type="float" office:value="963.08" calcext:value-type="float">
            <text:p>963.08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um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V</text:p>
          </table:table-cell>
          <table:table-cell table:formula="of:=IF([.C88]=&quot;keV&quot;;[.B88]/1000;[.B88])" office:value-type="float" office:value="20" calcext:value-type="float">
            <text:p>20</text:p>
          </table:table-cell>
          <table:table-cell office:value-type="float" office:value="9.824" calcext:value-type="float">
            <text:p>9.82E+00</text:p>
          </table:table-cell>
          <table:table-cell office:value-type="float" office:value="0.005219" calcext:value-type="float">
            <text:p>5.22E-0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m</text:p>
          </table:table-cell>
          <table:table-cell table:formula="of:=IF([.H88]=&quot;A&quot;;[.G88]/10000;IF([.H88]=&quot;mm&quot;;[.G88]*1000;[.G88]))" office:value-type="float" office:value="1160" calcext:value-type="float">
            <text:p>1160</text:p>
          </table:table-cell>
          <table:table-cell office:value-type="float" office:value="45.77" calcext:value-type="float">
            <text:p>45.77</text:p>
          </table:table-cell>
          <table:table-cell office:value-type="string" calcext:value-type="string">
            <text:p>um</text:p>
          </table:table-cell>
          <table:table-cell office:value-type="float" office:value="32.26" calcext:value-type="float">
            <text:p>32.2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eV</text:p>
          </table:table-cell>
          <table:table-cell table:formula="of:=IF([.C89]=&quot;keV&quot;;[.B89]/1000;[.B89])" office:value-type="float" office:value="22.5" calcext:value-type="float">
            <text:p>22.5</text:p>
          </table:table-cell>
          <table:table-cell office:value-type="float" office:value="8.956" calcext:value-type="float">
            <text:p>8.96E+00</text:p>
          </table:table-cell>
          <table:table-cell office:value-type="float" office:value="0.004694" calcext:value-type="float">
            <text:p>4.69E-03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mm</text:p>
          </table:table-cell>
          <table:table-cell table:formula="of:=IF([.H89]=&quot;A&quot;;[.G89]/10000;IF([.H89]=&quot;mm&quot;;[.G89]*1000;[.G89]))" office:value-type="float" office:value="1420" calcext:value-type="float">
            <text:p>1420</text:p>
          </table:table-cell>
          <table:table-cell office:value-type="float" office:value="59.86" calcext:value-type="float">
            <text:p>59.86</text:p>
          </table:table-cell>
          <table:table-cell office:value-type="string" calcext:value-type="string">
            <text:p>um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eV</text:p>
          </table:table-cell>
          <table:table-cell table:formula="of:=IF([.C90]=&quot;keV&quot;;[.B90]/1000;[.B90])" office:value-type="float" office:value="25" calcext:value-type="float">
            <text:p>25</text:p>
          </table:table-cell>
          <table:table-cell office:value-type="float" office:value="8.242" calcext:value-type="float">
            <text:p>8.24E+00</text:p>
          </table:table-cell>
          <table:table-cell office:value-type="float" office:value="0.004268" calcext:value-type="float">
            <text:p>4.27E-0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m</text:p>
          </table:table-cell>
          <table:table-cell table:formula="of:=IF([.H90]=&quot;A&quot;;[.G90]/10000;IF([.H90]=&quot;mm&quot;;[.G90]*1000;[.G90]))" office:value-type="float" office:value="1710" calcext:value-type="float">
            <text:p>1710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um</text:p>
          </table:table-cell>
          <table:table-cell office:value-type="float" office:value="46.97" calcext:value-type="float">
            <text:p>46.9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MeV</text:p>
          </table:table-cell>
          <table:table-cell table:formula="of:=IF([.C91]=&quot;keV&quot;;[.B91]/1000;[.B91])" office:value-type="float" office:value="27.5" calcext:value-type="float">
            <text:p>27.5</text:p>
          </table:table-cell>
          <table:table-cell office:value-type="float" office:value="7.643" calcext:value-type="float">
            <text:p>7.64E+00</text:p>
          </table:table-cell>
          <table:table-cell office:value-type="float" office:value="0.003917" calcext:value-type="float">
            <text:p>3.92E-03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m</text:p>
          </table:table-cell>
          <table:table-cell table:formula="of:=IF([.H91]=&quot;A&quot;;[.G91]/10000;IF([.H91]=&quot;mm&quot;;[.G91]*1000;[.G91]))" office:value-type="float" office:value="2030" calcext:value-type="float">
            <text:p>2030</text:p>
          </table:table-cell>
          <table:table-cell office:value-type="float" office:value="86.38" calcext:value-type="float">
            <text:p>86.38</text:p>
          </table:table-cell>
          <table:table-cell office:value-type="string" calcext:value-type="string">
            <text:p>um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eV</text:p>
          </table:table-cell>
          <table:table-cell table:formula="of:=IF([.C92]=&quot;keV&quot;;[.B92]/1000;[.B92])" office:value-type="float" office:value="30" calcext:value-type="float">
            <text:p>30</text:p>
          </table:table-cell>
          <table:table-cell office:value-type="float" office:value="7.133" calcext:value-type="float">
            <text:p>7.13E+00</text:p>
          </table:table-cell>
          <table:table-cell office:value-type="float" office:value="0.00362" calcext:value-type="float">
            <text:p>3.62E-03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mm</text:p>
          </table:table-cell>
          <table:table-cell table:formula="of:=IF([.H92]=&quot;A&quot;;[.G92]/10000;IF([.H92]=&quot;mm&quot;;[.G92]*1000;[.G92]))" office:value-type="float" office:value="2370" calcext:value-type="float">
            <text:p>2370</text:p>
          </table:table-cell>
          <table:table-cell office:value-type="float" office:value="99.47" calcext:value-type="float">
            <text:p>99.47</text:p>
          </table:table-cell>
          <table:table-cell office:value-type="string" calcext:value-type="string">
            <text:p>um</text:p>
          </table:table-cell>
          <table:table-cell office:value-type="float" office:value="64.02" calcext:value-type="float">
            <text:p>64.0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MeV</text:p>
          </table:table-cell>
          <table:table-cell table:formula="of:=IF([.C93]=&quot;keV&quot;;[.B93]/1000;[.B93])" office:value-type="float" office:value="32.5" calcext:value-type="float">
            <text:p>32.5</text:p>
          </table:table-cell>
          <table:table-cell office:value-type="float" office:value="6.694" calcext:value-type="float">
            <text:p>6.69E+00</text:p>
          </table:table-cell>
          <table:table-cell office:value-type="float" office:value="0.003368" calcext:value-type="float">
            <text:p>3.37E-03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mm</text:p>
          </table:table-cell>
          <table:table-cell table:formula="of:=IF([.H93]=&quot;A&quot;;[.G93]/10000;IF([.H93]=&quot;mm&quot;;[.G93]*1000;[.G93]))" office:value-type="float" office:value="2730" calcext:value-type="float">
            <text:p>2730</text:p>
          </table:table-cell>
          <table:table-cell office:value-type="float" office:value="112.62" calcext:value-type="float">
            <text:p>112.62</text:p>
          </table:table-cell>
          <table:table-cell office:value-type="string" calcext:value-type="string">
            <text:p>um</text:p>
          </table:table-cell>
          <table:table-cell office:value-type="float" office:value="73.39" calcext:value-type="float">
            <text:p>73.3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V</text:p>
          </table:table-cell>
          <table:table-cell table:formula="of:=IF([.C94]=&quot;keV&quot;;[.B94]/1000;[.B94])" office:value-type="float" office:value="35" calcext:value-type="float">
            <text:p>35</text:p>
          </table:table-cell>
          <table:table-cell office:value-type="float" office:value="6.31" calcext:value-type="float">
            <text:p>6.31E+00</text:p>
          </table:table-cell>
          <table:table-cell office:value-type="float" office:value="0.003149" calcext:value-type="float">
            <text:p>3.15E-03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mm</text:p>
          </table:table-cell>
          <table:table-cell table:formula="of:=IF([.H94]=&quot;A&quot;;[.G94]/10000;IF([.H94]=&quot;mm&quot;;[.G94]*1000;[.G94]))" office:value-type="float" office:value="3110" calcext:value-type="float">
            <text:p>3110</text:p>
          </table:table-cell>
          <table:table-cell office:value-type="float" office:value="125.89" calcext:value-type="float">
            <text:p>125.89</text:p>
          </table:table-cell>
          <table:table-cell office:value-type="string" calcext:value-type="string">
            <text:p>um</text:p>
          </table:table-cell>
          <table:table-cell office:value-type="float" office:value="83.31" calcext:value-type="float">
            <text:p>83.3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eV</text:p>
          </table:table-cell>
          <table:table-cell table:formula="of:=IF([.C95]=&quot;keV&quot;;[.B95]/1000;[.B95])" office:value-type="float" office:value="37.5" calcext:value-type="float">
            <text:p>37.5</text:p>
          </table:table-cell>
          <table:table-cell office:value-type="float" office:value="5.973" calcext:value-type="float">
            <text:p>5.97E+00</text:p>
          </table:table-cell>
          <table:table-cell office:value-type="float" office:value="0.002958" calcext:value-type="float">
            <text:p>2.96E-03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m</text:p>
          </table:table-cell>
          <table:table-cell table:formula="of:=IF([.H95]=&quot;A&quot;;[.G95]/10000;IF([.H95]=&quot;mm&quot;;[.G95]*1000;[.G95]))" office:value-type="float" office:value="3520" calcext:value-type="float">
            <text:p>3520</text:p>
          </table:table-cell>
          <table:table-cell office:value-type="float" office:value="139.32" calcext:value-type="float">
            <text:p>139.32</text:p>
          </table:table-cell>
          <table:table-cell office:value-type="string" calcext:value-type="string">
            <text:p>um</text:p>
          </table:table-cell>
          <table:table-cell office:value-type="float" office:value="93.77" calcext:value-type="float">
            <text:p>93.7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eV</text:p>
          </table:table-cell>
          <table:table-cell table:formula="of:=IF([.C96]=&quot;keV&quot;;[.B96]/1000;[.B96])" office:value-type="float" office:value="40" calcext:value-type="float">
            <text:p>40</text:p>
          </table:table-cell>
          <table:table-cell office:value-type="float" office:value="5.673" calcext:value-type="float">
            <text:p>5.67E+00</text:p>
          </table:table-cell>
          <table:table-cell office:value-type="float" office:value="0.00279" calcext:value-type="float">
            <text:p>2.79E-03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mm</text:p>
          </table:table-cell>
          <table:table-cell table:formula="of:=IF([.H96]=&quot;A&quot;;[.G96]/10000;IF([.H96]=&quot;mm&quot;;[.G96]*1000;[.G96]))" office:value-type="float" office:value="3950" calcext:value-type="float">
            <text:p>3950</text:p>
          </table:table-cell>
          <table:table-cell office:value-type="float" office:value="152.93" calcext:value-type="float">
            <text:p>152.93</text:p>
          </table:table-cell>
          <table:table-cell office:value-type="string" calcext:value-type="string">
            <text:p>um</text:p>
          </table:table-cell>
          <table:table-cell office:value-type="float" office:value="104.76" calcext:value-type="float">
            <text:p>104.7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eV</text:p>
          </table:table-cell>
          <table:table-cell table:formula="of:=IF([.C97]=&quot;keV&quot;;[.B97]/1000;[.B97])" office:value-type="float" office:value="45" calcext:value-type="float">
            <text:p>45</text:p>
          </table:table-cell>
          <table:table-cell office:value-type="float" office:value="5.165" calcext:value-type="float">
            <text:p>5.17E+00</text:p>
          </table:table-cell>
          <table:table-cell office:value-type="float" office:value="0.002507" calcext:value-type="float">
            <text:p>2.51E-03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mm</text:p>
          </table:table-cell>
          <table:table-cell table:formula="of:=IF([.H97]=&quot;A&quot;;[.G97]/10000;IF([.H97]=&quot;mm&quot;;[.G97]*1000;[.G97]))" office:value-type="float" office:value="4870" calcext:value-type="float">
            <text:p>4870</text:p>
          </table:table-cell>
          <table:table-cell office:value-type="float" office:value="202.83" calcext:value-type="float">
            <text:p>202.83</text:p>
          </table:table-cell>
          <table:table-cell office:value-type="string" calcext:value-type="string">
            <text:p>um</text:p>
          </table:table-cell>
          <table:table-cell office:value-type="float" office:value="128.31" calcext:value-type="float">
            <text:p>128.3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eV</text:p>
          </table:table-cell>
          <table:table-cell table:formula="of:=IF([.C98]=&quot;keV&quot;;[.B98]/1000;[.B98])" office:value-type="float" office:value="50" calcext:value-type="float">
            <text:p>50</text:p>
          </table:table-cell>
          <table:table-cell office:value-type="float" office:value="4.748" calcext:value-type="float">
            <text:p>4.75E+00</text:p>
          </table:table-cell>
          <table:table-cell office:value-type="float" office:value="0.002279" calcext:value-type="float">
            <text:p>2.28E-0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mm</text:p>
          </table:table-cell>
          <table:table-cell table:formula="of:=IF([.H98]=&quot;A&quot;;[.G98]/10000;IF([.H98]=&quot;mm&quot;;[.G98]*1000;[.G98]))" office:value-type="float" office:value="5880" calcext:value-type="float">
            <text:p>5880</text:p>
          </table:table-cell>
          <table:table-cell office:value-type="float" office:value="249.85" calcext:value-type="float">
            <text:p>249.85</text:p>
          </table:table-cell>
          <table:table-cell office:value-type="string" calcext:value-type="string">
            <text:p>um</text:p>
          </table:table-cell>
          <table:table-cell office:value-type="float" office:value="153.89" calcext:value-type="float">
            <text:p>153.8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eV</text:p>
          </table:table-cell>
          <table:table-cell table:formula="of:=IF([.C99]=&quot;keV&quot;;[.B99]/1000;[.B99])" office:value-type="float" office:value="55" calcext:value-type="float">
            <text:p>55</text:p>
          </table:table-cell>
          <table:table-cell office:value-type="float" office:value="4.4" calcext:value-type="float">
            <text:p>4.40E+00</text:p>
          </table:table-cell>
          <table:table-cell office:value-type="float" office:value="0.002089" calcext:value-type="float">
            <text:p>2.09E-03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m</text:p>
          </table:table-cell>
          <table:table-cell table:formula="of:=IF([.H99]=&quot;A&quot;;[.G99]/10000;IF([.H99]=&quot;mm&quot;;[.G99]*1000;[.G99]))" office:value-type="float" office:value="6970" calcext:value-type="float">
            <text:p>6970</text:p>
          </table:table-cell>
          <table:table-cell office:value-type="float" office:value="295.81" calcext:value-type="float">
            <text:p>295.81</text:p>
          </table:table-cell>
          <table:table-cell office:value-type="string" calcext:value-type="string">
            <text:p>um</text:p>
          </table:table-cell>
          <table:table-cell office:value-type="float" office:value="181.46" calcext:value-type="float">
            <text:p>181.4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V</text:p>
          </table:table-cell>
          <table:table-cell table:formula="of:=IF([.C100]=&quot;keV&quot;;[.B100]/1000;[.B100])" office:value-type="float" office:value="60" calcext:value-type="float">
            <text:p>60</text:p>
          </table:table-cell>
          <table:table-cell office:value-type="float" office:value="4.106" calcext:value-type="float">
            <text:p>4.11E+00</text:p>
          </table:table-cell>
          <table:table-cell office:value-type="float" office:value="0.00193" calcext:value-type="float">
            <text:p>1.93E-0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mm</text:p>
          </table:table-cell>
          <table:table-cell table:formula="of:=IF([.H100]=&quot;A&quot;;[.G100]/10000;IF([.H100]=&quot;mm&quot;;[.G100]*1000;[.G100]))" office:value-type="float" office:value="8150" calcext:value-type="float">
            <text:p>8150</text:p>
          </table:table-cell>
          <table:table-cell office:value-type="float" office:value="341.48" calcext:value-type="float">
            <text:p>341.48</text:p>
          </table:table-cell>
          <table:table-cell office:value-type="string" calcext:value-type="string">
            <text:p>um</text:p>
          </table:table-cell>
          <table:table-cell office:value-type="float" office:value="210.95" calcext:value-type="float">
            <text:p>210.9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eV</text:p>
          </table:table-cell>
          <table:table-cell table:formula="of:=IF([.C101]=&quot;keV&quot;;[.B101]/1000;[.B101])" office:value-type="float" office:value="65" calcext:value-type="float">
            <text:p>65</text:p>
          </table:table-cell>
          <table:table-cell office:value-type="float" office:value="3.852" calcext:value-type="float">
            <text:p>3.85E+00</text:p>
          </table:table-cell>
          <table:table-cell office:value-type="float" office:value="0.001795" calcext:value-type="float">
            <text:p>1.80E-0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m</text:p>
          </table:table-cell>
          <table:table-cell table:formula="of:=IF([.H101]=&quot;A&quot;;[.G101]/10000;IF([.H101]=&quot;mm&quot;;[.G101]*1000;[.G101]))" office:value-type="float" office:value="9400" calcext:value-type="float">
            <text:p>9400</text:p>
          </table:table-cell>
          <table:table-cell office:value-type="float" office:value="387.27" calcext:value-type="float">
            <text:p>387.27</text:p>
          </table:table-cell>
          <table:table-cell office:value-type="string" calcext:value-type="string">
            <text:p>um</text:p>
          </table:table-cell>
          <table:table-cell office:value-type="float" office:value="242.33" calcext:value-type="float">
            <text:p>242.3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eV</text:p>
          </table:table-cell>
          <table:table-cell table:formula="of:=IF([.C102]=&quot;keV&quot;;[.B102]/1000;[.B102])" office:value-type="float" office:value="70" calcext:value-type="float">
            <text:p>70</text:p>
          </table:table-cell>
          <table:table-cell office:value-type="float" office:value="3.632" calcext:value-type="float">
            <text:p>3.63E+00</text:p>
          </table:table-cell>
          <table:table-cell office:value-type="float" office:value="0.001678" calcext:value-type="float">
            <text:p>1.68E-03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mm</text:p>
          </table:table-cell>
          <table:table-cell table:formula="of:=IF([.H102]=&quot;A&quot;;[.G102]/10000;IF([.H102]=&quot;mm&quot;;[.G102]*1000;[.G102]))" office:value-type="float" office:value="10740" calcext:value-type="float">
            <text:p>10740</text:p>
          </table:table-cell>
          <table:table-cell office:value-type="float" office:value="433.4" calcext:value-type="float">
            <text:p>433.4</text:p>
          </table:table-cell>
          <table:table-cell office:value-type="string" calcext:value-type="string">
            <text:p>um</text:p>
          </table:table-cell>
          <table:table-cell office:value-type="float" office:value="275.56" calcext:value-type="float">
            <text:p>275.5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V</text:p>
          </table:table-cell>
          <table:table-cell table:formula="of:=IF([.C103]=&quot;keV&quot;;[.B103]/1000;[.B103])" office:value-type="float" office:value="80" calcext:value-type="float">
            <text:p>80</text:p>
          </table:table-cell>
          <table:table-cell office:value-type="float" office:value="3.267" calcext:value-type="float">
            <text:p>3.27E+00</text:p>
          </table:table-cell>
          <table:table-cell office:value-type="float" office:value="0.001485" calcext:value-type="float">
            <text:p>1.49E-03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mm</text:p>
          </table:table-cell>
          <table:table-cell table:formula="of:=IF([.H103]=&quot;A&quot;;[.G103]/10000;IF([.H103]=&quot;mm&quot;;[.G103]*1000;[.G103]))" office:value-type="float" office:value="13640" calcext:value-type="float">
            <text:p>13640</text:p>
          </table:table-cell>
          <table:table-cell office:value-type="float" office:value="601.33" calcext:value-type="float">
            <text:p>601.33</text:p>
          </table:table-cell>
          <table:table-cell office:value-type="string" calcext:value-type="string">
            <text:p>um</text:p>
          </table:table-cell>
          <table:table-cell office:value-type="float" office:value="347.38" calcext:value-type="float">
            <text:p>347.3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eV</text:p>
          </table:table-cell>
          <table:table-cell table:formula="of:=IF([.C104]=&quot;keV&quot;;[.B104]/1000;[.B104])" office:value-type="float" office:value="90" calcext:value-type="float">
            <text:p>90</text:p>
          </table:table-cell>
          <table:table-cell office:value-type="float" office:value="2.977" calcext:value-type="float">
            <text:p>2.98E+00</text:p>
          </table:table-cell>
          <table:table-cell office:value-type="float" office:value="0.001334" calcext:value-type="float">
            <text:p>1.33E-03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mm</text:p>
          </table:table-cell>
          <table:table-cell table:formula="of:=IF([.H104]=&quot;A&quot;;[.G104]/10000;IF([.H104]=&quot;mm&quot;;[.G104]*1000;[.G104]))" office:value-type="float" office:value="16840" calcext:value-type="float">
            <text:p>16840</text:p>
          </table:table-cell>
          <table:table-cell office:value-type="float" office:value="757.8" calcext:value-type="float">
            <text:p>757.8</text:p>
          </table:table-cell>
          <table:table-cell office:value-type="string" calcext:value-type="string">
            <text:p>um</text:p>
          </table:table-cell>
          <table:table-cell office:value-type="float" office:value="426.14" calcext:value-type="float">
            <text:p>426.1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V</text:p>
          </table:table-cell>
          <table:table-cell table:formula="of:=IF([.C105]=&quot;keV&quot;;[.B105]/1000;[.B105])" office:value-type="float" office:value="100" calcext:value-type="float">
            <text:p>100</text:p>
          </table:table-cell>
          <table:table-cell office:value-type="float" office:value="2.74" calcext:value-type="float">
            <text:p>2.74E+00</text:p>
          </table:table-cell>
          <table:table-cell office:value-type="float" office:value="0.001211" calcext:value-type="float">
            <text:p>1.21E-03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mm</text:p>
          </table:table-cell>
          <table:table-cell table:formula="of:=IF([.H105]=&quot;A&quot;;[.G105]/10000;IF([.H105]=&quot;mm&quot;;[.G105]*1000;[.G105]))" office:value-type="float" office:value="20330" calcext:value-type="float">
            <text:p>20330</text:p>
          </table:table-cell>
          <table:table-cell office:value-type="float" office:value="910.29" calcext:value-type="float">
            <text:p>910.29</text:p>
          </table:table-cell>
          <table:table-cell office:value-type="string" calcext:value-type="string">
            <text:p>um</text:p>
          </table:table-cell>
          <table:table-cell office:value-type="float" office:value="511.56" calcext:value-type="float">
            <text:p>511.56</text:p>
          </table:table-cell>
          <table:table-cell office:value-type="string" calcext:value-type="string">
            <text:p>um</text:p>
          </table:table-cell>
        </table:table-row>
      </table:table>
      <table:table table:name="H2_in_carbon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eV</text:p>
          </table:table-cell>
          <table:table-cell table:formula="of:=IF([.C1]=&quot;keV&quot;;[.B1]/1000;[.B1])" office:value-type="float" office:value="0.01" calcext:value-type="float">
            <text:p>0.01</text:p>
          </table:table-cell>
          <table:table-cell office:value-type="float" office:value="68.17" calcext:value-type="float">
            <text:p>6.82E+01</text:p>
          </table:table-cell>
          <table:table-cell office:value-type="float" office:value="2.608" calcext:value-type="float">
            <text:p>2.61E+00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</text:p>
          </table:table-cell>
          <table:table-cell table:formula="of:=IF([.H1]=&quot;A&quot;;[.G1]/10000;IF([.H1]=&quot;mm&quot;;[.G1]*1000;[.G1]))" office:value-type="float" office:value="0.1527" calcext:value-type="float">
            <text:p>0.152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71.25" calcext:value-type="float">
            <text:p>7.13E+01</text:p>
          </table:table-cell>
          <table:table-cell office:value-type="float" office:value="2.446" calcext:value-type="float">
            <text:p>2.45E+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A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74.17" calcext:value-type="float">
            <text:p>7.42E+01</text:p>
          </table:table-cell>
          <table:table-cell office:value-type="float" office:value="2.305" calcext:value-type="float">
            <text:p>2.31E+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76.95" calcext:value-type="float">
            <text:p>7.70E+01</text:p>
          </table:table-cell>
          <table:table-cell office:value-type="float" office:value="2.182" calcext:value-type="float">
            <text:p>2.18E+0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79.61" calcext:value-type="float">
            <text:p>7.96E+01</text:p>
          </table:table-cell>
          <table:table-cell office:value-type="float" office:value="2.072" calcext:value-type="float">
            <text:p>2.07E+0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82.15" calcext:value-type="float">
            <text:p>8.22E+01</text:p>
          </table:table-cell>
          <table:table-cell office:value-type="float" office:value="1.975" calcext:value-type="float">
            <text:p>1.98E+00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A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84.59" calcext:value-type="float">
            <text:p>8.46E+01</text:p>
          </table:table-cell>
          <table:table-cell office:value-type="float" office:value="1.887" calcext:value-type="float">
            <text:p>1.89E+00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86.93" calcext:value-type="float">
            <text:p>8.69E+01</text:p>
          </table:table-cell>
          <table:table-cell office:value-type="float" office:value="1.807" calcext:value-type="float">
            <text:p>1.81E+00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A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89.18" calcext:value-type="float">
            <text:p>8.92E+01</text:p>
          </table:table-cell>
          <table:table-cell office:value-type="float" office:value="1.735" calcext:value-type="float">
            <text:p>1.74E+00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93.45" calcext:value-type="float">
            <text:p>9.35E+01</text:p>
          </table:table-cell>
          <table:table-cell office:value-type="float" office:value="1.608" calcext:value-type="float">
            <text:p>1.61E+0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A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98.38" calcext:value-type="float">
            <text:p>9.84E+01</text:p>
          </table:table-cell>
          <table:table-cell office:value-type="float" office:value="1.476" calcext:value-type="float">
            <text:p>1.48E+00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02.9" calcext:value-type="float">
            <text:p>1.03E+02</text:p>
          </table:table-cell>
          <table:table-cell office:value-type="float" office:value="1.366" calcext:value-type="float">
            <text:p>1.37E+0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A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07.1" calcext:value-type="float">
            <text:p>1.07E+02</text:p>
          </table:table-cell>
          <table:table-cell office:value-type="float" office:value="1.272" calcext:value-type="float">
            <text:p>1.27E+00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A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11" calcext:value-type="float">
            <text:p>1.11E+02</text:p>
          </table:table-cell>
          <table:table-cell office:value-type="float" office:value="1.192" calcext:value-type="float">
            <text:p>1.19E+00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A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14.6" calcext:value-type="float">
            <text:p>1.15E+02</text:p>
          </table:table-cell>
          <table:table-cell office:value-type="float" office:value="1.123" calcext:value-type="float">
            <text:p>1.12E+00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A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17.9" calcext:value-type="float">
            <text:p>1.18E+02</text:p>
          </table:table-cell>
          <table:table-cell office:value-type="float" office:value="1.061" calcext:value-type="float">
            <text:p>1.06E+00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21.1" calcext:value-type="float">
            <text:p>1.21E+02</text:p>
          </table:table-cell>
          <table:table-cell office:value-type="float" office:value="1.007" calcext:value-type="float">
            <text:p>1.01E+00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A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24" calcext:value-type="float">
            <text:p>1.24E+02</text:p>
          </table:table-cell>
          <table:table-cell office:value-type="float" office:value="0.9586" calcext:value-type="float">
            <text:p>9.59E-01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A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29.2" calcext:value-type="float">
            <text:p>1.29E+02</text:p>
          </table:table-cell>
          <table:table-cell office:value-type="float" office:value="0.8755" calcext:value-type="float">
            <text:p>8.76E-01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A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33.9" calcext:value-type="float">
            <text:p>1.34E+02</text:p>
          </table:table-cell>
          <table:table-cell office:value-type="float" office:value="0.8069" calcext:value-type="float">
            <text:p>8.07E-01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A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38" calcext:value-type="float">
            <text:p>1.38E+02</text:p>
          </table:table-cell>
          <table:table-cell office:value-type="float" office:value="0.7491" calcext:value-type="float">
            <text:p>7.49E-01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A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1.7" calcext:value-type="float">
            <text:p>1.42E+02</text:p>
          </table:table-cell>
          <table:table-cell office:value-type="float" office:value="0.6997" calcext:value-type="float">
            <text:p>7.00E-01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4.9" calcext:value-type="float">
            <text:p>1.45E+02</text:p>
          </table:table-cell>
          <table:table-cell office:value-type="float" office:value="0.6569" calcext:value-type="float">
            <text:p>6.57E-01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7.9" calcext:value-type="float">
            <text:p>1.48E+02</text:p>
          </table:table-cell>
          <table:table-cell office:value-type="float" office:value="0.6195" calcext:value-type="float">
            <text:p>6.20E-01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A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52.9" calcext:value-type="float">
            <text:p>1.53E+02</text:p>
          </table:table-cell>
          <table:table-cell office:value-type="float" office:value="0.5571" calcext:value-type="float">
            <text:p>5.57E-01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57" calcext:value-type="float">
            <text:p>1.57E+02</text:p>
          </table:table-cell>
          <table:table-cell office:value-type="float" office:value="0.507" calcext:value-type="float">
            <text:p>5.07E-01</text:p>
          </table:table-cell>
          <table:table-cell office:value-type="float" office:value="7767" calcext:value-type="float">
            <text:p>776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A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0.3" calcext:value-type="float">
            <text:p>1.60E+02</text:p>
          </table:table-cell>
          <table:table-cell office:value-type="float" office:value="0.4657" calcext:value-type="float">
            <text:p>4.66E-01</text:p>
          </table:table-cell>
          <table:table-cell office:value-type="float" office:value="8388" calcext:value-type="float">
            <text:p>838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A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2.9" calcext:value-type="float">
            <text:p>1.63E+02</text:p>
          </table:table-cell>
          <table:table-cell office:value-type="float" office:value="0.4312" calcext:value-type="float">
            <text:p>4.31E-01</text:p>
          </table:table-cell>
          <table:table-cell office:value-type="float" office:value="8998" calcext:value-type="float">
            <text:p>899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4.9" calcext:value-type="float">
            <text:p>1.65E+02</text:p>
          </table:table-cell>
          <table:table-cell office:value-type="float" office:value="0.4018" calcext:value-type="float">
            <text:p>4.02E-01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A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6.3" calcext:value-type="float">
            <text:p>1.66E+02</text:p>
          </table:table-cell>
          <table:table-cell office:value-type="float" office:value="0.3764" calcext:value-type="float">
            <text:p>3.76E-0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A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7.2" calcext:value-type="float">
            <text:p>1.67E+02</text:p>
          </table:table-cell>
          <table:table-cell office:value-type="float" office:value="0.3543" calcext:value-type="float">
            <text:p>3.54E-0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7.7" calcext:value-type="float">
            <text:p>1.68E+02</text:p>
          </table:table-cell>
          <table:table-cell office:value-type="float" office:value="0.3348" calcext:value-type="float">
            <text:p>3.35E-0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7.8" calcext:value-type="float">
            <text:p>1.68E+02</text:p>
          </table:table-cell>
          <table:table-cell office:value-type="float" office:value="0.3175" calcext:value-type="float">
            <text:p>3.18E-0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A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7.6" calcext:value-type="float">
            <text:p>1.68E+02</text:p>
          </table:table-cell>
          <table:table-cell office:value-type="float" office:value="0.302" calcext:value-type="float">
            <text:p>3.02E-01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A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7" calcext:value-type="float">
            <text:p>1.67E+02</text:p>
          </table:table-cell>
          <table:table-cell office:value-type="float" office:value="0.2881" calcext:value-type="float">
            <text:p>2.88E-01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5.2" calcext:value-type="float">
            <text:p>1.65E+02</text:p>
          </table:table-cell>
          <table:table-cell office:value-type="float" office:value="0.264" calcext:value-type="float">
            <text:p>2.64E-01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A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61.9" calcext:value-type="float">
            <text:p>1.62E+02</text:p>
          </table:table-cell>
          <table:table-cell office:value-type="float" office:value="0.2394" calcext:value-type="float">
            <text:p>2.39E-0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A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57.9" calcext:value-type="float">
            <text:p>1.58E+02</text:p>
          </table:table-cell>
          <table:table-cell office:value-type="float" office:value="0.2192" calcext:value-type="float">
            <text:p>2.19E-01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A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53.6" calcext:value-type="float">
            <text:p>1.54E+02</text:p>
          </table:table-cell>
          <table:table-cell office:value-type="float" office:value="0.2024" calcext:value-type="float">
            <text:p>2.02E-0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A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9.2" calcext:value-type="float">
            <text:p>1.49E+02</text:p>
          </table:table-cell>
          <table:table-cell office:value-type="float" office:value="0.1882" calcext:value-type="float">
            <text:p>1.88E-01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4.8" calcext:value-type="float">
            <text:p>1.45E+02</text:p>
          </table:table-cell>
          <table:table-cell office:value-type="float" office:value="0.1759" calcext:value-type="float">
            <text:p>1.76E-01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A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40.4" calcext:value-type="float">
            <text:p>1.40E+02</text:p>
          </table:table-cell>
          <table:table-cell office:value-type="float" office:value="0.1652" calcext:value-type="float">
            <text:p>1.65E-01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A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36.3" calcext:value-type="float">
            <text:p>1.36E+02</text:p>
          </table:table-cell>
          <table:table-cell office:value-type="float" office:value="0.1559" calcext:value-type="float">
            <text:p>1.56E-01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string" calcext:value-type="string">
            <text:p>A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32.3" calcext:value-type="float">
            <text:p>1.32E+02</text:p>
          </table:table-cell>
          <table:table-cell office:value-type="float" office:value="0.1476" calcext:value-type="float">
            <text:p>1.48E-0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string" calcext:value-type="string">
            <text:p>A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25" calcext:value-type="float">
            <text:p>1.25E+02</text:p>
          </table:table-cell>
          <table:table-cell office:value-type="float" office:value="0.1335" calcext:value-type="float">
            <text:p>1.34E-01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18.4" calcext:value-type="float">
            <text:p>1.18E+02</text:p>
          </table:table-cell>
          <table:table-cell office:value-type="float" office:value="0.1221" calcext:value-type="float">
            <text:p>1.22E-01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A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12.6" calcext:value-type="float">
            <text:p>1.13E+02</text:p>
          </table:table-cell>
          <table:table-cell office:value-type="float" office:value="0.1125" calcext:value-type="float">
            <text:p>1.13E-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07.3" calcext:value-type="float">
            <text:p>1.07E+02</text:p>
          </table:table-cell>
          <table:table-cell office:value-type="float" office:value="0.1044" calcext:value-type="float">
            <text:p>1.04E-01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102.6" calcext:value-type="float">
            <text:p>1.03E+02</text:p>
          </table:table-cell>
          <table:table-cell office:value-type="float" office:value="0.0975" calcext:value-type="float">
            <text:p>9.75E-02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string" calcext:value-type="string">
            <text:p>A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98.35" calcext:value-type="float">
            <text:p>9.84E+01</text:p>
          </table:table-cell>
          <table:table-cell office:value-type="float" office:value="0.09148" calcext:value-type="float">
            <text:p>9.15E-02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076" calcext:value-type="float">
            <text:p>2076</text:p>
          </table:table-cell>
          <table:table-cell office:value-type="string" calcext:value-type="string">
            <text:p>A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90.98" calcext:value-type="float">
            <text:p>9.10E+01</text:p>
          </table:table-cell>
          <table:table-cell office:value-type="float" office:value="0.08154" calcext:value-type="float">
            <text:p>8.15E-02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603" calcext:value-type="float">
            <text:p>2603</text:p>
          </table:table-cell>
          <table:table-cell office:value-type="string" calcext:value-type="string">
            <text:p>A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keV</text:p>
          </table:table-cell>
          <table:table-cell/>
          <table:table-cell office:value-type="float" office:value="84.83" calcext:value-type="float">
            <text:p>8.48E+01</text:p>
          </table:table-cell>
          <table:table-cell office:value-type="float" office:value="0.07365" calcext:value-type="float">
            <text:p>7.37E-02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string" calcext:value-type="string">
            <text:p>A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79.61" calcext:value-type="float">
            <text:p>7.96E+01</text:p>
          </table:table-cell>
          <table:table-cell office:value-type="float" office:value="0.06723" calcext:value-type="float">
            <text:p>6.72E-02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3596" calcext:value-type="float">
            <text:p>3596</text:p>
          </table:table-cell>
          <table:table-cell office:value-type="string" calcext:value-type="string">
            <text:p>A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75.12" calcext:value-type="float">
            <text:p>7.51E+01</text:p>
          </table:table-cell>
          <table:table-cell office:value-type="float" office:value="0.06189" calcext:value-type="float">
            <text:p>6.19E-02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4081" calcext:value-type="float">
            <text:p>4081</text:p>
          </table:table-cell>
          <table:table-cell office:value-type="string" calcext:value-type="string">
            <text:p>A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71.2" calcext:value-type="float">
            <text:p>7.12E+01</text:p>
          </table:table-cell>
          <table:table-cell office:value-type="float" office:value="0.05738" calcext:value-type="float">
            <text:p>5.74E-02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4565" calcext:value-type="float">
            <text:p>4565</text:p>
          </table:table-cell>
          <table:table-cell office:value-type="string" calcext:value-type="string">
            <text:p>A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67.76" calcext:value-type="float">
            <text:p>6.78E+01</text:p>
          </table:table-cell>
          <table:table-cell office:value-type="float" office:value="0.05351" calcext:value-type="float">
            <text:p>5.35E-02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5049" calcext:value-type="float">
            <text:p>5049</text:p>
          </table:table-cell>
          <table:table-cell office:value-type="string" calcext:value-type="string">
            <text:p>A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64.69" calcext:value-type="float">
            <text:p>6.47E+01</text:p>
          </table:table-cell>
          <table:table-cell office:value-type="float" office:value="0.05016" calcext:value-type="float">
            <text:p>5.02E-02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string" calcext:value-type="string">
            <text:p>A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61.95" calcext:value-type="float">
            <text:p>6.20E+01</text:p>
          </table:table-cell>
          <table:table-cell office:value-type="float" office:value="0.04723" calcext:value-type="float">
            <text:p>4.72E-02</text:p>
          </table:table-cell>
          <table:table-cell office:value-type="float" office:value="16.01" calcext:value-type="float">
            <text:p>16.01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6023" calcext:value-type="float">
            <text:p>6023</text:p>
          </table:table-cell>
          <table:table-cell office:value-type="string" calcext:value-type="string">
            <text:p>A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9.49" calcext:value-type="float">
            <text:p>5.95E+01</text:p>
          </table:table-cell>
          <table:table-cell office:value-type="float" office:value="0.04464" calcext:value-type="float">
            <text:p>4.46E-02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6515" calcext:value-type="float">
            <text:p>6515</text:p>
          </table:table-cell>
          <table:table-cell office:value-type="string" calcext:value-type="string">
            <text:p>A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7.25" calcext:value-type="float">
            <text:p>5.73E+01</text:p>
          </table:table-cell>
          <table:table-cell office:value-type="float" office:value="0.04233" calcext:value-type="float">
            <text:p>4.23E-02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A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5.2" calcext:value-type="float">
            <text:p>5.52E+01</text:p>
          </table:table-cell>
          <table:table-cell office:value-type="float" office:value="0.04026" calcext:value-type="float">
            <text:p>4.03E-02</text:p>
          </table:table-cell>
          <table:table-cell office:value-type="float" office:value="21.14" calcext:value-type="float">
            <text:p>21.1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7508" calcext:value-type="float">
            <text:p>7508</text:p>
          </table:table-cell>
          <table:table-cell office:value-type="string" calcext:value-type="string">
            <text:p>A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1.61" calcext:value-type="float">
            <text:p>5.16E+01</text:p>
          </table:table-cell>
          <table:table-cell office:value-type="float" office:value="0.0367" calcext:value-type="float">
            <text:p>3.67E-02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A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8.01" calcext:value-type="float">
            <text:p>4.80E+01</text:p>
          </table:table-cell>
          <table:table-cell office:value-type="float" office:value="0.03309" calcext:value-type="float">
            <text:p>3.31E-02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string" calcext:value-type="string">
            <text:p>um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4.55" calcext:value-type="float">
            <text:p>4.46E+01</text:p>
          </table:table-cell>
          <table:table-cell office:value-type="float" office:value="0.03016" calcext:value-type="float">
            <text:p>3.02E-02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string" calcext:value-type="string">
            <text:p>um</text:p>
          </table:table-cell>
          <table:table-cell office:value-type="float" office:value="8979" calcext:value-type="float">
            <text:p>89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1.64" calcext:value-type="float">
            <text:p>4.16E+01</text:p>
          </table:table-cell>
          <table:table-cell office:value-type="float" office:value="0.02773" calcext:value-type="float">
            <text:p>2.77E-02</text:p>
          </table:table-cell>
          <table:table-cell office:value-type="float" office:value="41.09" calcext:value-type="float">
            <text:p>41.0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string" calcext:value-type="string">
            <text:p>um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9.14" calcext:value-type="float">
            <text:p>3.91E+01</text:p>
          </table:table-cell>
          <table:table-cell office:value-type="float" office:value="0.02567" calcext:value-type="float">
            <text:p>2.57E-02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string" calcext:value-type="string">
            <text:p>um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6.96" calcext:value-type="float">
            <text:p>3.70E+01</text:p>
          </table:table-cell>
          <table:table-cell office:value-type="float" office:value="0.02392" calcext:value-type="float">
            <text:p>2.39E-02</text:p>
          </table:table-cell>
          <table:table-cell office:value-type="float" office:value="53.83" calcext:value-type="float">
            <text:p>53.8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string" calcext:value-type="string">
            <text:p>um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5.04" calcext:value-type="float">
            <text:p>3.50E+01</text:p>
          </table:table-cell>
          <table:table-cell office:value-type="float" office:value="0.0224" calcext:value-type="float">
            <text:p>2.24E-02</text:p>
          </table:table-cell>
          <table:table-cell office:value-type="float" office:value="60.77" calcext:value-type="float">
            <text:p>60.7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string" calcext:value-type="string">
            <text:p>um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3.34" calcext:value-type="float">
            <text:p>3.33E+01</text:p>
          </table:table-cell>
          <table:table-cell office:value-type="float" office:value="0.02107" calcext:value-type="float">
            <text:p>2.11E-02</text:p>
          </table:table-cell>
          <table:table-cell office:value-type="float" office:value="68.08" calcext:value-type="float">
            <text:p>68.08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string" calcext:value-type="string">
            <text:p>um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1.81" calcext:value-type="float">
            <text:p>3.18E+01</text:p>
          </table:table-cell>
          <table:table-cell office:value-type="float" office:value="0.0199" calcext:value-type="float">
            <text:p>1.99E-02</text:p>
          </table:table-cell>
          <table:table-cell office:value-type="float" office:value="75.74" calcext:value-type="float">
            <text:p>75.7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string" calcext:value-type="string">
            <text:p>um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9.18" calcext:value-type="float">
            <text:p>2.92E+01</text:p>
          </table:table-cell>
          <table:table-cell office:value-type="float" office:value="0.01792" calcext:value-type="float">
            <text:p>1.79E-02</text:p>
          </table:table-cell>
          <table:table-cell office:value-type="float" office:value="92.14" calcext:value-type="float">
            <text:p>92.1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string" calcext:value-type="string">
            <text:p>um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6.99" calcext:value-type="float">
            <text:p>2.70E+01</text:p>
          </table:table-cell>
          <table:table-cell office:value-type="float" office:value="0.01631" calcext:value-type="float">
            <text:p>1.63E-02</text:p>
          </table:table-cell>
          <table:table-cell office:value-type="float" office:value="109.93" calcext:value-type="float">
            <text:p>109.9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u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5.14" calcext:value-type="float">
            <text:p>2.51E+01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string" calcext:value-type="string">
            <text:p>u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3.55" calcext:value-type="float">
            <text:p>2.36E+01</text:p>
          </table:table-cell>
          <table:table-cell office:value-type="float" office:value="0.01386" calcext:value-type="float">
            <text:p>1.39E-02</text:p>
          </table:table-cell>
          <table:table-cell office:value-type="float" office:value="149.63" calcext:value-type="float">
            <text:p>149.6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string" calcext:value-type="string">
            <text:p>um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2.17" calcext:value-type="float">
            <text:p>2.22E+01</text:p>
          </table:table-cell>
          <table:table-cell office:value-type="float" office:value="0.01291" calcext:value-type="float">
            <text:p>1.29E-02</text:p>
          </table:table-cell>
          <table:table-cell office:value-type="float" office:value="171.49" calcext:value-type="float">
            <text:p>171.4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string" calcext:value-type="string">
            <text:p>um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0.95" calcext:value-type="float">
            <text:p>2.10E+01</text:p>
          </table:table-cell>
          <table:table-cell office:value-type="float" office:value="0.01208" calcext:value-type="float">
            <text:p>1.21E-02</text:p>
          </table:table-cell>
          <table:table-cell office:value-type="float" office:value="194.67" calcext:value-type="float">
            <text:p>194.6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string" calcext:value-type="string">
            <text:p>um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8.92" calcext:value-type="float">
            <text:p>1.89E+01</text:p>
          </table:table-cell>
          <table:table-cell office:value-type="float" office:value="0.01072" calcext:value-type="float">
            <text:p>1.07E-02</text:p>
          </table:table-cell>
          <table:table-cell office:value-type="float" office:value="244.84" calcext:value-type="float">
            <text:p>244.84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0.52" calcext:value-type="float">
            <text:p>10.52</text:p>
          </table:table-cell>
          <table:table-cell office:value-type="string" calcext:value-type="string">
            <text:p>um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7.27" calcext:value-type="float">
            <text:p>1.73E+01</text:p>
          </table:table-cell>
          <table:table-cell office:value-type="float" office:value="0.009643" calcext:value-type="float">
            <text:p>9.64E-03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3.19" calcext:value-type="float">
            <text:p>13.19</text:p>
          </table:table-cell>
          <table:table-cell office:value-type="string" calcext:value-type="string">
            <text:p>um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5.92" calcext:value-type="float">
            <text:p>1.59E+01</text:p>
          </table:table-cell>
          <table:table-cell office:value-type="float" office:value="0.008772" calcext:value-type="float">
            <text:p>8.77E-03</text:p>
          </table:table-cell>
          <table:table-cell office:value-type="float" office:value="360.35" calcext:value-type="float">
            <text:p>360.35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string" calcext:value-type="string">
            <text:p>um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4.77" calcext:value-type="float">
            <text:p>1.48E+01</text:p>
          </table:table-cell>
          <table:table-cell office:value-type="float" office:value="0.008051" calcext:value-type="float">
            <text:p>8.05E-03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18.39" calcext:value-type="float">
            <text:p>18.39</text:p>
          </table:table-cell>
          <table:table-cell office:value-type="string" calcext:value-type="string">
            <text:p>um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3.8" calcext:value-type="float">
            <text:p>1.38E+01</text:p>
          </table:table-cell>
          <table:table-cell office:value-type="float" office:value="0.007445" calcext:value-type="float">
            <text:p>7.45E-03</text:p>
          </table:table-cell>
          <table:table-cell office:value-type="float" office:value="495.47" calcext:value-type="float">
            <text:p>495.4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0.99" calcext:value-type="float">
            <text:p>20.99</text:p>
          </table:table-cell>
          <table:table-cell office:value-type="string" calcext:value-type="string">
            <text:p>um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2.95" calcext:value-type="float">
            <text:p>1.30E+01</text:p>
          </table:table-cell>
          <table:table-cell office:value-type="float" office:value="0.006927" calcext:value-type="float">
            <text:p>6.93E-03</text:p>
          </table:table-cell>
          <table:table-cell office:value-type="float" office:value="570.19" calcext:value-type="float">
            <text:p>570.19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3.62" calcext:value-type="float">
            <text:p>23.62</text:p>
          </table:table-cell>
          <table:table-cell office:value-type="string" calcext:value-type="string">
            <text:p>um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2.22" calcext:value-type="float">
            <text:p>1.22E+01</text:p>
          </table:table-cell>
          <table:table-cell office:value-type="float" office:value="0.006479" calcext:value-type="float">
            <text:p>6.48E-03</text:p>
          </table:table-cell>
          <table:table-cell office:value-type="float" office:value="649.61" calcext:value-type="float">
            <text:p>649.61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6.28" calcext:value-type="float">
            <text:p>26.28</text:p>
          </table:table-cell>
          <table:table-cell office:value-type="string" calcext:value-type="string">
            <text:p>um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1.56" calcext:value-type="float">
            <text:p>1.16E+01</text:p>
          </table:table-cell>
          <table:table-cell office:value-type="float" office:value="0.006088" calcext:value-type="float">
            <text:p>6.09E-03</text:p>
          </table:table-cell>
          <table:table-cell office:value-type="float" office:value="733.66" calcext:value-type="float">
            <text:p>733.66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28.98" calcext:value-type="float">
            <text:p>28.98</text:p>
          </table:table-cell>
          <table:table-cell office:value-type="string" calcext:value-type="string">
            <text:p>um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0.98" calcext:value-type="float">
            <text:p>1.10E+01</text:p>
          </table:table-cell>
          <table:table-cell office:value-type="float" office:value="0.005743" calcext:value-type="float">
            <text:p>5.74E-03</text:p>
          </table:table-cell>
          <table:table-cell office:value-type="float" office:value="822.3" calcext:value-type="float">
            <text:p>822.3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31.72" calcext:value-type="float">
            <text:p>31.72</text:p>
          </table:table-cell>
          <table:table-cell office:value-type="string" calcext:value-type="string">
            <text:p>um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10.47" calcext:value-type="float">
            <text:p>1.05E+01</text:p>
          </table:table-cell>
          <table:table-cell office:value-type="float" office:value="0.005437" calcext:value-type="float">
            <text:p>5.44E-03</text:p>
          </table:table-cell>
          <table:table-cell office:value-type="float" office:value="915.47" calcext:value-type="float">
            <text:p>915.47</text:p>
          </table:table-cell>
          <table:table-cell office:value-type="string" calcext:value-type="string">
            <text:p>um</text:p>
          </table:table-cell>
          <table:table-cell/>
          <table:table-cell office:value-type="float" office:value="34.51" calcext:value-type="float">
            <text:p>34.51</text:p>
          </table:table-cell>
          <table:table-cell office:value-type="string" calcext:value-type="string">
            <text:p>um</text:p>
          </table:table-cell>
          <table:table-cell office:value-type="float" office:value="18.54" calcext:value-type="float">
            <text:p>18.5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9.998" calcext:value-type="float">
            <text:p>1.00E+01</text:p>
          </table:table-cell>
          <table:table-cell office:value-type="float" office:value="0.005163" calcext:value-type="float">
            <text:p>5.16E-0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.33" calcext:value-type="float">
            <text:p>37.33</text:p>
          </table:table-cell>
          <table:table-cell office:value-type="string" calcext:value-type="string">
            <text:p>um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9.187" calcext:value-type="float">
            <text:p>9.19E+00</text:p>
          </table:table-cell>
          <table:table-cell office:value-type="float" office:value="0.004693" calcext:value-type="float">
            <text:p>4.69E-03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47.89" calcext:value-type="float">
            <text:p>47.89</text:p>
          </table:table-cell>
          <table:table-cell office:value-type="string" calcext:value-type="string">
            <text:p>um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8.356" calcext:value-type="float">
            <text:p>8.36E+00</text:p>
          </table:table-cell>
          <table:table-cell office:value-type="float" office:value="0.004218" calcext:value-type="float">
            <text:p>4.22E-0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2.99" calcext:value-type="float">
            <text:p>62.99</text:p>
          </table:table-cell>
          <table:table-cell office:value-type="string" calcext:value-type="string">
            <text:p>um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7.674" calcext:value-type="float">
            <text:p>7.67E+00</text:p>
          </table:table-cell>
          <table:table-cell office:value-type="float" office:value="0.003834" calcext:value-type="float">
            <text:p>3.83E-03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77.31" calcext:value-type="float">
            <text:p>77.31</text:p>
          </table:table-cell>
          <table:table-cell office:value-type="string" calcext:value-type="string">
            <text:p>um</text:p>
          </table:table-cell>
          <table:table-cell office:value-type="float" office:value="35.91" calcext:value-type="float">
            <text:p>35.9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7.104" calcext:value-type="float">
            <text:p>7.10E+00</text:p>
          </table:table-cell>
          <table:table-cell office:value-type="float" office:value="0.003516" calcext:value-type="float">
            <text:p>3.52E-03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91.35" calcext:value-type="float">
            <text:p>91.35</text:p>
          </table:table-cell>
          <table:table-cell office:value-type="string" calcext:value-type="string">
            <text:p>um</text:p>
          </table:table-cell>
          <table:table-cell office:value-type="float" office:value="42.35" calcext:value-type="float">
            <text:p>42.3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6.621" calcext:value-type="float">
            <text:p>6.62E+00</text:p>
          </table:table-cell>
          <table:table-cell office:value-type="float" office:value="0.003249" calcext:value-type="float">
            <text:p>3.25E-0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05.35" calcext:value-type="float">
            <text:p>105.35</text:p>
          </table:table-cell>
          <table:table-cell office:value-type="string" calcext:value-type="string">
            <text:p>um</text:p>
          </table:table-cell>
          <table:table-cell office:value-type="float" office:value="49.24" calcext:value-type="float">
            <text:p>49.2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6.204" calcext:value-type="float">
            <text:p>6.20E+00</text:p>
          </table:table-cell>
          <table:table-cell office:value-type="float" office:value="0.003021" calcext:value-type="float">
            <text:p>3.02E-03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19.4" calcext:value-type="float">
            <text:p>119.4</text:p>
          </table:table-cell>
          <table:table-cell office:value-type="string" calcext:value-type="string">
            <text:p>um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.842" calcext:value-type="float">
            <text:p>5.84E+00</text:p>
          </table:table-cell>
          <table:table-cell office:value-type="float" office:value="0.002824" calcext:value-type="float">
            <text:p>2.82E-03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33.59" calcext:value-type="float">
            <text:p>133.59</text:p>
          </table:table-cell>
          <table:table-cell office:value-type="string" calcext:value-type="string">
            <text:p>um</text:p>
          </table:table-cell>
          <table:table-cell office:value-type="float" office:value="64.39" calcext:value-type="float">
            <text:p>64.3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.523" calcext:value-type="float">
            <text:p>5.52E+00</text:p>
          </table:table-cell>
          <table:table-cell office:value-type="float" office:value="0.002652" calcext:value-type="float">
            <text:p>2.65E-03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47.95" calcext:value-type="float">
            <text:p>147.95</text:p>
          </table:table-cell>
          <table:table-cell office:value-type="string" calcext:value-type="string">
            <text:p>um</text:p>
          </table:table-cell>
          <table:table-cell office:value-type="float" office:value="72.62" calcext:value-type="float">
            <text:p>72.6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5.241" calcext:value-type="float">
            <text:p>5.24E+00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string" calcext:value-type="string">
            <text:p>um</text:p>
          </table:table-cell>
          <table:table-cell office:value-type="float" office:value="81.29" calcext:value-type="float">
            <text:p>81.2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.762" calcext:value-type="float">
            <text:p>4.76E+00</text:p>
          </table:table-cell>
          <table:table-cell office:value-type="float" office:value="0.002246" calcext:value-type="float">
            <text:p>2.25E-03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16.62" calcext:value-type="float">
            <text:p>216.62</text:p>
          </table:table-cell>
          <table:table-cell office:value-type="string" calcext:value-type="string">
            <text:p>um</text:p>
          </table:table-cell>
          <table:table-cell office:value-type="float" office:value="99.89" calcext:value-type="float">
            <text:p>99.8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.372" calcext:value-type="float">
            <text:p>4.37E+00</text:p>
          </table:table-cell>
          <table:table-cell office:value-type="float" office:value="0.00204" calcext:value-type="float">
            <text:p>2.04E-03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67.53" calcext:value-type="float">
            <text:p>267.53</text:p>
          </table:table-cell>
          <table:table-cell office:value-type="string" calcext:value-type="string">
            <text:p>um</text:p>
          </table:table-cell>
          <table:table-cell office:value-type="float" office:value="120.15" calcext:value-type="float">
            <text:p>120.1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4.046" calcext:value-type="float">
            <text:p>4.05E+00</text:p>
          </table:table-cell>
          <table:table-cell office:value-type="float" office:value="0.00187" calcext:value-type="float">
            <text:p>1.87E-03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17.25" calcext:value-type="float">
            <text:p>317.25</text:p>
          </table:table-cell>
          <table:table-cell office:value-type="string" calcext:value-type="string">
            <text:p>um</text:p>
          </table:table-cell>
          <table:table-cell office:value-type="float" office:value="142.01" calcext:value-type="float">
            <text:p>142.0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.771" calcext:value-type="float">
            <text:p>3.77E+00</text:p>
          </table:table-cell>
          <table:table-cell office:value-type="float" office:value="0.001727" calcext:value-type="float">
            <text:p>1.73E-03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6.65" calcext:value-type="float">
            <text:p>366.65</text:p>
          </table:table-cell>
          <table:table-cell office:value-type="string" calcext:value-type="string">
            <text:p>um</text:p>
          </table:table-cell>
          <table:table-cell office:value-type="float" office:value="165.46" calcext:value-type="float">
            <text:p>165.4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.534" calcext:value-type="float">
            <text:p>3.53E+00</text:p>
          </table:table-cell>
          <table:table-cell office:value-type="float" office:value="0.001605" calcext:value-type="float">
            <text:p>1.61E-03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416.17" calcext:value-type="float">
            <text:p>416.17</text:p>
          </table:table-cell>
          <table:table-cell office:value-type="string" calcext:value-type="string">
            <text:p>um</text:p>
          </table:table-cell>
          <table:table-cell office:value-type="float" office:value="190.43" calcext:value-type="float">
            <text:p>190.4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3.329" calcext:value-type="float">
            <text:p>3.33E+00</text:p>
          </table:table-cell>
          <table:table-cell office:value-type="float" office:value="0.001499" calcext:value-type="float">
            <text:p>1.50E-03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466.05" calcext:value-type="float">
            <text:p>466.05</text:p>
          </table:table-cell>
          <table:table-cell office:value-type="string" calcext:value-type="string">
            <text:p>um</text:p>
          </table:table-cell>
          <table:table-cell office:value-type="float" office:value="216.91" calcext:value-type="float">
            <text:p>216.9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.99" calcext:value-type="float">
            <text:p>2.99E+00</text:p>
          </table:table-cell>
          <table:table-cell office:value-type="float" office:value="0.001327" calcext:value-type="float">
            <text:p>1.33E-03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49.6" calcext:value-type="float">
            <text:p>649.6</text:p>
          </table:table-cell>
          <table:table-cell office:value-type="string" calcext:value-type="string">
            <text:p>um</text:p>
          </table:table-cell>
          <table:table-cell office:value-type="float" office:value="274.27" calcext:value-type="float">
            <text:p>274.2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.721" calcext:value-type="float">
            <text:p>2.72E+00</text:p>
          </table:table-cell>
          <table:table-cell office:value-type="float" office:value="0.001191" calcext:value-type="float">
            <text:p>1.19E-03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820.39" calcext:value-type="float">
            <text:p>820.39</text:p>
          </table:table-cell>
          <table:table-cell office:value-type="string" calcext:value-type="string">
            <text:p>um</text:p>
          </table:table-cell>
          <table:table-cell office:value-type="float" office:value="337.29" calcext:value-type="float">
            <text:p>337.2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V</text:p>
          </table:table-cell>
          <table:table-cell/>
          <table:table-cell office:value-type="float" office:value="2.502" calcext:value-type="float">
            <text:p>2.50E+00</text:p>
          </table:table-cell>
          <table:table-cell office:value-type="float" office:value="0.001081" calcext:value-type="float">
            <text:p>1.08E-03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986.74" calcext:value-type="float">
            <text:p>986.74</text:p>
          </table:table-cell>
          <table:table-cell office:value-type="string" calcext:value-type="string">
            <text:p>um</text:p>
          </table:table-cell>
          <table:table-cell office:value-type="float" office:value="405.77" calcext:value-type="float">
            <text:p>405.77</text:p>
          </table:table-cell>
          <table:table-cell office:value-type="string" calcext:value-type="string">
            <text:p>um</text:p>
          </table:table-cell>
        </table:table-row>
      </table:table>
      <table:table table:name="He3_in_SiO2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eV</text:p>
          </table:table-cell>
          <table:table-cell table:formula="of:=IF([.C1]=&quot;keV&quot;;[.B1]/1000;[.B1])" office:value-type="float" office:value="0.01" calcext:value-type="float">
            <text:p>0.01</text:p>
          </table:table-cell>
          <table:table-cell office:value-type="float" office:value="75.54" calcext:value-type="float">
            <text:p>7.55E+01</text:p>
          </table:table-cell>
          <table:table-cell office:value-type="float" office:value="10.57" calcext:value-type="float">
            <text:p>1.06E+0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</text:p>
          </table:table-cell>
          <table:table-cell table:formula="of:=IF([.H1]=&quot;A&quot;;[.G1]/10000;IF([.H1]=&quot;mm&quot;;[.G1]*1000;[.G1]))" office:value-type="float" office:value="0.0861" calcext:value-type="float">
            <text:p>0.086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V</text:p>
          </table:table-cell>
          <table:table-cell table:formula="of:=IF([.C2]=&quot;keV&quot;;[.B2]/1000;[.B2])" office:value-type="float" office:value="0.011" calcext:value-type="float">
            <text:p>0.011</text:p>
          </table:table-cell>
          <table:table-cell office:value-type="float" office:value="79.3" calcext:value-type="float">
            <text:p>7.93E+01</text:p>
          </table:table-cell>
          <table:table-cell office:value-type="float" office:value="10.07" calcext:value-type="float">
            <text:p>1.01E+01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A</text:p>
          </table:table-cell>
          <table:table-cell table:formula="of:=IF([.H2]=&quot;A&quot;;[.G2]/10000;IF([.H2]=&quot;mm&quot;;[.G2]*1000;[.G2]))" office:value-type="float" office:value="0.0942" calcext:value-type="float">
            <text:p>0.094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eV</text:p>
          </table:table-cell>
          <table:table-cell table:formula="of:=IF([.C3]=&quot;keV&quot;;[.B3]/1000;[.B3])" office:value-type="float" office:value="0.012" calcext:value-type="float">
            <text:p>0.012</text:p>
          </table:table-cell>
          <table:table-cell office:value-type="float" office:value="82.98" calcext:value-type="float">
            <text:p>8.30E+01</text:p>
          </table:table-cell>
          <table:table-cell office:value-type="float" office:value="9.618" calcext:value-type="float">
            <text:p>9.62E+0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</text:p>
          </table:table-cell>
          <table:table-cell table:formula="of:=IF([.H3]=&quot;A&quot;;[.G3]/10000;IF([.H3]=&quot;mm&quot;;[.G3]*1000;[.G3]))" office:value-type="float" office:value="0.1021" calcext:value-type="float">
            <text:p>0.102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eV</text:p>
          </table:table-cell>
          <table:table-cell table:formula="of:=IF([.C4]=&quot;keV&quot;;[.B4]/1000;[.B4])" office:value-type="float" office:value="0.013" calcext:value-type="float">
            <text:p>0.013</text:p>
          </table:table-cell>
          <table:table-cell office:value-type="float" office:value="86.59" calcext:value-type="float">
            <text:p>8.66E+01</text:p>
          </table:table-cell>
          <table:table-cell office:value-type="float" office:value="9.213" calcext:value-type="float">
            <text:p>9.21E+0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</text:p>
          </table:table-cell>
          <table:table-cell table:formula="of:=IF([.H4]=&quot;A&quot;;[.G4]/10000;IF([.H4]=&quot;mm&quot;;[.G4]*1000;[.G4]))" office:value-type="float" office:value="0.1099" calcext:value-type="float">
            <text:p>0.109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eV</text:p>
          </table:table-cell>
          <table:table-cell table:formula="of:=IF([.C5]=&quot;keV&quot;;[.B5]/1000;[.B5])" office:value-type="float" office:value="0.014" calcext:value-type="float">
            <text:p>0.014</text:p>
          </table:table-cell>
          <table:table-cell office:value-type="float" office:value="90.14" calcext:value-type="float">
            <text:p>9.01E+01</text:p>
          </table:table-cell>
          <table:table-cell office:value-type="float" office:value="8.846" calcext:value-type="float">
            <text:p>8.85E+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A</text:p>
          </table:table-cell>
          <table:table-cell table:formula="of:=IF([.H5]=&quot;A&quot;;[.G5]/10000;IF([.H5]=&quot;mm&quot;;[.G5]*1000;[.G5]))" office:value-type="float" office:value="0.1175" calcext:value-type="float">
            <text:p>0.117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eV</text:p>
          </table:table-cell>
          <table:table-cell table:formula="of:=IF([.C6]=&quot;keV&quot;;[.B6]/1000;[.B6])" office:value-type="float" office:value="0.015" calcext:value-type="float">
            <text:p>0.015</text:p>
          </table:table-cell>
          <table:table-cell office:value-type="float" office:value="93.61" calcext:value-type="float">
            <text:p>9.36E+01</text:p>
          </table:table-cell>
          <table:table-cell office:value-type="float" office:value="8.512" calcext:value-type="float">
            <text:p>8.51E+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table:formula="of:=IF([.H6]=&quot;A&quot;;[.G6]/10000;IF([.H6]=&quot;mm&quot;;[.G6]*1000;[.G6]))" office:value-type="float" office:value="0.125" calcext:value-type="float">
            <text:p>0.125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eV</text:p>
          </table:table-cell>
          <table:table-cell table:formula="of:=IF([.C7]=&quot;keV&quot;;[.B7]/1000;[.B7])" office:value-type="float" office:value="0.016" calcext:value-type="float">
            <text:p>0.016</text:p>
          </table:table-cell>
          <table:table-cell office:value-type="float" office:value="97.02" calcext:value-type="float">
            <text:p>9.70E+01</text:p>
          </table:table-cell>
          <table:table-cell office:value-type="float" office:value="8.206" calcext:value-type="float">
            <text:p>8.21E+00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A</text:p>
          </table:table-cell>
          <table:table-cell table:formula="of:=IF([.H7]=&quot;A&quot;;[.G7]/10000;IF([.H7]=&quot;mm&quot;;[.G7]*1000;[.G7]))" office:value-type="float" office:value="0.1324" calcext:value-type="float">
            <text:p>0.132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A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eV</text:p>
          </table:table-cell>
          <table:table-cell table:formula="of:=IF([.C8]=&quot;keV&quot;;[.B8]/1000;[.B8])" office:value-type="float" office:value="0.017" calcext:value-type="float">
            <text:p>0.017</text:p>
          </table:table-cell>
          <table:table-cell office:value-type="float" office:value="100.4" calcext:value-type="float">
            <text:p>1.00E+02</text:p>
          </table:table-cell>
          <table:table-cell office:value-type="float" office:value="7.925" calcext:value-type="float">
            <text:p>7.93E+0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A</text:p>
          </table:table-cell>
          <table:table-cell table:formula="of:=IF([.H8]=&quot;A&quot;;[.G8]/10000;IF([.H8]=&quot;mm&quot;;[.G8]*1000;[.G8]))" office:value-type="float" office:value="0.1397" calcext:value-type="float">
            <text:p>0.1397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V</text:p>
          </table:table-cell>
          <table:table-cell table:formula="of:=IF([.C9]=&quot;keV&quot;;[.B9]/1000;[.B9])" office:value-type="float" office:value="0.018" calcext:value-type="float">
            <text:p>0.018</text:p>
          </table:table-cell>
          <table:table-cell office:value-type="float" office:value="103.6" calcext:value-type="float">
            <text:p>1.04E+02</text:p>
          </table:table-cell>
          <table:table-cell office:value-type="float" office:value="7.665" calcext:value-type="float">
            <text:p>7.67E+0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A</text:p>
          </table:table-cell>
          <table:table-cell table:formula="of:=IF([.H9]=&quot;A&quot;;[.G9]/10000;IF([.H9]=&quot;mm&quot;;[.G9]*1000;[.G9]))" office:value-type="float" office:value="0.1469" calcext:value-type="float">
            <text:p>0.146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A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eV</text:p>
          </table:table-cell>
          <table:table-cell table:formula="of:=IF([.C10]=&quot;keV&quot;;[.B10]/1000;[.B10])" office:value-type="float" office:value="0.02" calcext:value-type="float">
            <text:p>0.02</text:p>
          </table:table-cell>
          <table:table-cell office:value-type="float" office:value="109.9" calcext:value-type="float">
            <text:p>1.10E+02</text:p>
          </table:table-cell>
          <table:table-cell office:value-type="float" office:value="7.201" calcext:value-type="float">
            <text:p>7.20E+0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A</text:p>
          </table:table-cell>
          <table:table-cell table:formula="of:=IF([.H10]=&quot;A&quot;;[.G10]/10000;IF([.H10]=&quot;mm&quot;;[.G10]*1000;[.G10]))" office:value-type="float" office:value="0.1608" calcext:value-type="float">
            <text:p>0.160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keV</text:p>
          </table:table-cell>
          <table:table-cell table:formula="of:=IF([.C11]=&quot;keV&quot;;[.B11]/1000;[.B11])" office:value-type="float" office:value="0.0225" calcext:value-type="float">
            <text:p>0.0225</text:p>
          </table:table-cell>
          <table:table-cell office:value-type="float" office:value="117.5" calcext:value-type="float">
            <text:p>1.18E+02</text:p>
          </table:table-cell>
          <table:table-cell office:value-type="float" office:value="6.705" calcext:value-type="float">
            <text:p>6.71E+00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A</text:p>
          </table:table-cell>
          <table:table-cell table:formula="of:=IF([.H11]=&quot;A&quot;;[.G11]/10000;IF([.H11]=&quot;mm&quot;;[.G11]*1000;[.G11]))" office:value-type="float" office:value="0.1776" calcext:value-type="float">
            <text:p>0.1776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A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eV</text:p>
          </table:table-cell>
          <table:table-cell table:formula="of:=IF([.C12]=&quot;keV&quot;;[.B12]/1000;[.B12])" office:value-type="float" office:value="0.025" calcext:value-type="float">
            <text:p>0.025</text:p>
          </table:table-cell>
          <table:table-cell office:value-type="float" office:value="124.7" calcext:value-type="float">
            <text:p>1.25E+02</text:p>
          </table:table-cell>
          <table:table-cell office:value-type="float" office:value="6.282" calcext:value-type="float">
            <text:p>6.28E+0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</text:p>
          </table:table-cell>
          <table:table-cell table:formula="of:=IF([.H12]=&quot;A&quot;;[.G12]/10000;IF([.H12]=&quot;mm&quot;;[.G12]*1000;[.G12]))" office:value-type="float" office:value="0.1938" calcext:value-type="float">
            <text:p>0.1938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A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keV</text:p>
          </table:table-cell>
          <table:table-cell table:formula="of:=IF([.C13]=&quot;keV&quot;;[.B13]/1000;[.B13])" office:value-type="float" office:value="0.0275" calcext:value-type="float">
            <text:p>0.0275</text:p>
          </table:table-cell>
          <table:table-cell office:value-type="float" office:value="131.5" calcext:value-type="float">
            <text:p>1.32E+02</text:p>
          </table:table-cell>
          <table:table-cell office:value-type="float" office:value="5.916" calcext:value-type="float">
            <text:p>5.92E+00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A</text:p>
          </table:table-cell>
          <table:table-cell table:formula="of:=IF([.H13]=&quot;A&quot;;[.G13]/10000;IF([.H13]=&quot;mm&quot;;[.G13]*1000;[.G13]))" office:value-type="float" office:value="0.2095" calcext:value-type="float">
            <text:p>0.209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eV</text:p>
          </table:table-cell>
          <table:table-cell table:formula="of:=IF([.C14]=&quot;keV&quot;;[.B14]/1000;[.B14])" office:value-type="float" office:value="0.03" calcext:value-type="float">
            <text:p>0.03</text:p>
          </table:table-cell>
          <table:table-cell office:value-type="float" office:value="138.1" calcext:value-type="float">
            <text:p>1.38E+02</text:p>
          </table:table-cell>
          <table:table-cell office:value-type="float" office:value="5.596" calcext:value-type="float">
            <text:p>5.60E+00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A</text:p>
          </table:table-cell>
          <table:table-cell table:formula="of:=IF([.H14]=&quot;A&quot;;[.G14]/10000;IF([.H14]=&quot;mm&quot;;[.G14]*1000;[.G14]))" office:value-type="float" office:value="0.2246" calcext:value-type="float">
            <text:p>0.224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keV</text:p>
          </table:table-cell>
          <table:table-cell table:formula="of:=IF([.C15]=&quot;keV&quot;;[.B15]/1000;[.B15])" office:value-type="float" office:value="0.0325" calcext:value-type="float">
            <text:p>0.0325</text:p>
          </table:table-cell>
          <table:table-cell office:value-type="float" office:value="144.5" calcext:value-type="float">
            <text:p>1.45E+02</text:p>
          </table:table-cell>
          <table:table-cell office:value-type="float" office:value="5.313" calcext:value-type="float">
            <text:p>5.31E+0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A</text:p>
          </table:table-cell>
          <table:table-cell table:formula="of:=IF([.H15]=&quot;A&quot;;[.G15]/10000;IF([.H15]=&quot;mm&quot;;[.G15]*1000;[.G15]))" office:value-type="float" office:value="0.2393" calcext:value-type="float">
            <text:p>0.239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eV</text:p>
          </table:table-cell>
          <table:table-cell table:formula="of:=IF([.C16]=&quot;keV&quot;;[.B16]/1000;[.B16])" office:value-type="float" office:value="0.035" calcext:value-type="float">
            <text:p>0.035</text:p>
          </table:table-cell>
          <table:table-cell office:value-type="float" office:value="150.6" calcext:value-type="float">
            <text:p>1.51E+02</text:p>
          </table:table-cell>
          <table:table-cell office:value-type="float" office:value="5.061" calcext:value-type="float">
            <text:p>5.06E+00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</text:p>
          </table:table-cell>
          <table:table-cell table:formula="of:=IF([.H16]=&quot;A&quot;;[.G16]/10000;IF([.H16]=&quot;mm&quot;;[.G16]*1000;[.G16]))" office:value-type="float" office:value="0.2535" calcext:value-type="float">
            <text:p>0.253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keV</text:p>
          </table:table-cell>
          <table:table-cell table:formula="of:=IF([.C17]=&quot;keV&quot;;[.B17]/1000;[.B17])" office:value-type="float" office:value="0.0375" calcext:value-type="float">
            <text:p>0.0375</text:p>
          </table:table-cell>
          <table:table-cell office:value-type="float" office:value="156.4" calcext:value-type="float">
            <text:p>1.56E+02</text:p>
          </table:table-cell>
          <table:table-cell office:value-type="float" office:value="4.835" calcext:value-type="float">
            <text:p>4.84E+00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A</text:p>
          </table:table-cell>
          <table:table-cell table:formula="of:=IF([.H17]=&quot;A&quot;;[.G17]/10000;IF([.H17]=&quot;mm&quot;;[.G17]*1000;[.G17]))" office:value-type="float" office:value="0.2674" calcext:value-type="float">
            <text:p>0.267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eV</text:p>
          </table:table-cell>
          <table:table-cell table:formula="of:=IF([.C18]=&quot;keV&quot;;[.B18]/1000;[.B18])" office:value-type="float" office:value="0.04" calcext:value-type="float">
            <text:p>0.04</text:p>
          </table:table-cell>
          <table:table-cell office:value-type="float" office:value="162.1" calcext:value-type="float">
            <text:p>1.62E+02</text:p>
          </table:table-cell>
          <table:table-cell office:value-type="float" office:value="4.631" calcext:value-type="float">
            <text:p>4.63E+00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A</text:p>
          </table:table-cell>
          <table:table-cell table:formula="of:=IF([.H18]=&quot;A&quot;;[.G18]/10000;IF([.H18]=&quot;mm&quot;;[.G18]*1000;[.G18]))" office:value-type="float" office:value="0.2809" calcext:value-type="float">
            <text:p>0.2809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keV</text:p>
          </table:table-cell>
          <table:table-cell table:formula="of:=IF([.C19]=&quot;keV&quot;;[.B19]/1000;[.B19])" office:value-type="float" office:value="0.045" calcext:value-type="float">
            <text:p>0.045</text:p>
          </table:table-cell>
          <table:table-cell office:value-type="float" office:value="173" calcext:value-type="float">
            <text:p>1.73E+02</text:p>
          </table:table-cell>
          <table:table-cell office:value-type="float" office:value="4.276" calcext:value-type="float">
            <text:p>4.28E+00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A</text:p>
          </table:table-cell>
          <table:table-cell table:formula="of:=IF([.H19]=&quot;A&quot;;[.G19]/10000;IF([.H19]=&quot;mm&quot;;[.G19]*1000;[.G19]))" office:value-type="float" office:value="0.3068" calcext:value-type="float">
            <text:p>0.306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eV</text:p>
          </table:table-cell>
          <table:table-cell table:formula="of:=IF([.C20]=&quot;keV&quot;;[.B20]/1000;[.B20])" office:value-type="float" office:value="0.05" calcext:value-type="float">
            <text:p>0.05</text:p>
          </table:table-cell>
          <table:table-cell office:value-type="float" office:value="183.2" calcext:value-type="float">
            <text:p>1.83E+02</text:p>
          </table:table-cell>
          <table:table-cell office:value-type="float" office:value="3.978" calcext:value-type="float">
            <text:p>3.98E+00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A</text:p>
          </table:table-cell>
          <table:table-cell table:formula="of:=IF([.H20]=&quot;A&quot;;[.G20]/10000;IF([.H20]=&quot;mm&quot;;[.G20]*1000;[.G20]))" office:value-type="float" office:value="0.3316" calcext:value-type="float">
            <text:p>0.331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keV</text:p>
          </table:table-cell>
          <table:table-cell table:formula="of:=IF([.C21]=&quot;keV&quot;;[.B21]/1000;[.B21])" office:value-type="float" office:value="0.055" calcext:value-type="float">
            <text:p>0.055</text:p>
          </table:table-cell>
          <table:table-cell office:value-type="float" office:value="192.9" calcext:value-type="float">
            <text:p>1.93E+02</text:p>
          </table:table-cell>
          <table:table-cell office:value-type="float" office:value="3.723" calcext:value-type="float">
            <text:p>3.72E+00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A</text:p>
          </table:table-cell>
          <table:table-cell table:formula="of:=IF([.H21]=&quot;A&quot;;[.G21]/10000;IF([.H21]=&quot;mm&quot;;[.G21]*1000;[.G21]))" office:value-type="float" office:value="0.3554" calcext:value-type="float">
            <text:p>0.355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eV</text:p>
          </table:table-cell>
          <table:table-cell table:formula="of:=IF([.C22]=&quot;keV&quot;;[.B22]/1000;[.B22])" office:value-type="float" office:value="0.06" calcext:value-type="float">
            <text:p>0.06</text:p>
          </table:table-cell>
          <table:table-cell office:value-type="float" office:value="202" calcext:value-type="float">
            <text:p>2.02E+02</text:p>
          </table:table-cell>
          <table:table-cell office:value-type="float" office:value="3.502" calcext:value-type="float">
            <text:p>3.50E+00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A</text:p>
          </table:table-cell>
          <table:table-cell table:formula="of:=IF([.H22]=&quot;A&quot;;[.G22]/10000;IF([.H22]=&quot;mm&quot;;[.G22]*1000;[.G22]))" office:value-type="float" office:value="0.3783" calcext:value-type="float">
            <text:p>0.3783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keV</text:p>
          </table:table-cell>
          <table:table-cell table:formula="of:=IF([.C23]=&quot;keV&quot;;[.B23]/1000;[.B23])" office:value-type="float" office:value="0.065" calcext:value-type="float">
            <text:p>0.065</text:p>
          </table:table-cell>
          <table:table-cell office:value-type="float" office:value="210.7" calcext:value-type="float">
            <text:p>2.11E+02</text:p>
          </table:table-cell>
          <table:table-cell office:value-type="float" office:value="3.309" calcext:value-type="float">
            <text:p>3.31E+0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</text:p>
          </table:table-cell>
          <table:table-cell table:formula="of:=IF([.H23]=&quot;A&quot;;[.G23]/10000;IF([.H23]=&quot;mm&quot;;[.G23]*1000;[.G23]))" office:value-type="float" office:value="0.4004" calcext:value-type="float">
            <text:p>0.400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eV</text:p>
          </table:table-cell>
          <table:table-cell table:formula="of:=IF([.C24]=&quot;keV&quot;;[.B24]/1000;[.B24])" office:value-type="float" office:value="0.07" calcext:value-type="float">
            <text:p>0.07</text:p>
          </table:table-cell>
          <table:table-cell office:value-type="float" office:value="219" calcext:value-type="float">
            <text:p>2.19E+02</text:p>
          </table:table-cell>
          <table:table-cell office:value-type="float" office:value="3.139" calcext:value-type="float">
            <text:p>3.14E+00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A</text:p>
          </table:table-cell>
          <table:table-cell table:formula="of:=IF([.H24]=&quot;A&quot;;[.G24]/10000;IF([.H24]=&quot;mm&quot;;[.G24]*1000;[.G24]))" office:value-type="float" office:value="0.4217" calcext:value-type="float">
            <text:p>0.421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eV</text:p>
          </table:table-cell>
          <table:table-cell table:formula="of:=IF([.C25]=&quot;keV&quot;;[.B25]/1000;[.B25])" office:value-type="float" office:value="0.08" calcext:value-type="float">
            <text:p>0.08</text:p>
          </table:table-cell>
          <table:table-cell office:value-type="float" office:value="234.5" calcext:value-type="float">
            <text:p>2.35E+02</text:p>
          </table:table-cell>
          <table:table-cell office:value-type="float" office:value="2.85" calcext:value-type="float">
            <text:p>2.85E+00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A</text:p>
          </table:table-cell>
          <table:table-cell table:formula="of:=IF([.H25]=&quot;A&quot;;[.G25]/10000;IF([.H25]=&quot;mm&quot;;[.G25]*1000;[.G25]))" office:value-type="float" office:value="0.4626" calcext:value-type="float">
            <text:p>0.4626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A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eV</text:p>
          </table:table-cell>
          <table:table-cell table:formula="of:=IF([.C26]=&quot;keV&quot;;[.B26]/1000;[.B26])" office:value-type="float" office:value="0.09" calcext:value-type="float">
            <text:p>0.09</text:p>
          </table:table-cell>
          <table:table-cell office:value-type="float" office:value="248.7" calcext:value-type="float">
            <text:p>2.49E+02</text:p>
          </table:table-cell>
          <table:table-cell office:value-type="float" office:value="2.615" calcext:value-type="float">
            <text:p>2.62E+0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</text:p>
          </table:table-cell>
          <table:table-cell table:formula="of:=IF([.H26]=&quot;A&quot;;[.G26]/10000;IF([.H26]=&quot;mm&quot;;[.G26]*1000;[.G26]))" office:value-type="float" office:value="0.5013" calcext:value-type="float">
            <text:p>0.5013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A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eV</text:p>
          </table:table-cell>
          <table:table-cell table:formula="of:=IF([.C27]=&quot;keV&quot;;[.B27]/1000;[.B27])" office:value-type="float" office:value="0.1" calcext:value-type="float">
            <text:p>0.1</text:p>
          </table:table-cell>
          <table:table-cell office:value-type="float" office:value="261.7" calcext:value-type="float">
            <text:p>2.62E+02</text:p>
          </table:table-cell>
          <table:table-cell office:value-type="float" office:value="2.42" calcext:value-type="float">
            <text:p>2.42E+00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A</text:p>
          </table:table-cell>
          <table:table-cell table:formula="of:=IF([.H27]=&quot;A&quot;;[.G27]/10000;IF([.H27]=&quot;mm&quot;;[.G27]*1000;[.G27]))" office:value-type="float" office:value="0.5382" calcext:value-type="float">
            <text:p>0.5382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A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eV</text:p>
          </table:table-cell>
          <table:table-cell table:formula="of:=IF([.C28]=&quot;keV&quot;;[.B28]/1000;[.B28])" office:value-type="float" office:value="0.11" calcext:value-type="float">
            <text:p>0.11</text:p>
          </table:table-cell>
          <table:table-cell office:value-type="float" office:value="273.7" calcext:value-type="float">
            <text:p>2.74E+02</text:p>
          </table:table-cell>
          <table:table-cell office:value-type="float" office:value="2.254" calcext:value-type="float">
            <text:p>2.25E+00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A</text:p>
          </table:table-cell>
          <table:table-cell table:formula="of:=IF([.H28]=&quot;A&quot;;[.G28]/10000;IF([.H28]=&quot;mm&quot;;[.G28]*1000;[.G28]))" office:value-type="float" office:value="0.5736" calcext:value-type="float">
            <text:p>0.573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V</text:p>
          </table:table-cell>
          <table:table-cell table:formula="of:=IF([.C29]=&quot;keV&quot;;[.B29]/1000;[.B29])" office:value-type="float" office:value="0.12" calcext:value-type="float">
            <text:p>0.12</text:p>
          </table:table-cell>
          <table:table-cell office:value-type="float" office:value="284.8" calcext:value-type="float">
            <text:p>2.85E+02</text:p>
          </table:table-cell>
          <table:table-cell office:value-type="float" office:value="2.112" calcext:value-type="float">
            <text:p>2.11E+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A</text:p>
          </table:table-cell>
          <table:table-cell table:formula="of:=IF([.H29]=&quot;A&quot;;[.G29]/10000;IF([.H29]=&quot;mm&quot;;[.G29]*1000;[.G29]))" office:value-type="float" office:value="0.6077" calcext:value-type="float">
            <text:p>0.607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eV</text:p>
          </table:table-cell>
          <table:table-cell table:formula="of:=IF([.C30]=&quot;keV&quot;;[.B30]/1000;[.B30])" office:value-type="float" office:value="0.13" calcext:value-type="float">
            <text:p>0.13</text:p>
          </table:table-cell>
          <table:table-cell office:value-type="float" office:value="295.1" calcext:value-type="float">
            <text:p>2.95E+02</text:p>
          </table:table-cell>
          <table:table-cell office:value-type="float" office:value="1.988" calcext:value-type="float">
            <text:p>1.99E+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A</text:p>
          </table:table-cell>
          <table:table-cell table:formula="of:=IF([.H30]=&quot;A&quot;;[.G30]/10000;IF([.H30]=&quot;mm&quot;;[.G30]*1000;[.G30]))" office:value-type="float" office:value="0.6407" calcext:value-type="float">
            <text:p>0.640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keV</text:p>
          </table:table-cell>
          <table:table-cell table:formula="of:=IF([.C31]=&quot;keV&quot;;[.B31]/1000;[.B31])" office:value-type="float" office:value="0.14" calcext:value-type="float">
            <text:p>0.14</text:p>
          </table:table-cell>
          <table:table-cell office:value-type="float" office:value="304.6" calcext:value-type="float">
            <text:p>3.05E+02</text:p>
          </table:table-cell>
          <table:table-cell office:value-type="float" office:value="1.88" calcext:value-type="float">
            <text:p>1.88E+00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A</text:p>
          </table:table-cell>
          <table:table-cell table:formula="of:=IF([.H31]=&quot;A&quot;;[.G31]/10000;IF([.H31]=&quot;mm&quot;;[.G31]*1000;[.G31]))" office:value-type="float" office:value="0.6728" calcext:value-type="float">
            <text:p>0.6728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eV</text:p>
          </table:table-cell>
          <table:table-cell table:formula="of:=IF([.C32]=&quot;keV&quot;;[.B32]/1000;[.B32])" office:value-type="float" office:value="0.15" calcext:value-type="float">
            <text:p>0.15</text:p>
          </table:table-cell>
          <table:table-cell office:value-type="float" office:value="313.5" calcext:value-type="float">
            <text:p>3.14E+02</text:p>
          </table:table-cell>
          <table:table-cell office:value-type="float" office:value="1.783" calcext:value-type="float">
            <text:p>1.78E+00</text:p>
          </table:table-cell>
          <table:table-cell office:value-type="float" office:value="7039" calcext:value-type="float">
            <text:p>7039</text:p>
          </table:table-cell>
          <table:table-cell office:value-type="string" calcext:value-type="string">
            <text:p>A</text:p>
          </table:table-cell>
          <table:table-cell table:formula="of:=IF([.H32]=&quot;A&quot;;[.G32]/10000;IF([.H32]=&quot;mm&quot;;[.G32]*1000;[.G32]))" office:value-type="float" office:value="0.7039" calcext:value-type="float">
            <text:p>0.703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A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keV</text:p>
          </table:table-cell>
          <table:table-cell table:formula="of:=IF([.C33]=&quot;keV&quot;;[.B33]/1000;[.B33])" office:value-type="float" office:value="0.16" calcext:value-type="float">
            <text:p>0.16</text:p>
          </table:table-cell>
          <table:table-cell office:value-type="float" office:value="321.7" calcext:value-type="float">
            <text:p>3.22E+02</text:p>
          </table:table-cell>
          <table:table-cell office:value-type="float" office:value="1.697" calcext:value-type="float">
            <text:p>1.70E+00</text:p>
          </table:table-cell>
          <table:table-cell office:value-type="float" office:value="7344" calcext:value-type="float">
            <text:p>7344</text:p>
          </table:table-cell>
          <table:table-cell office:value-type="string" calcext:value-type="string">
            <text:p>A</text:p>
          </table:table-cell>
          <table:table-cell table:formula="of:=IF([.H33]=&quot;A&quot;;[.G33]/10000;IF([.H33]=&quot;mm&quot;;[.G33]*1000;[.G33]))" office:value-type="float" office:value="0.7344" calcext:value-type="float">
            <text:p>0.734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A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keV</text:p>
          </table:table-cell>
          <table:table-cell table:formula="of:=IF([.C34]=&quot;keV&quot;;[.B34]/1000;[.B34])" office:value-type="float" office:value="0.17" calcext:value-type="float">
            <text:p>0.17</text:p>
          </table:table-cell>
          <table:table-cell office:value-type="float" office:value="329.3" calcext:value-type="float">
            <text:p>3.29E+02</text:p>
          </table:table-cell>
          <table:table-cell office:value-type="float" office:value="1.62" calcext:value-type="float">
            <text:p>1.62E+00</text:p>
          </table:table-cell>
          <table:table-cell office:value-type="float" office:value="7641" calcext:value-type="float">
            <text:p>7641</text:p>
          </table:table-cell>
          <table:table-cell office:value-type="string" calcext:value-type="string">
            <text:p>A</text:p>
          </table:table-cell>
          <table:table-cell table:formula="of:=IF([.H34]=&quot;A&quot;;[.G34]/10000;IF([.H34]=&quot;mm&quot;;[.G34]*1000;[.G34]))" office:value-type="float" office:value="0.7641" calcext:value-type="float">
            <text:p>0.764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A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keV</text:p>
          </table:table-cell>
          <table:table-cell table:formula="of:=IF([.C35]=&quot;keV&quot;;[.B35]/1000;[.B35])" office:value-type="float" office:value="0.18" calcext:value-type="float">
            <text:p>0.18</text:p>
          </table:table-cell>
          <table:table-cell office:value-type="float" office:value="336.4" calcext:value-type="float">
            <text:p>3.36E+02</text:p>
          </table:table-cell>
          <table:table-cell office:value-type="float" office:value="1.55" calcext:value-type="float">
            <text:p>1.55E+00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A</text:p>
          </table:table-cell>
          <table:table-cell table:formula="of:=IF([.H35]=&quot;A&quot;;[.G35]/10000;IF([.H35]=&quot;mm&quot;;[.G35]*1000;[.G35]))" office:value-type="float" office:value="0.7933" calcext:value-type="float">
            <text:p>0.7933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A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eV</text:p>
          </table:table-cell>
          <table:table-cell table:formula="of:=IF([.C36]=&quot;keV&quot;;[.B36]/1000;[.B36])" office:value-type="float" office:value="0.2" calcext:value-type="float">
            <text:p>0.2</text:p>
          </table:table-cell>
          <table:table-cell office:value-type="float" office:value="349.1" calcext:value-type="float">
            <text:p>3.49E+02</text:p>
          </table:table-cell>
          <table:table-cell office:value-type="float" office:value="1.429" calcext:value-type="float">
            <text:p>1.43E+0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A</text:p>
          </table:table-cell>
          <table:table-cell table:formula="of:=IF([.H36]=&quot;A&quot;;[.G36]/10000;IF([.H36]=&quot;mm&quot;;[.G36]*1000;[.G36]))" office:value-type="float" office:value="0.85" calcext:value-type="float">
            <text:p>0.8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V</text:p>
          </table:table-cell>
          <table:table-cell table:formula="of:=IF([.C37]=&quot;keV&quot;;[.B37]/1000;[.B37])" office:value-type="float" office:value="0.225" calcext:value-type="float">
            <text:p>0.225</text:p>
          </table:table-cell>
          <table:table-cell office:value-type="float" office:value="362.6" calcext:value-type="float">
            <text:p>3.63E+02</text:p>
          </table:table-cell>
          <table:table-cell office:value-type="float" office:value="1.303" calcext:value-type="float">
            <text:p>1.30E+00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A</text:p>
          </table:table-cell>
          <table:table-cell table:formula="of:=IF([.H37]=&quot;A&quot;;[.G37]/10000;IF([.H37]=&quot;mm&quot;;[.G37]*1000;[.G37]))" office:value-type="float" office:value="0.9186" calcext:value-type="float">
            <text:p>0.9186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A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eV</text:p>
          </table:table-cell>
          <table:table-cell table:formula="of:=IF([.C38]=&quot;keV&quot;;[.B38]/1000;[.B38])" office:value-type="float" office:value="0.25" calcext:value-type="float">
            <text:p>0.25</text:p>
          </table:table-cell>
          <table:table-cell office:value-type="float" office:value="373.8" calcext:value-type="float">
            <text:p>3.74E+02</text:p>
          </table:table-cell>
          <table:table-cell office:value-type="float" office:value="1.199" calcext:value-type="float">
            <text:p>1.20E+00</text:p>
          </table:table-cell>
          <table:table-cell office:value-type="float" office:value="9851" calcext:value-type="float">
            <text:p>9851</text:p>
          </table:table-cell>
          <table:table-cell office:value-type="string" calcext:value-type="string">
            <text:p>A</text:p>
          </table:table-cell>
          <table:table-cell table:formula="of:=IF([.H38]=&quot;A&quot;;[.G38]/10000;IF([.H38]=&quot;mm&quot;;[.G38]*1000;[.G38]))" office:value-type="float" office:value="0.9851" calcext:value-type="float">
            <text:p>0.9851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A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eV</text:p>
          </table:table-cell>
          <table:table-cell table:formula="of:=IF([.C39]=&quot;keV&quot;;[.B39]/1000;[.B39])" office:value-type="float" office:value="0.275" calcext:value-type="float">
            <text:p>0.275</text:p>
          </table:table-cell>
          <table:table-cell office:value-type="float" office:value="383" calcext:value-type="float">
            <text:p>3.83E+02</text:p>
          </table:table-cell>
          <table:table-cell office:value-type="float" office:value="1.112" calcext:value-type="float">
            <text:p>1.11E+0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um</text:p>
          </table:table-cell>
          <table:table-cell table:formula="of:=IF([.H39]=&quot;A&quot;;[.G39]/10000;IF([.H39]=&quot;mm&quot;;[.G39]*1000;[.G39]))" office:value-type="float" office:value="1.05" calcext:value-type="float">
            <text:p>1.05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A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eV</text:p>
          </table:table-cell>
          <table:table-cell table:formula="of:=IF([.C40]=&quot;keV&quot;;[.B40]/1000;[.B40])" office:value-type="float" office:value="0.3" calcext:value-type="float">
            <text:p>0.3</text:p>
          </table:table-cell>
          <table:table-cell office:value-type="float" office:value="390.6" calcext:value-type="float">
            <text:p>3.91E+02</text:p>
          </table:table-cell>
          <table:table-cell office:value-type="float" office:value="1.038" calcext:value-type="float">
            <text:p>1.04E+0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um</text:p>
          </table:table-cell>
          <table:table-cell table:formula="of:=IF([.H40]=&quot;A&quot;;[.G40]/10000;IF([.H40]=&quot;mm&quot;;[.G40]*1000;[.G40]))" office:value-type="float" office:value="1.11" calcext:value-type="float">
            <text:p>1.1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A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eV</text:p>
          </table:table-cell>
          <table:table-cell table:formula="of:=IF([.C41]=&quot;keV&quot;;[.B41]/1000;[.B41])" office:value-type="float" office:value="0.325" calcext:value-type="float">
            <text:p>0.325</text:p>
          </table:table-cell>
          <table:table-cell office:value-type="float" office:value="396.7" calcext:value-type="float">
            <text:p>3.97E+02</text:p>
          </table:table-cell>
          <table:table-cell office:value-type="float" office:value="0.9737" calcext:value-type="float">
            <text:p>9.74E-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um</text:p>
          </table:table-cell>
          <table:table-cell table:formula="of:=IF([.H41]=&quot;A&quot;;[.G41]/10000;IF([.H41]=&quot;mm&quot;;[.G41]*1000;[.G41]))" office:value-type="float" office:value="1.18" calcext:value-type="float">
            <text:p>1.18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eV</text:p>
          </table:table-cell>
          <table:table-cell table:formula="of:=IF([.C42]=&quot;keV&quot;;[.B42]/1000;[.B42])" office:value-type="float" office:value="0.35" calcext:value-type="float">
            <text:p>0.35</text:p>
          </table:table-cell>
          <table:table-cell office:value-type="float" office:value="401.6" calcext:value-type="float">
            <text:p>4.02E+02</text:p>
          </table:table-cell>
          <table:table-cell office:value-type="float" office:value="0.9176" calcext:value-type="float">
            <text:p>9.18E-01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um</text:p>
          </table:table-cell>
          <table:table-cell table:formula="of:=IF([.H42]=&quot;A&quot;;[.G42]/10000;IF([.H42]=&quot;mm&quot;;[.G42]*1000;[.G42]))" office:value-type="float" office:value="1.24" calcext:value-type="float">
            <text:p>1.2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A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eV</text:p>
          </table:table-cell>
          <table:table-cell table:formula="of:=IF([.C43]=&quot;keV&quot;;[.B43]/1000;[.B43])" office:value-type="float" office:value="0.375" calcext:value-type="float">
            <text:p>0.375</text:p>
          </table:table-cell>
          <table:table-cell office:value-type="float" office:value="405.3" calcext:value-type="float">
            <text:p>4.05E+02</text:p>
          </table:table-cell>
          <table:table-cell office:value-type="float" office:value="0.8681" calcext:value-type="float">
            <text:p>8.68E-0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um</text:p>
          </table:table-cell>
          <table:table-cell table:formula="of:=IF([.H43]=&quot;A&quot;;[.G43]/10000;IF([.H43]=&quot;mm&quot;;[.G43]*1000;[.G43]))" office:value-type="float" office:value="1.3" calcext:value-type="float">
            <text:p>1.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A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eV</text:p>
          </table:table-cell>
          <table:table-cell table:formula="of:=IF([.C44]=&quot;keV&quot;;[.B44]/1000;[.B44])" office:value-type="float" office:value="0.4" calcext:value-type="float">
            <text:p>0.4</text:p>
          </table:table-cell>
          <table:table-cell office:value-type="float" office:value="408.2" calcext:value-type="float">
            <text:p>4.08E+02</text:p>
          </table:table-cell>
          <table:table-cell office:value-type="float" office:value="0.824" calcext:value-type="float">
            <text:p>8.24E-01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um</text:p>
          </table:table-cell>
          <table:table-cell table:formula="of:=IF([.H44]=&quot;A&quot;;[.G44]/10000;IF([.H44]=&quot;mm&quot;;[.G44]*1000;[.G44]))" office:value-type="float" office:value="1.36" calcext:value-type="float">
            <text:p>1.36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A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keV</text:p>
          </table:table-cell>
          <table:table-cell table:formula="of:=IF([.C45]=&quot;keV&quot;;[.B45]/1000;[.B45])" office:value-type="float" office:value="0.45" calcext:value-type="float">
            <text:p>0.45</text:p>
          </table:table-cell>
          <table:table-cell office:value-type="float" office:value="411.4" calcext:value-type="float">
            <text:p>4.11E+02</text:p>
          </table:table-cell>
          <table:table-cell office:value-type="float" office:value="0.7491" calcext:value-type="float">
            <text:p>7.49E-01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um</text:p>
          </table:table-cell>
          <table:table-cell table:formula="of:=IF([.H45]=&quot;A&quot;;[.G45]/10000;IF([.H45]=&quot;mm&quot;;[.G45]*1000;[.G45]))" office:value-type="float" office:value="1.48" calcext:value-type="float">
            <text:p>1.48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A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keV</text:p>
          </table:table-cell>
          <table:table-cell table:formula="of:=IF([.C46]=&quot;keV&quot;;[.B46]/1000;[.B46])" office:value-type="float" office:value="0.5" calcext:value-type="float">
            <text:p>0.5</text:p>
          </table:table-cell>
          <table:table-cell office:value-type="float" office:value="412" calcext:value-type="float">
            <text:p>4.12E+02</text:p>
          </table:table-cell>
          <table:table-cell office:value-type="float" office:value="0.6875" calcext:value-type="float">
            <text:p>6.88E-0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um</text:p>
          </table:table-cell>
          <table:table-cell table:formula="of:=IF([.H46]=&quot;A&quot;;[.G46]/10000;IF([.H46]=&quot;mm&quot;;[.G46]*1000;[.G46]))" office:value-type="float" office:value="1.6" calcext:value-type="float">
            <text:p>1.6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keV</text:p>
          </table:table-cell>
          <table:table-cell table:formula="of:=IF([.C47]=&quot;keV&quot;;[.B47]/1000;[.B47])" office:value-type="float" office:value="0.55" calcext:value-type="float">
            <text:p>0.55</text:p>
          </table:table-cell>
          <table:table-cell office:value-type="float" office:value="410.6" calcext:value-type="float">
            <text:p>4.11E+02</text:p>
          </table:table-cell>
          <table:table-cell office:value-type="float" office:value="0.636" calcext:value-type="float">
            <text:p>6.36E-0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um</text:p>
          </table:table-cell>
          <table:table-cell table:formula="of:=IF([.H47]=&quot;A&quot;;[.G47]/10000;IF([.H47]=&quot;mm&quot;;[.G47]*1000;[.G47]))" office:value-type="float" office:value="1.72" calcext:value-type="float">
            <text:p>1.7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A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keV</text:p>
          </table:table-cell>
          <table:table-cell table:formula="of:=IF([.C48]=&quot;keV&quot;;[.B48]/1000;[.B48])" office:value-type="float" office:value="0.6" calcext:value-type="float">
            <text:p>0.6</text:p>
          </table:table-cell>
          <table:table-cell office:value-type="float" office:value="407.7" calcext:value-type="float">
            <text:p>4.08E+02</text:p>
          </table:table-cell>
          <table:table-cell office:value-type="float" office:value="0.5922" calcext:value-type="float">
            <text:p>5.92E-01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m</text:p>
          </table:table-cell>
          <table:table-cell table:formula="of:=IF([.H48]=&quot;A&quot;;[.G48]/10000;IF([.H48]=&quot;mm&quot;;[.G48]*1000;[.G48]))" office:value-type="float" office:value="1.84" calcext:value-type="float">
            <text:p>1.84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eV</text:p>
          </table:table-cell>
          <table:table-cell table:formula="of:=IF([.C49]=&quot;keV&quot;;[.B49]/1000;[.B49])" office:value-type="float" office:value="0.65" calcext:value-type="float">
            <text:p>0.65</text:p>
          </table:table-cell>
          <table:table-cell office:value-type="float" office:value="403.6" calcext:value-type="float">
            <text:p>4.04E+02</text:p>
          </table:table-cell>
          <table:table-cell office:value-type="float" office:value="0.5544" calcext:value-type="float">
            <text:p>5.54E-01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um</text:p>
          </table:table-cell>
          <table:table-cell table:formula="of:=IF([.H49]=&quot;A&quot;;[.G49]/10000;IF([.H49]=&quot;mm&quot;;[.G49]*1000;[.G49]))" office:value-type="float" office:value="1.96" calcext:value-type="float">
            <text:p>1.96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eV</text:p>
          </table:table-cell>
          <table:table-cell table:formula="of:=IF([.C50]=&quot;keV&quot;;[.B50]/1000;[.B50])" office:value-type="float" office:value="0.7" calcext:value-type="float">
            <text:p>0.7</text:p>
          </table:table-cell>
          <table:table-cell office:value-type="float" office:value="398.8" calcext:value-type="float">
            <text:p>3.99E+02</text:p>
          </table:table-cell>
          <table:table-cell office:value-type="float" office:value="0.5216" calcext:value-type="float">
            <text:p>5.22E-01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um</text:p>
          </table:table-cell>
          <table:table-cell table:formula="of:=IF([.H50]=&quot;A&quot;;[.G50]/10000;IF([.H50]=&quot;mm&quot;;[.G50]*1000;[.G50]))" office:value-type="float" office:value="2.09" calcext:value-type="float">
            <text:p>2.0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keV</text:p>
          </table:table-cell>
          <table:table-cell table:formula="of:=IF([.C51]=&quot;keV&quot;;[.B51]/1000;[.B51])" office:value-type="float" office:value="0.8" calcext:value-type="float">
            <text:p>0.8</text:p>
          </table:table-cell>
          <table:table-cell office:value-type="float" office:value="387.5" calcext:value-type="float">
            <text:p>3.88E+02</text:p>
          </table:table-cell>
          <table:table-cell office:value-type="float" office:value="0.4669" calcext:value-type="float">
            <text:p>4.67E-01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um</text:p>
          </table:table-cell>
          <table:table-cell table:formula="of:=IF([.H51]=&quot;A&quot;;[.G51]/10000;IF([.H51]=&quot;mm&quot;;[.G51]*1000;[.G51]))" office:value-type="float" office:value="2.34" calcext:value-type="float">
            <text:p>2.3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keV</text:p>
          </table:table-cell>
          <table:table-cell table:formula="of:=IF([.C52]=&quot;keV&quot;;[.B52]/1000;[.B52])" office:value-type="float" office:value="0.9" calcext:value-type="float">
            <text:p>0.9</text:p>
          </table:table-cell>
          <table:table-cell office:value-type="float" office:value="375.1" calcext:value-type="float">
            <text:p>3.75E+02</text:p>
          </table:table-cell>
          <table:table-cell office:value-type="float" office:value="0.4233" calcext:value-type="float">
            <text:p>4.23E-0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um</text:p>
          </table:table-cell>
          <table:table-cell table:formula="of:=IF([.H52]=&quot;A&quot;;[.G52]/10000;IF([.H52]=&quot;mm&quot;;[.G52]*1000;[.G52]))" office:value-type="float" office:value="2.6" calcext:value-type="float">
            <text:p>2.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V</text:p>
          </table:table-cell>
          <table:table-cell table:formula="of:=IF([.C53]=&quot;keV&quot;;[.B53]/1000;[.B53])" office:value-type="float" office:value="1" calcext:value-type="float">
            <text:p>1</text:p>
          </table:table-cell>
          <table:table-cell office:value-type="float" office:value="362.4" calcext:value-type="float">
            <text:p>3.62E+02</text:p>
          </table:table-cell>
          <table:table-cell office:value-type="float" office:value="0.3877" calcext:value-type="float">
            <text:p>3.88E-0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um</text:p>
          </table:table-cell>
          <table:table-cell table:formula="of:=IF([.H53]=&quot;A&quot;;[.G53]/10000;IF([.H53]=&quot;mm&quot;;[.G53]*1000;[.G53]))" office:value-type="float" office:value="2.87" calcext:value-type="float">
            <text:p>2.8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A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MeV</text:p>
          </table:table-cell>
          <table:table-cell table:formula="of:=IF([.C54]=&quot;keV&quot;;[.B54]/1000;[.B54])" office:value-type="float" office:value="1.1" calcext:value-type="float">
            <text:p>1.1</text:p>
          </table:table-cell>
          <table:table-cell office:value-type="float" office:value="349.9" calcext:value-type="float">
            <text:p>3.50E+02</text:p>
          </table:table-cell>
          <table:table-cell office:value-type="float" office:value="0.3579" calcext:value-type="float">
            <text:p>3.58E-01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um</text:p>
          </table:table-cell>
          <table:table-cell table:formula="of:=IF([.H54]=&quot;A&quot;;[.G54]/10000;IF([.H54]=&quot;mm&quot;;[.G54]*1000;[.G54]))" office:value-type="float" office:value="3.15" calcext:value-type="float">
            <text:p>3.1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A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MeV</text:p>
          </table:table-cell>
          <table:table-cell table:formula="of:=IF([.C55]=&quot;keV&quot;;[.B55]/1000;[.B55])" office:value-type="float" office:value="1.2" calcext:value-type="float">
            <text:p>1.2</text:p>
          </table:table-cell>
          <table:table-cell office:value-type="float" office:value="337.9" calcext:value-type="float">
            <text:p>3.38E+02</text:p>
          </table:table-cell>
          <table:table-cell office:value-type="float" office:value="0.3327" calcext:value-type="float">
            <text:p>3.33E-01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um</text:p>
          </table:table-cell>
          <table:table-cell table:formula="of:=IF([.H55]=&quot;A&quot;;[.G55]/10000;IF([.H55]=&quot;mm&quot;;[.G55]*1000;[.G55]))" office:value-type="float" office:value="3.44" calcext:value-type="float">
            <text:p>3.44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A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MeV</text:p>
          </table:table-cell>
          <table:table-cell table:formula="of:=IF([.C56]=&quot;keV&quot;;[.B56]/1000;[.B56])" office:value-type="float" office:value="1.3" calcext:value-type="float">
            <text:p>1.3</text:p>
          </table:table-cell>
          <table:table-cell office:value-type="float" office:value="326.5" calcext:value-type="float">
            <text:p>3.27E+02</text:p>
          </table:table-cell>
          <table:table-cell office:value-type="float" office:value="0.311" calcext:value-type="float">
            <text:p>3.11E-01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um</text:p>
          </table:table-cell>
          <table:table-cell table:formula="of:=IF([.H56]=&quot;A&quot;;[.G56]/10000;IF([.H56]=&quot;mm&quot;;[.G56]*1000;[.G56]))" office:value-type="float" office:value="3.74" calcext:value-type="float">
            <text:p>3.74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A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MeV</text:p>
          </table:table-cell>
          <table:table-cell table:formula="of:=IF([.C57]=&quot;keV&quot;;[.B57]/1000;[.B57])" office:value-type="float" office:value="1.4" calcext:value-type="float">
            <text:p>1.4</text:p>
          </table:table-cell>
          <table:table-cell office:value-type="float" office:value="315.7" calcext:value-type="float">
            <text:p>3.16E+02</text:p>
          </table:table-cell>
          <table:table-cell office:value-type="float" office:value="0.2921" calcext:value-type="float">
            <text:p>2.92E-01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um</text:p>
          </table:table-cell>
          <table:table-cell table:formula="of:=IF([.H57]=&quot;A&quot;;[.G57]/10000;IF([.H57]=&quot;mm&quot;;[.G57]*1000;[.G57]))" office:value-type="float" office:value="4.05" calcext:value-type="float">
            <text:p>4.05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A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V</text:p>
          </table:table-cell>
          <table:table-cell table:formula="of:=IF([.C58]=&quot;keV&quot;;[.B58]/1000;[.B58])" office:value-type="float" office:value="1.5" calcext:value-type="float">
            <text:p>1.5</text:p>
          </table:table-cell>
          <table:table-cell office:value-type="float" office:value="305.5" calcext:value-type="float">
            <text:p>3.06E+02</text:p>
          </table:table-cell>
          <table:table-cell office:value-type="float" office:value="0.2755" calcext:value-type="float">
            <text:p>2.76E-01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um</text:p>
          </table:table-cell>
          <table:table-cell table:formula="of:=IF([.H58]=&quot;A&quot;;[.G58]/10000;IF([.H58]=&quot;mm&quot;;[.G58]*1000;[.G58]))" office:value-type="float" office:value="4.37" calcext:value-type="float">
            <text:p>4.37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A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MeV</text:p>
          </table:table-cell>
          <table:table-cell table:formula="of:=IF([.C59]=&quot;keV&quot;;[.B59]/1000;[.B59])" office:value-type="float" office:value="1.6" calcext:value-type="float">
            <text:p>1.6</text:p>
          </table:table-cell>
          <table:table-cell office:value-type="float" office:value="296" calcext:value-type="float">
            <text:p>2.96E+02</text:p>
          </table:table-cell>
          <table:table-cell office:value-type="float" office:value="0.2609" calcext:value-type="float">
            <text:p>2.61E-0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um</text:p>
          </table:table-cell>
          <table:table-cell table:formula="of:=IF([.H59]=&quot;A&quot;;[.G59]/10000;IF([.H59]=&quot;mm&quot;;[.G59]*1000;[.G59]))" office:value-type="float" office:value="4.7" calcext:value-type="float">
            <text:p>4.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MeV</text:p>
          </table:table-cell>
          <table:table-cell table:formula="of:=IF([.C60]=&quot;keV&quot;;[.B60]/1000;[.B60])" office:value-type="float" office:value="1.7" calcext:value-type="float">
            <text:p>1.7</text:p>
          </table:table-cell>
          <table:table-cell office:value-type="float" office:value="287" calcext:value-type="float">
            <text:p>2.87E+02</text:p>
          </table:table-cell>
          <table:table-cell office:value-type="float" office:value="0.2478" calcext:value-type="float">
            <text:p>2.48E-01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um</text:p>
          </table:table-cell>
          <table:table-cell table:formula="of:=IF([.H60]=&quot;A&quot;;[.G60]/10000;IF([.H60]=&quot;mm&quot;;[.G60]*1000;[.G60]))" office:value-type="float" office:value="5.05" calcext:value-type="float">
            <text:p>5.05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MeV</text:p>
          </table:table-cell>
          <table:table-cell table:formula="of:=IF([.C61]=&quot;keV&quot;;[.B61]/1000;[.B61])" office:value-type="float" office:value="1.8" calcext:value-type="float">
            <text:p>1.8</text:p>
          </table:table-cell>
          <table:table-cell office:value-type="float" office:value="278.5" calcext:value-type="float">
            <text:p>2.79E+02</text:p>
          </table:table-cell>
          <table:table-cell office:value-type="float" office:value="0.236" calcext:value-type="float">
            <text:p>2.36E-0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um</text:p>
          </table:table-cell>
          <table:table-cell table:formula="of:=IF([.H61]=&quot;A&quot;;[.G61]/10000;IF([.H61]=&quot;mm&quot;;[.G61]*1000;[.G61]))" office:value-type="float" office:value="5.4" calcext:value-type="float">
            <text:p>5.4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A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V</text:p>
          </table:table-cell>
          <table:table-cell table:formula="of:=IF([.C62]=&quot;keV&quot;;[.B62]/1000;[.B62])" office:value-type="float" office:value="2" calcext:value-type="float">
            <text:p>2</text:p>
          </table:table-cell>
          <table:table-cell office:value-type="float" office:value="263.1" calcext:value-type="float">
            <text:p>2.63E+02</text:p>
          </table:table-cell>
          <table:table-cell office:value-type="float" office:value="0.2157" calcext:value-type="float">
            <text:p>2.16E-01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um</text:p>
          </table:table-cell>
          <table:table-cell table:formula="of:=IF([.H62]=&quot;A&quot;;[.G62]/10000;IF([.H62]=&quot;mm&quot;;[.G62]*1000;[.G62]))" office:value-type="float" office:value="6.13" calcext:value-type="float">
            <text:p>6.13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A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MeV</text:p>
          </table:table-cell>
          <table:table-cell table:formula="of:=IF([.C63]=&quot;keV&quot;;[.B63]/1000;[.B63])" office:value-type="float" office:value="2.25" calcext:value-type="float">
            <text:p>2.25</text:p>
          </table:table-cell>
          <table:table-cell office:value-type="float" office:value="246.2" calcext:value-type="float">
            <text:p>2.46E+02</text:p>
          </table:table-cell>
          <table:table-cell office:value-type="float" office:value="0.1951" calcext:value-type="float">
            <text:p>1.95E-01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um</text:p>
          </table:table-cell>
          <table:table-cell table:formula="of:=IF([.H63]=&quot;A&quot;;[.G63]/10000;IF([.H63]=&quot;mm&quot;;[.G63]*1000;[.G63]))" office:value-type="float" office:value="7.11" calcext:value-type="float">
            <text:p>7.11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A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eV</text:p>
          </table:table-cell>
          <table:table-cell table:formula="of:=IF([.C64]=&quot;keV&quot;;[.B64]/1000;[.B64])" office:value-type="float" office:value="2.5" calcext:value-type="float">
            <text:p>2.5</text:p>
          </table:table-cell>
          <table:table-cell office:value-type="float" office:value="231.5" calcext:value-type="float">
            <text:p>2.32E+02</text:p>
          </table:table-cell>
          <table:table-cell office:value-type="float" office:value="0.1782" calcext:value-type="float">
            <text:p>1.78E-01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um</text:p>
          </table:table-cell>
          <table:table-cell table:formula="of:=IF([.H64]=&quot;A&quot;;[.G64]/10000;IF([.H64]=&quot;mm&quot;;[.G64]*1000;[.G64]))" office:value-type="float" office:value="8.16" calcext:value-type="float">
            <text:p>8.16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A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MeV</text:p>
          </table:table-cell>
          <table:table-cell table:formula="of:=IF([.C65]=&quot;keV&quot;;[.B65]/1000;[.B65])" office:value-type="float" office:value="2.75" calcext:value-type="float">
            <text:p>2.75</text:p>
          </table:table-cell>
          <table:table-cell office:value-type="float" office:value="218.7" calcext:value-type="float">
            <text:p>2.19E+02</text:p>
          </table:table-cell>
          <table:table-cell office:value-type="float" office:value="0.1642" calcext:value-type="float">
            <text:p>1.64E-01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um</text:p>
          </table:table-cell>
          <table:table-cell table:formula="of:=IF([.H65]=&quot;A&quot;;[.G65]/10000;IF([.H65]=&quot;mm&quot;;[.G65]*1000;[.G65]))" office:value-type="float" office:value="9.27" calcext:value-type="float">
            <text:p>9.27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A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V</text:p>
          </table:table-cell>
          <table:table-cell table:formula="of:=IF([.C66]=&quot;keV&quot;;[.B66]/1000;[.B66])" office:value-type="float" office:value="3" calcext:value-type="float">
            <text:p>3</text:p>
          </table:table-cell>
          <table:table-cell office:value-type="float" office:value="207.4" calcext:value-type="float">
            <text:p>2.07E+02</text:p>
          </table:table-cell>
          <table:table-cell office:value-type="float" office:value="0.1524" calcext:value-type="float">
            <text:p>1.52E-01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um</text:p>
          </table:table-cell>
          <table:table-cell table:formula="of:=IF([.H66]=&quot;A&quot;;[.G66]/10000;IF([.H66]=&quot;mm&quot;;[.G66]*1000;[.G66]))" office:value-type="float" office:value="10.44" calcext:value-type="float">
            <text:p>10.44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A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MeV</text:p>
          </table:table-cell>
          <table:table-cell table:formula="of:=IF([.C67]=&quot;keV&quot;;[.B67]/1000;[.B67])" office:value-type="float" office:value="3.25" calcext:value-type="float">
            <text:p>3.25</text:p>
          </table:table-cell>
          <table:table-cell office:value-type="float" office:value="197.3" calcext:value-type="float">
            <text:p>1.97E+02</text:p>
          </table:table-cell>
          <table:table-cell office:value-type="float" office:value="0.1422" calcext:value-type="float">
            <text:p>1.42E-01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um</text:p>
          </table:table-cell>
          <table:table-cell table:formula="of:=IF([.H67]=&quot;A&quot;;[.G67]/10000;IF([.H67]=&quot;mm&quot;;[.G67]*1000;[.G67]))" office:value-type="float" office:value="11.67" calcext:value-type="float">
            <text:p>11.67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A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MeV</text:p>
          </table:table-cell>
          <table:table-cell table:formula="of:=IF([.C68]=&quot;keV&quot;;[.B68]/1000;[.B68])" office:value-type="float" office:value="3.5" calcext:value-type="float">
            <text:p>3.5</text:p>
          </table:table-cell>
          <table:table-cell office:value-type="float" office:value="188.4" calcext:value-type="float">
            <text:p>1.88E+02</text:p>
          </table:table-cell>
          <table:table-cell office:value-type="float" office:value="0.1334" calcext:value-type="float">
            <text:p>1.33E-01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um</text:p>
          </table:table-cell>
          <table:table-cell table:formula="of:=IF([.H68]=&quot;A&quot;;[.G68]/10000;IF([.H68]=&quot;mm&quot;;[.G68]*1000;[.G68]))" office:value-type="float" office:value="12.97" calcext:value-type="float">
            <text:p>12.97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A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string" calcext:value-type="string">
            <text:p>MeV</text:p>
          </table:table-cell>
          <table:table-cell table:formula="of:=IF([.C69]=&quot;keV&quot;;[.B69]/1000;[.B69])" office:value-type="float" office:value="3.75" calcext:value-type="float">
            <text:p>3.75</text:p>
          </table:table-cell>
          <table:table-cell office:value-type="float" office:value="180.3" calcext:value-type="float">
            <text:p>1.80E+02</text:p>
          </table:table-cell>
          <table:table-cell office:value-type="float" office:value="0.1256" calcext:value-type="float">
            <text:p>1.26E-01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um</text:p>
          </table:table-cell>
          <table:table-cell table:formula="of:=IF([.H69]=&quot;A&quot;;[.G69]/10000;IF([.H69]=&quot;mm&quot;;[.G69]*1000;[.G69]))" office:value-type="float" office:value="14.32" calcext:value-type="float">
            <text:p>14.32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A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V</text:p>
          </table:table-cell>
          <table:table-cell table:formula="of:=IF([.C70]=&quot;keV&quot;;[.B70]/1000;[.B70])" office:value-type="float" office:value="4" calcext:value-type="float">
            <text:p>4</text:p>
          </table:table-cell>
          <table:table-cell office:value-type="float" office:value="173" calcext:value-type="float">
            <text:p>1.73E+02</text:p>
          </table:table-cell>
          <table:table-cell office:value-type="float" office:value="0.1188" calcext:value-type="float">
            <text:p>1.19E-01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um</text:p>
          </table:table-cell>
          <table:table-cell table:formula="of:=IF([.H70]=&quot;A&quot;;[.G70]/10000;IF([.H70]=&quot;mm&quot;;[.G70]*1000;[.G70]))" office:value-type="float" office:value="15.73" calcext:value-type="float">
            <text:p>15.73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A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MeV</text:p>
          </table:table-cell>
          <table:table-cell table:formula="of:=IF([.C71]=&quot;keV&quot;;[.B71]/1000;[.B71])" office:value-type="float" office:value="4.5" calcext:value-type="float">
            <text:p>4.5</text:p>
          </table:table-cell>
          <table:table-cell office:value-type="float" office:value="160.2" calcext:value-type="float">
            <text:p>1.60E+02</text:p>
          </table:table-cell>
          <table:table-cell office:value-type="float" office:value="0.1072" calcext:value-type="float">
            <text:p>1.07E-01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um</text:p>
          </table:table-cell>
          <table:table-cell table:formula="of:=IF([.H71]=&quot;A&quot;;[.G71]/10000;IF([.H71]=&quot;mm&quot;;[.G71]*1000;[.G71]))" office:value-type="float" office:value="18.73" calcext:value-type="float">
            <text:p>18.73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A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V</text:p>
          </table:table-cell>
          <table:table-cell table:formula="of:=IF([.C72]=&quot;keV&quot;;[.B72]/1000;[.B72])" office:value-type="float" office:value="5" calcext:value-type="float">
            <text:p>5</text:p>
          </table:table-cell>
          <table:table-cell office:value-type="float" office:value="149.4" calcext:value-type="float">
            <text:p>1.49E+02</text:p>
          </table:table-cell>
          <table:table-cell office:value-type="float" office:value="0.09785" calcext:value-type="float">
            <text:p>9.79E-02</text:p>
          </table:table-cell>
          <table:table-cell office:value-type="float" office:value="21.96" calcext:value-type="float">
            <text:p>21.96</text:p>
          </table:table-cell>
          <table:table-cell office:value-type="string" calcext:value-type="string">
            <text:p>um</text:p>
          </table:table-cell>
          <table:table-cell table:formula="of:=IF([.H72]=&quot;A&quot;;[.G72]/10000;IF([.H72]=&quot;mm&quot;;[.G72]*1000;[.G72]))" office:value-type="float" office:value="21.96" calcext:value-type="float">
            <text:p>21.96</text:p>
          </table:table-cell>
          <table:table-cell office:value-type="float" office:value="8668" calcext:value-type="float">
            <text:p>8668</text:p>
          </table:table-cell>
          <table:table-cell office:value-type="string" calcext:value-type="string">
            <text:p>A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MeV</text:p>
          </table:table-cell>
          <table:table-cell table:formula="of:=IF([.C73]=&quot;keV&quot;;[.B73]/1000;[.B73])" office:value-type="float" office:value="5.5" calcext:value-type="float">
            <text:p>5.5</text:p>
          </table:table-cell>
          <table:table-cell office:value-type="float" office:value="140.2" calcext:value-type="float">
            <text:p>1.40E+02</text:p>
          </table:table-cell>
          <table:table-cell office:value-type="float" office:value="0.09004" calcext:value-type="float">
            <text:p>9.00E-02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um</text:p>
          </table:table-cell>
          <table:table-cell table:formula="of:=IF([.H73]=&quot;A&quot;;[.G73]/10000;IF([.H73]=&quot;mm&quot;;[.G73]*1000;[.G73]))" office:value-type="float" office:value="25.41" calcext:value-type="float">
            <text:p>25.4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um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V</text:p>
          </table:table-cell>
          <table:table-cell table:formula="of:=IF([.C74]=&quot;keV&quot;;[.B74]/1000;[.B74])" office:value-type="float" office:value="6" calcext:value-type="float">
            <text:p>6</text:p>
          </table:table-cell>
          <table:table-cell office:value-type="float" office:value="132.2" calcext:value-type="float">
            <text:p>1.32E+02</text:p>
          </table:table-cell>
          <table:table-cell office:value-type="float" office:value="0.08345" calcext:value-type="float">
            <text:p>8.35E-02</text:p>
          </table:table-cell>
          <table:table-cell office:value-type="float" office:value="29.07" calcext:value-type="float">
            <text:p>29.07</text:p>
          </table:table-cell>
          <table:table-cell office:value-type="string" calcext:value-type="string">
            <text:p>um</text:p>
          </table:table-cell>
          <table:table-cell table:formula="of:=IF([.H74]=&quot;A&quot;;[.G74]/10000;IF([.H74]=&quot;mm&quot;;[.G74]*1000;[.G74]))" office:value-type="float" office:value="29.07" calcext:value-type="float">
            <text:p>29.0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um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MeV</text:p>
          </table:table-cell>
          <table:table-cell table:formula="of:=IF([.C75]=&quot;keV&quot;;[.B75]/1000;[.B75])" office:value-type="float" office:value="6.5" calcext:value-type="float">
            <text:p>6.5</text:p>
          </table:table-cell>
          <table:table-cell office:value-type="float" office:value="125.8" calcext:value-type="float">
            <text:p>1.26E+02</text:p>
          </table:table-cell>
          <table:table-cell office:value-type="float" office:value="0.07781" calcext:value-type="float">
            <text:p>7.78E-02</text:p>
          </table:table-cell>
          <table:table-cell office:value-type="float" office:value="32.94" calcext:value-type="float">
            <text:p>32.94</text:p>
          </table:table-cell>
          <table:table-cell office:value-type="string" calcext:value-type="string">
            <text:p>um</text:p>
          </table:table-cell>
          <table:table-cell table:formula="of:=IF([.H75]=&quot;A&quot;;[.G75]/10000;IF([.H75]=&quot;mm&quot;;[.G75]*1000;[.G75]))" office:value-type="float" office:value="32.94" calcext:value-type="float">
            <text:p>32.9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um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V</text:p>
          </table:table-cell>
          <table:table-cell table:formula="of:=IF([.C76]=&quot;keV&quot;;[.B76]/1000;[.B76])" office:value-type="float" office:value="7" calcext:value-type="float">
            <text:p>7</text:p>
          </table:table-cell>
          <table:table-cell office:value-type="float" office:value="119.3" calcext:value-type="float">
            <text:p>1.19E+02</text:p>
          </table:table-cell>
          <table:table-cell office:value-type="float" office:value="0.07292" calcext:value-type="float">
            <text:p>7.29E-02</text:p>
          </table:table-cell>
          <table:table-cell office:value-type="float" office:value="37.02" calcext:value-type="float">
            <text:p>37.02</text:p>
          </table:table-cell>
          <table:table-cell office:value-type="string" calcext:value-type="string">
            <text:p>um</text:p>
          </table:table-cell>
          <table:table-cell table:formula="of:=IF([.H76]=&quot;A&quot;;[.G76]/10000;IF([.H76]=&quot;mm&quot;;[.G76]*1000;[.G76]))" office:value-type="float" office:value="37.02" calcext:value-type="float">
            <text:p>37.0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um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V</text:p>
          </table:table-cell>
          <table:table-cell table:formula="of:=IF([.C77]=&quot;keV&quot;;[.B77]/1000;[.B77])" office:value-type="float" office:value="8" calcext:value-type="float">
            <text:p>8</text:p>
          </table:table-cell>
          <table:table-cell office:value-type="float" office:value="108.1" calcext:value-type="float">
            <text:p>1.08E+02</text:p>
          </table:table-cell>
          <table:table-cell office:value-type="float" office:value="0.06485" calcext:value-type="float">
            <text:p>6.49E-02</text:p>
          </table:table-cell>
          <table:table-cell office:value-type="float" office:value="45.81" calcext:value-type="float">
            <text:p>45.81</text:p>
          </table:table-cell>
          <table:table-cell office:value-type="string" calcext:value-type="string">
            <text:p>um</text:p>
          </table:table-cell>
          <table:table-cell table:formula="of:=IF([.H77]=&quot;A&quot;;[.G77]/10000;IF([.H77]=&quot;mm&quot;;[.G77]*1000;[.G77]))" office:value-type="float" office:value="45.81" calcext:value-type="float">
            <text:p>45.81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um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V</text:p>
          </table:table-cell>
          <table:table-cell table:formula="of:=IF([.C78]=&quot;keV&quot;;[.B78]/1000;[.B78])" office:value-type="float" office:value="9" calcext:value-type="float">
            <text:p>9</text:p>
          </table:table-cell>
          <table:table-cell office:value-type="float" office:value="99.18" calcext:value-type="float">
            <text:p>9.92E+01</text:p>
          </table:table-cell>
          <table:table-cell office:value-type="float" office:value="0.05847" calcext:value-type="float">
            <text:p>5.85E-02</text:p>
          </table:table-cell>
          <table:table-cell office:value-type="float" office:value="55.45" calcext:value-type="float">
            <text:p>55.45</text:p>
          </table:table-cell>
          <table:table-cell office:value-type="string" calcext:value-type="string">
            <text:p>um</text:p>
          </table:table-cell>
          <table:table-cell table:formula="of:=IF([.H78]=&quot;A&quot;;[.G78]/10000;IF([.H78]=&quot;mm&quot;;[.G78]*1000;[.G78]))" office:value-type="float" office:value="55.45" calcext:value-type="float">
            <text:p>55.45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um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V</text:p>
          </table:table-cell>
          <table:table-cell table:formula="of:=IF([.C79]=&quot;keV&quot;;[.B79]/1000;[.B79])" office:value-type="float" office:value="10" calcext:value-type="float">
            <text:p>10</text:p>
          </table:table-cell>
          <table:table-cell office:value-type="float" office:value="91.75" calcext:value-type="float">
            <text:p>9.18E+01</text:p>
          </table:table-cell>
          <table:table-cell office:value-type="float" office:value="0.05328" calcext:value-type="float">
            <text:p>5.33E-02</text:p>
          </table:table-cell>
          <table:table-cell office:value-type="float" office:value="65.92" calcext:value-type="float">
            <text:p>65.92</text:p>
          </table:table-cell>
          <table:table-cell office:value-type="string" calcext:value-type="string">
            <text:p>um</text:p>
          </table:table-cell>
          <table:table-cell table:formula="of:=IF([.H79]=&quot;A&quot;;[.G79]/10000;IF([.H79]=&quot;mm&quot;;[.G79]*1000;[.G79]))" office:value-type="float" office:value="65.92" calcext:value-type="float">
            <text:p>65.92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um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eV</text:p>
          </table:table-cell>
          <table:table-cell table:formula="of:=IF([.C80]=&quot;keV&quot;;[.B80]/1000;[.B80])" office:value-type="float" office:value="11" calcext:value-type="float">
            <text:p>11</text:p>
          </table:table-cell>
          <table:table-cell office:value-type="float" office:value="85.46" calcext:value-type="float">
            <text:p>8.55E+01</text:p>
          </table:table-cell>
          <table:table-cell office:value-type="float" office:value="0.04898" calcext:value-type="float">
            <text:p>4.90E-02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um</text:p>
          </table:table-cell>
          <table:table-cell table:formula="of:=IF([.H80]=&quot;A&quot;;[.G80]/10000;IF([.H80]=&quot;mm&quot;;[.G80]*1000;[.G80]))" office:value-type="float" office:value="77.2" calcext:value-type="float">
            <text:p>77.2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um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V</text:p>
          </table:table-cell>
          <table:table-cell table:formula="of:=IF([.C81]=&quot;keV&quot;;[.B81]/1000;[.B81])" office:value-type="float" office:value="12" calcext:value-type="float">
            <text:p>12</text:p>
          </table:table-cell>
          <table:table-cell office:value-type="float" office:value="80.07" calcext:value-type="float">
            <text:p>8.01E+01</text:p>
          </table:table-cell>
          <table:table-cell office:value-type="float" office:value="0.04535" calcext:value-type="float">
            <text:p>4.54E-02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um</text:p>
          </table:table-cell>
          <table:table-cell table:formula="of:=IF([.H81]=&quot;A&quot;;[.G81]/10000;IF([.H81]=&quot;mm&quot;;[.G81]*1000;[.G81]))" office:value-type="float" office:value="89.27" calcext:value-type="float">
            <text:p>89.27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um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V</text:p>
          </table:table-cell>
          <table:table-cell table:formula="of:=IF([.C82]=&quot;keV&quot;;[.B82]/1000;[.B82])" office:value-type="float" office:value="13" calcext:value-type="float">
            <text:p>13</text:p>
          </table:table-cell>
          <table:table-cell office:value-type="float" office:value="75.39" calcext:value-type="float">
            <text:p>7.54E+01</text:p>
          </table:table-cell>
          <table:table-cell office:value-type="float" office:value="0.04225" calcext:value-type="float">
            <text:p>4.23E-02</text:p>
          </table:table-cell>
          <table:table-cell office:value-type="float" office:value="102.12" calcext:value-type="float">
            <text:p>102.12</text:p>
          </table:table-cell>
          <table:table-cell office:value-type="string" calcext:value-type="string">
            <text:p>um</text:p>
          </table:table-cell>
          <table:table-cell table:formula="of:=IF([.H82]=&quot;A&quot;;[.G82]/10000;IF([.H82]=&quot;mm&quot;;[.G82]*1000;[.G82]))" office:value-type="float" office:value="102.12" calcext:value-type="float">
            <text:p>102.12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um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V</text:p>
          </table:table-cell>
          <table:table-cell table:formula="of:=IF([.C83]=&quot;keV&quot;;[.B83]/1000;[.B83])" office:value-type="float" office:value="14" calcext:value-type="float">
            <text:p>14</text:p>
          </table:table-cell>
          <table:table-cell office:value-type="float" office:value="71.28" calcext:value-type="float">
            <text:p>7.13E+01</text:p>
          </table:table-cell>
          <table:table-cell office:value-type="float" office:value="0.03957" calcext:value-type="float">
            <text:p>3.96E-02</text:p>
          </table:table-cell>
          <table:table-cell office:value-type="float" office:value="115.75" calcext:value-type="float">
            <text:p>115.75</text:p>
          </table:table-cell>
          <table:table-cell office:value-type="string" calcext:value-type="string">
            <text:p>um</text:p>
          </table:table-cell>
          <table:table-cell table:formula="of:=IF([.H83]=&quot;A&quot;;[.G83]/10000;IF([.H83]=&quot;mm&quot;;[.G83]*1000;[.G83]))" office:value-type="float" office:value="115.75" calcext:value-type="float">
            <text:p>115.75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um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V</text:p>
          </table:table-cell>
          <table:table-cell table:formula="of:=IF([.C84]=&quot;keV&quot;;[.B84]/1000;[.B84])" office:value-type="float" office:value="15" calcext:value-type="float">
            <text:p>15</text:p>
          </table:table-cell>
          <table:table-cell office:value-type="float" office:value="67.64" calcext:value-type="float">
            <text:p>6.76E+01</text:p>
          </table:table-cell>
          <table:table-cell office:value-type="float" office:value="0.03722" calcext:value-type="float">
            <text:p>3.72E-02</text:p>
          </table:table-cell>
          <table:table-cell office:value-type="float" office:value="130.13" calcext:value-type="float">
            <text:p>130.13</text:p>
          </table:table-cell>
          <table:table-cell office:value-type="string" calcext:value-type="string">
            <text:p>um</text:p>
          </table:table-cell>
          <table:table-cell table:formula="of:=IF([.H84]=&quot;A&quot;;[.G84]/10000;IF([.H84]=&quot;mm&quot;;[.G84]*1000;[.G84]))" office:value-type="float" office:value="130.13" calcext:value-type="float">
            <text:p>130.13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um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V</text:p>
          </table:table-cell>
          <table:table-cell table:formula="of:=IF([.C85]=&quot;keV&quot;;[.B85]/1000;[.B85])" office:value-type="float" office:value="16" calcext:value-type="float">
            <text:p>16</text:p>
          </table:table-cell>
          <table:table-cell office:value-type="float" office:value="64.4" calcext:value-type="float">
            <text:p>6.44E+01</text:p>
          </table:table-cell>
          <table:table-cell office:value-type="float" office:value="0.03514" calcext:value-type="float">
            <text:p>3.51E-02</text:p>
          </table:table-cell>
          <table:table-cell office:value-type="float" office:value="145.26" calcext:value-type="float">
            <text:p>145.26</text:p>
          </table:table-cell>
          <table:table-cell office:value-type="string" calcext:value-type="string">
            <text:p>um</text:p>
          </table:table-cell>
          <table:table-cell table:formula="of:=IF([.H85]=&quot;A&quot;;[.G85]/10000;IF([.H85]=&quot;mm&quot;;[.G85]*1000;[.G85]))" office:value-type="float" office:value="145.26" calcext:value-type="float">
            <text:p>145.26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um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V</text:p>
          </table:table-cell>
          <table:table-cell table:formula="of:=IF([.C86]=&quot;keV&quot;;[.B86]/1000;[.B86])" office:value-type="float" office:value="17" calcext:value-type="float">
            <text:p>17</text:p>
          </table:table-cell>
          <table:table-cell office:value-type="float" office:value="61.48" calcext:value-type="float">
            <text:p>6.15E+01</text:p>
          </table:table-cell>
          <table:table-cell office:value-type="float" office:value="0.0333" calcext:value-type="float">
            <text:p>3.33E-02</text:p>
          </table:table-cell>
          <table:table-cell office:value-type="float" office:value="161.13" calcext:value-type="float">
            <text:p>161.13</text:p>
          </table:table-cell>
          <table:table-cell office:value-type="string" calcext:value-type="string">
            <text:p>um</text:p>
          </table:table-cell>
          <table:table-cell table:formula="of:=IF([.H86]=&quot;A&quot;;[.G86]/10000;IF([.H86]=&quot;mm&quot;;[.G86]*1000;[.G86]))" office:value-type="float" office:value="161.13" calcext:value-type="float">
            <text:p>161.13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um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V</text:p>
          </table:table-cell>
          <table:table-cell table:formula="of:=IF([.C87]=&quot;keV&quot;;[.B87]/1000;[.B87])" office:value-type="float" office:value="18" calcext:value-type="float">
            <text:p>18</text:p>
          </table:table-cell>
          <table:table-cell office:value-type="float" office:value="58.84" calcext:value-type="float">
            <text:p>5.88E+01</text:p>
          </table:table-cell>
          <table:table-cell office:value-type="float" office:value="0.03165" calcext:value-type="float">
            <text:p>3.17E-02</text:p>
          </table:table-cell>
          <table:table-cell office:value-type="float" office:value="177.74" calcext:value-type="float">
            <text:p>177.74</text:p>
          </table:table-cell>
          <table:table-cell office:value-type="string" calcext:value-type="string">
            <text:p>um</text:p>
          </table:table-cell>
          <table:table-cell table:formula="of:=IF([.H87]=&quot;A&quot;;[.G87]/10000;IF([.H87]=&quot;mm&quot;;[.G87]*1000;[.G87]))" office:value-type="float" office:value="177.74" calcext:value-type="float">
            <text:p>177.7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um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V</text:p>
          </table:table-cell>
          <table:table-cell table:formula="of:=IF([.C88]=&quot;keV&quot;;[.B88]/1000;[.B88])" office:value-type="float" office:value="20" calcext:value-type="float">
            <text:p>20</text:p>
          </table:table-cell>
          <table:table-cell office:value-type="float" office:value="54.25" calcext:value-type="float">
            <text:p>5.43E+01</text:p>
          </table:table-cell>
          <table:table-cell office:value-type="float" office:value="0.02881" calcext:value-type="float">
            <text:p>2.88E-02</text:p>
          </table:table-cell>
          <table:table-cell office:value-type="float" office:value="213.1" calcext:value-type="float">
            <text:p>213.1</text:p>
          </table:table-cell>
          <table:table-cell office:value-type="string" calcext:value-type="string">
            <text:p>um</text:p>
          </table:table-cell>
          <table:table-cell table:formula="of:=IF([.H88]=&quot;A&quot;;[.G88]/10000;IF([.H88]=&quot;mm&quot;;[.G88]*1000;[.G88]))" office:value-type="float" office:value="213.1" calcext:value-type="float">
            <text:p>213.1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um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eV</text:p>
          </table:table-cell>
          <table:table-cell table:formula="of:=IF([.C89]=&quot;keV&quot;;[.B89]/1000;[.B89])" office:value-type="float" office:value="22.5" calcext:value-type="float">
            <text:p>22.5</text:p>
          </table:table-cell>
          <table:table-cell office:value-type="float" office:value="49.51" calcext:value-type="float">
            <text:p>4.95E+01</text:p>
          </table:table-cell>
          <table:table-cell office:value-type="float" office:value="0.02594" calcext:value-type="float">
            <text:p>2.59E-02</text:p>
          </table:table-cell>
          <table:table-cell office:value-type="float" office:value="261.29" calcext:value-type="float">
            <text:p>261.29</text:p>
          </table:table-cell>
          <table:table-cell office:value-type="string" calcext:value-type="string">
            <text:p>um</text:p>
          </table:table-cell>
          <table:table-cell table:formula="of:=IF([.H89]=&quot;A&quot;;[.G89]/10000;IF([.H89]=&quot;mm&quot;;[.G89]*1000;[.G89]))" office:value-type="float" office:value="261.29" calcext:value-type="float">
            <text:p>261.29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um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eV</text:p>
          </table:table-cell>
          <table:table-cell table:formula="of:=IF([.C90]=&quot;keV&quot;;[.B90]/1000;[.B90])" office:value-type="float" office:value="25" calcext:value-type="float">
            <text:p>25</text:p>
          </table:table-cell>
          <table:table-cell office:value-type="float" office:value="45.61" calcext:value-type="float">
            <text:p>4.56E+01</text:p>
          </table:table-cell>
          <table:table-cell office:value-type="float" office:value="0.02361" calcext:value-type="float">
            <text:p>2.36E-02</text:p>
          </table:table-cell>
          <table:table-cell office:value-type="float" office:value="313.84" calcext:value-type="float">
            <text:p>313.84</text:p>
          </table:table-cell>
          <table:table-cell office:value-type="string" calcext:value-type="string">
            <text:p>um</text:p>
          </table:table-cell>
          <table:table-cell table:formula="of:=IF([.H90]=&quot;A&quot;;[.G90]/10000;IF([.H90]=&quot;mm&quot;;[.G90]*1000;[.G90]))" office:value-type="float" office:value="313.84" calcext:value-type="float">
            <text:p>313.84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um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MeV</text:p>
          </table:table-cell>
          <table:table-cell table:formula="of:=IF([.C91]=&quot;keV&quot;;[.B91]/1000;[.B91])" office:value-type="float" office:value="27.5" calcext:value-type="float">
            <text:p>27.5</text:p>
          </table:table-cell>
          <table:table-cell office:value-type="float" office:value="42.33" calcext:value-type="float">
            <text:p>4.23E+01</text:p>
          </table:table-cell>
          <table:table-cell office:value-type="float" office:value="0.02168" calcext:value-type="float">
            <text:p>2.17E-02</text:p>
          </table:table-cell>
          <table:table-cell office:value-type="float" office:value="370.68" calcext:value-type="float">
            <text:p>370.68</text:p>
          </table:table-cell>
          <table:table-cell office:value-type="string" calcext:value-type="string">
            <text:p>um</text:p>
          </table:table-cell>
          <table:table-cell table:formula="of:=IF([.H91]=&quot;A&quot;;[.G91]/10000;IF([.H91]=&quot;mm&quot;;[.G91]*1000;[.G91]))" office:value-type="float" office:value="370.68" calcext:value-type="float">
            <text:p>370.68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um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eV</text:p>
          </table:table-cell>
          <table:table-cell table:formula="of:=IF([.C92]=&quot;keV&quot;;[.B92]/1000;[.B92])" office:value-type="float" office:value="30" calcext:value-type="float">
            <text:p>30</text:p>
          </table:table-cell>
          <table:table-cell office:value-type="float" office:value="39.53" calcext:value-type="float">
            <text:p>3.95E+01</text:p>
          </table:table-cell>
          <table:table-cell office:value-type="float" office:value="0.02006" calcext:value-type="float">
            <text:p>2.01E-02</text:p>
          </table:table-cell>
          <table:table-cell office:value-type="float" office:value="431.73" calcext:value-type="float">
            <text:p>431.73</text:p>
          </table:table-cell>
          <table:table-cell office:value-type="string" calcext:value-type="string">
            <text:p>um</text:p>
          </table:table-cell>
          <table:table-cell table:formula="of:=IF([.H92]=&quot;A&quot;;[.G92]/10000;IF([.H92]=&quot;mm&quot;;[.G92]*1000;[.G92]))" office:value-type="float" office:value="431.73" calcext:value-type="float">
            <text:p>431.73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um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MeV</text:p>
          </table:table-cell>
          <table:table-cell table:formula="of:=IF([.C93]=&quot;keV&quot;;[.B93]/1000;[.B93])" office:value-type="float" office:value="32.5" calcext:value-type="float">
            <text:p>32.5</text:p>
          </table:table-cell>
          <table:table-cell office:value-type="float" office:value="37.11" calcext:value-type="float">
            <text:p>3.71E+01</text:p>
          </table:table-cell>
          <table:table-cell office:value-type="float" office:value="0.01867" calcext:value-type="float">
            <text:p>1.87E-02</text:p>
          </table:table-cell>
          <table:table-cell office:value-type="float" office:value="496.93" calcext:value-type="float">
            <text:p>496.93</text:p>
          </table:table-cell>
          <table:table-cell office:value-type="string" calcext:value-type="string">
            <text:p>um</text:p>
          </table:table-cell>
          <table:table-cell table:formula="of:=IF([.H93]=&quot;A&quot;;[.G93]/10000;IF([.H93]=&quot;mm&quot;;[.G93]*1000;[.G93]))" office:value-type="float" office:value="496.93" calcext:value-type="float">
            <text:p>496.93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um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V</text:p>
          </table:table-cell>
          <table:table-cell table:formula="of:=IF([.C94]=&quot;keV&quot;;[.B94]/1000;[.B94])" office:value-type="float" office:value="35" calcext:value-type="float">
            <text:p>35</text:p>
          </table:table-cell>
          <table:table-cell office:value-type="float" office:value="35" calcext:value-type="float">
            <text:p>3.50E+01</text:p>
          </table:table-cell>
          <table:table-cell office:value-type="float" office:value="0.01747" calcext:value-type="float">
            <text:p>1.75E-02</text:p>
          </table:table-cell>
          <table:table-cell office:value-type="float" office:value="566.22" calcext:value-type="float">
            <text:p>566.22</text:p>
          </table:table-cell>
          <table:table-cell office:value-type="string" calcext:value-type="string">
            <text:p>um</text:p>
          </table:table-cell>
          <table:table-cell table:formula="of:=IF([.H94]=&quot;A&quot;;[.G94]/10000;IF([.H94]=&quot;mm&quot;;[.G94]*1000;[.G94]))" office:value-type="float" office:value="566.22" calcext:value-type="float">
            <text:p>566.22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um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eV</text:p>
          </table:table-cell>
          <table:table-cell table:formula="of:=IF([.C95]=&quot;keV&quot;;[.B95]/1000;[.B95])" office:value-type="float" office:value="37.5" calcext:value-type="float">
            <text:p>37.5</text:p>
          </table:table-cell>
          <table:table-cell office:value-type="float" office:value="33.14" calcext:value-type="float">
            <text:p>3.31E+01</text:p>
          </table:table-cell>
          <table:table-cell office:value-type="float" office:value="0.01642" calcext:value-type="float">
            <text:p>1.64E-02</text:p>
          </table:table-cell>
          <table:table-cell office:value-type="float" office:value="639.54" calcext:value-type="float">
            <text:p>639.54</text:p>
          </table:table-cell>
          <table:table-cell office:value-type="string" calcext:value-type="string">
            <text:p>um</text:p>
          </table:table-cell>
          <table:table-cell table:formula="of:=IF([.H95]=&quot;A&quot;;[.G95]/10000;IF([.H95]=&quot;mm&quot;;[.G95]*1000;[.G95]))" office:value-type="float" office:value="639.54" calcext:value-type="float">
            <text:p>639.54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um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eV</text:p>
          </table:table-cell>
          <table:table-cell table:formula="of:=IF([.C96]=&quot;keV&quot;;[.B96]/1000;[.B96])" office:value-type="float" office:value="40" calcext:value-type="float">
            <text:p>40</text:p>
          </table:table-cell>
          <table:table-cell office:value-type="float" office:value="31.49" calcext:value-type="float">
            <text:p>3.15E+01</text:p>
          </table:table-cell>
          <table:table-cell office:value-type="float" office:value="0.01549" calcext:value-type="float">
            <text:p>1.55E-02</text:p>
          </table:table-cell>
          <table:table-cell office:value-type="float" office:value="716.84" calcext:value-type="float">
            <text:p>716.84</text:p>
          </table:table-cell>
          <table:table-cell office:value-type="string" calcext:value-type="string">
            <text:p>um</text:p>
          </table:table-cell>
          <table:table-cell table:formula="of:=IF([.H96]=&quot;A&quot;;[.G96]/10000;IF([.H96]=&quot;mm&quot;;[.G96]*1000;[.G96]))" office:value-type="float" office:value="716.84" calcext:value-type="float">
            <text:p>716.84</text:p>
          </table:table-cell>
          <table:table-cell office:value-type="float" office:value="27.46" calcext:value-type="float">
            <text:p>27.46</text:p>
          </table:table-cell>
          <table:table-cell office:value-type="string" calcext:value-type="string">
            <text:p>um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eV</text:p>
          </table:table-cell>
          <table:table-cell table:formula="of:=IF([.C97]=&quot;keV&quot;;[.B97]/1000;[.B97])" office:value-type="float" office:value="45" calcext:value-type="float">
            <text:p>45</text:p>
          </table:table-cell>
          <table:table-cell office:value-type="float" office:value="28.67" calcext:value-type="float">
            <text:p>2.87E+01</text:p>
          </table:table-cell>
          <table:table-cell office:value-type="float" office:value="0.01393" calcext:value-type="float">
            <text:p>1.39E-02</text:p>
          </table:table-cell>
          <table:table-cell office:value-type="float" office:value="883.1" calcext:value-type="float">
            <text:p>883.1</text:p>
          </table:table-cell>
          <table:table-cell office:value-type="string" calcext:value-type="string">
            <text:p>um</text:p>
          </table:table-cell>
          <table:table-cell table:formula="of:=IF([.H97]=&quot;A&quot;;[.G97]/10000;IF([.H97]=&quot;mm&quot;;[.G97]*1000;[.G97]))" office:value-type="float" office:value="883.1" calcext:value-type="float">
            <text:p>883.1</text:p>
          </table:table-cell>
          <table:table-cell office:value-type="float" office:value="36.42" calcext:value-type="float">
            <text:p>36.42</text:p>
          </table:table-cell>
          <table:table-cell office:value-type="string" calcext:value-type="string">
            <text:p>um</text:p>
          </table:table-cell>
          <table:table-cell office:value-type="float" office:value="18.87" calcext:value-type="float">
            <text:p>18.8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eV</text:p>
          </table:table-cell>
          <table:table-cell table:formula="of:=IF([.C98]=&quot;keV&quot;;[.B98]/1000;[.B98])" office:value-type="float" office:value="50" calcext:value-type="float">
            <text:p>50</text:p>
          </table:table-cell>
          <table:table-cell office:value-type="float" office:value="26.36" calcext:value-type="float">
            <text:p>2.64E+01</text:p>
          </table:table-cell>
          <table:table-cell office:value-type="float" office:value="0.01267" calcext:value-type="float">
            <text:p>1.27E-0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mm</text:p>
          </table:table-cell>
          <table:table-cell table:formula="of:=IF([.H98]=&quot;A&quot;;[.G98]/10000;IF([.H98]=&quot;mm&quot;;[.G98]*1000;[.G98]))" office:value-type="float" office:value="1060" calcext:value-type="float">
            <text:p>1060</text:p>
          </table:table-cell>
          <table:table-cell office:value-type="float" office:value="44.85" calcext:value-type="float">
            <text:p>44.85</text:p>
          </table:table-cell>
          <table:table-cell office:value-type="string" calcext:value-type="string">
            <text:p>um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eV</text:p>
          </table:table-cell>
          <table:table-cell table:formula="of:=IF([.C99]=&quot;keV&quot;;[.B99]/1000;[.B99])" office:value-type="float" office:value="55" calcext:value-type="float">
            <text:p>55</text:p>
          </table:table-cell>
          <table:table-cell office:value-type="float" office:value="24.43" calcext:value-type="float">
            <text:p>2.44E+01</text:p>
          </table:table-cell>
          <table:table-cell office:value-type="float" office:value="0.01163" calcext:value-type="float">
            <text:p>1.16E-02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m</text:p>
          </table:table-cell>
          <table:table-cell table:formula="of:=IF([.H99]=&quot;A&quot;;[.G99]/10000;IF([.H99]=&quot;mm&quot;;[.G99]*1000;[.G99]))" office:value-type="float" office:value="1260" calcext:value-type="float">
            <text:p>1260</text:p>
          </table:table-cell>
          <table:table-cell office:value-type="float" office:value="53.09" calcext:value-type="float">
            <text:p>53.09</text:p>
          </table:table-cell>
          <table:table-cell office:value-type="string" calcext:value-type="string">
            <text:p>um</text:p>
          </table:table-cell>
          <table:table-cell office:value-type="float" office:value="26.62" calcext:value-type="float">
            <text:p>26.6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V</text:p>
          </table:table-cell>
          <table:table-cell table:formula="of:=IF([.C100]=&quot;keV&quot;;[.B100]/1000;[.B100])" office:value-type="float" office:value="60" calcext:value-type="float">
            <text:p>60</text:p>
          </table:table-cell>
          <table:table-cell office:value-type="float" office:value="22.79" calcext:value-type="float">
            <text:p>2.28E+01</text:p>
          </table:table-cell>
          <table:table-cell office:value-type="float" office:value="0.01075" calcext:value-type="float">
            <text:p>1.08E-02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m</text:p>
          </table:table-cell>
          <table:table-cell table:formula="of:=IF([.H100]=&quot;A&quot;;[.G100]/10000;IF([.H100]=&quot;mm&quot;;[.G100]*1000;[.G100]))" office:value-type="float" office:value="1470" calcext:value-type="float">
            <text:p>1470</text:p>
          </table:table-cell>
          <table:table-cell office:value-type="float" office:value="61.27" calcext:value-type="float">
            <text:p>61.27</text:p>
          </table:table-cell>
          <table:table-cell office:value-type="string" calcext:value-type="string">
            <text:p>um</text:p>
          </table:table-cell>
          <table:table-cell office:value-type="float" office:value="30.93" calcext:value-type="float">
            <text:p>30.9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eV</text:p>
          </table:table-cell>
          <table:table-cell table:formula="of:=IF([.C101]=&quot;keV&quot;;[.B101]/1000;[.B101])" office:value-type="float" office:value="65" calcext:value-type="float">
            <text:p>65</text:p>
          </table:table-cell>
          <table:table-cell office:value-type="float" office:value="21.38" calcext:value-type="float">
            <text:p>2.14E+01</text:p>
          </table:table-cell>
          <table:table-cell office:value-type="float" office:value="0.01" calcext:value-type="float">
            <text:p>1.00E-0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m</text:p>
          </table:table-cell>
          <table:table-cell table:formula="of:=IF([.H101]=&quot;A&quot;;[.G101]/10000;IF([.H101]=&quot;mm&quot;;[.G101]*1000;[.G101]))" office:value-type="float" office:value="1700" calcext:value-type="float">
            <text:p>1700</text:p>
          </table:table-cell>
          <table:table-cell office:value-type="float" office:value="69.48" calcext:value-type="float">
            <text:p>69.48</text:p>
          </table:table-cell>
          <table:table-cell office:value-type="string" calcext:value-type="string">
            <text:p>um</text:p>
          </table:table-cell>
          <table:table-cell office:value-type="float" office:value="35.51" calcext:value-type="float">
            <text:p>35.5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eV</text:p>
          </table:table-cell>
          <table:table-cell table:formula="of:=IF([.C102]=&quot;keV&quot;;[.B102]/1000;[.B102])" office:value-type="float" office:value="70" calcext:value-type="float">
            <text:p>70</text:p>
          </table:table-cell>
          <table:table-cell office:value-type="float" office:value="20.15" calcext:value-type="float">
            <text:p>2.02E+01</text:p>
          </table:table-cell>
          <table:table-cell office:value-type="float" office:value="0.009353" calcext:value-type="float">
            <text:p>9.35E-03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mm</text:p>
          </table:table-cell>
          <table:table-cell table:formula="of:=IF([.H102]=&quot;A&quot;;[.G102]/10000;IF([.H102]=&quot;mm&quot;;[.G102]*1000;[.G102]))" office:value-type="float" office:value="1940" calcext:value-type="float">
            <text:p>1940</text:p>
          </table:table-cell>
          <table:table-cell office:value-type="float" office:value="77.74" calcext:value-type="float">
            <text:p>77.74</text:p>
          </table:table-cell>
          <table:table-cell office:value-type="string" calcext:value-type="string">
            <text:p>um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V</text:p>
          </table:table-cell>
          <table:table-cell table:formula="of:=IF([.C103]=&quot;keV&quot;;[.B103]/1000;[.B103])" office:value-type="float" office:value="80" calcext:value-type="float">
            <text:p>80</text:p>
          </table:table-cell>
          <table:table-cell office:value-type="float" office:value="18.11" calcext:value-type="float">
            <text:p>1.81E+01</text:p>
          </table:table-cell>
          <table:table-cell office:value-type="float" office:value="0.008288" calcext:value-type="float">
            <text:p>8.29E-03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m</text:p>
          </table:table-cell>
          <table:table-cell table:formula="of:=IF([.H103]=&quot;A&quot;;[.G103]/10000;IF([.H103]=&quot;mm&quot;;[.G103]*1000;[.G103]))" office:value-type="float" office:value="2460" calcext:value-type="float">
            <text:p>2460</text:p>
          </table:table-cell>
          <table:table-cell office:value-type="float" office:value="108.01" calcext:value-type="float">
            <text:p>108.01</text:p>
          </table:table-cell>
          <table:table-cell office:value-type="string" calcext:value-type="string">
            <text:p>um</text:p>
          </table:table-cell>
          <table:table-cell office:value-type="float" office:value="50.87" calcext:value-type="float">
            <text:p>50.8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eV</text:p>
          </table:table-cell>
          <table:table-cell table:formula="of:=IF([.C104]=&quot;keV&quot;;[.B104]/1000;[.B104])" office:value-type="float" office:value="90" calcext:value-type="float">
            <text:p>90</text:p>
          </table:table-cell>
          <table:table-cell office:value-type="float" office:value="16.48" calcext:value-type="float">
            <text:p>1.65E+01</text:p>
          </table:table-cell>
          <table:table-cell office:value-type="float" office:value="0.007449" calcext:value-type="float">
            <text:p>7.45E-03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mm</text:p>
          </table:table-cell>
          <table:table-cell table:formula="of:=IF([.H104]=&quot;A&quot;;[.G104]/10000;IF([.H104]=&quot;mm&quot;;[.G104]*1000;[.G104]))" office:value-type="float" office:value="3040" calcext:value-type="float">
            <text:p>3040</text:p>
          </table:table-cell>
          <table:table-cell office:value-type="float" office:value="136.23" calcext:value-type="float">
            <text:p>136.23</text:p>
          </table:table-cell>
          <table:table-cell office:value-type="string" calcext:value-type="string">
            <text:p>um</text:p>
          </table:table-cell>
          <table:table-cell office:value-type="float" office:value="62.42" calcext:value-type="float">
            <text:p>62.4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V</text:p>
          </table:table-cell>
          <table:table-cell table:formula="of:=IF([.C105]=&quot;keV&quot;;[.B105]/1000;[.B105])" office:value-type="float" office:value="100" calcext:value-type="float">
            <text:p>100</text:p>
          </table:table-cell>
          <table:table-cell office:value-type="float" office:value="15.15" calcext:value-type="float">
            <text:p>1.52E+01</text:p>
          </table:table-cell>
          <table:table-cell office:value-type="float" office:value="0.00677" calcext:value-type="float">
            <text:p>6.77E-03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mm</text:p>
          </table:table-cell>
          <table:table-cell table:formula="of:=IF([.H105]=&quot;A&quot;;[.G105]/10000;IF([.H105]=&quot;mm&quot;;[.G105]*1000;[.G105]))" office:value-type="float" office:value="3670" calcext:value-type="float">
            <text:p>3670</text:p>
          </table:table-cell>
          <table:table-cell office:value-type="float" office:value="163.75" calcext:value-type="float">
            <text:p>163.75</text:p>
          </table:table-cell>
          <table:table-cell office:value-type="string" calcext:value-type="string">
            <text:p>um</text:p>
          </table:table-cell>
          <table:table-cell office:value-type="float" office:value="74.96" calcext:value-type="float">
            <text:p>74.96</text:p>
          </table:table-cell>
          <table:table-cell office:value-type="string" calcext:value-type="string">
            <text:p>um</text:p>
          </table:table-cell>
        </table:table-row>
      </table:table>
      <table:table table:name="He3_in_carbon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eV</text:p>
          </table:table-cell>
          <table:table-cell table:formula="of:=IF([.C1]=&quot;keV&quot;;[.B1]/1000;[.B1])" office:value-type="float" office:value="0.01" calcext:value-type="float">
            <text:p>0.01</text:p>
          </table:table-cell>
          <table:table-cell office:value-type="float" office:value="116" calcext:value-type="float">
            <text:p>1.16E+02</text:p>
          </table:table-cell>
          <table:table-cell office:value-type="float" office:value="11.48" calcext:value-type="float">
            <text:p>1.15E+0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table:formula="of:=IF([.H1]=&quot;A&quot;;[.G1]/10000;IF([.H1]=&quot;mm&quot;;[.G1]*1000;[.G1]))" office:value-type="float" office:value="0.0761" calcext:value-type="float">
            <text:p>0.076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V</text:p>
          </table:table-cell>
          <table:table-cell table:formula="of:=IF([.C2]=&quot;keV&quot;;[.B2]/1000;[.B2])" office:value-type="float" office:value="0.011" calcext:value-type="float">
            <text:p>0.011</text:p>
          </table:table-cell>
          <table:table-cell office:value-type="float" office:value="121.6" calcext:value-type="float">
            <text:p>1.22E+02</text:p>
          </table:table-cell>
          <table:table-cell office:value-type="float" office:value="10.86" calcext:value-type="float">
            <text:p>1.09E+0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</text:p>
          </table:table-cell>
          <table:table-cell table:formula="of:=IF([.H2]=&quot;A&quot;;[.G2]/10000;IF([.H2]=&quot;mm&quot;;[.G2]*1000;[.G2]))" office:value-type="float" office:value="0.0826" calcext:value-type="float">
            <text:p>0.082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eV</text:p>
          </table:table-cell>
          <table:table-cell table:formula="of:=IF([.C3]=&quot;keV&quot;;[.B3]/1000;[.B3])" office:value-type="float" office:value="0.012" calcext:value-type="float">
            <text:p>0.012</text:p>
          </table:table-cell>
          <table:table-cell office:value-type="float" office:value="127" calcext:value-type="float">
            <text:p>1.27E+02</text:p>
          </table:table-cell>
          <table:table-cell office:value-type="float" office:value="10.31" calcext:value-type="float">
            <text:p>1.03E+01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</text:p>
          </table:table-cell>
          <table:table-cell table:formula="of:=IF([.H3]=&quot;A&quot;;[.G3]/10000;IF([.H3]=&quot;mm&quot;;[.G3]*1000;[.G3]))" office:value-type="float" office:value="0.0889" calcext:value-type="float">
            <text:p>0.088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eV</text:p>
          </table:table-cell>
          <table:table-cell table:formula="of:=IF([.C4]=&quot;keV&quot;;[.B4]/1000;[.B4])" office:value-type="float" office:value="0.013" calcext:value-type="float">
            <text:p>0.013</text:p>
          </table:table-cell>
          <table:table-cell office:value-type="float" office:value="132.2" calcext:value-type="float">
            <text:p>1.32E+02</text:p>
          </table:table-cell>
          <table:table-cell office:value-type="float" office:value="9.821" calcext:value-type="float">
            <text:p>9.82E+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table:formula="of:=IF([.H4]=&quot;A&quot;;[.G4]/10000;IF([.H4]=&quot;mm&quot;;[.G4]*1000;[.G4]))" office:value-type="float" office:value="0.095" calcext:value-type="float">
            <text:p>0.0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eV</text:p>
          </table:table-cell>
          <table:table-cell table:formula="of:=IF([.C5]=&quot;keV&quot;;[.B5]/1000;[.B5])" office:value-type="float" office:value="0.014" calcext:value-type="float">
            <text:p>0.014</text:p>
          </table:table-cell>
          <table:table-cell office:value-type="float" office:value="137.2" calcext:value-type="float">
            <text:p>1.37E+02</text:p>
          </table:table-cell>
          <table:table-cell office:value-type="float" office:value="9.384" calcext:value-type="float">
            <text:p>9.38E+0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</text:p>
          </table:table-cell>
          <table:table-cell table:formula="of:=IF([.H5]=&quot;A&quot;;[.G5]/10000;IF([.H5]=&quot;mm&quot;;[.G5]*1000;[.G5]))" office:value-type="float" office:value="0.101" calcext:value-type="float">
            <text:p>0.1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eV</text:p>
          </table:table-cell>
          <table:table-cell table:formula="of:=IF([.C6]=&quot;keV&quot;;[.B6]/1000;[.B6])" office:value-type="float" office:value="0.015" calcext:value-type="float">
            <text:p>0.015</text:p>
          </table:table-cell>
          <table:table-cell office:value-type="float" office:value="141.9" calcext:value-type="float">
            <text:p>1.42E+02</text:p>
          </table:table-cell>
          <table:table-cell office:value-type="float" office:value="8.989" calcext:value-type="float">
            <text:p>8.99E+00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A</text:p>
          </table:table-cell>
          <table:table-cell table:formula="of:=IF([.H6]=&quot;A&quot;;[.G6]/10000;IF([.H6]=&quot;mm&quot;;[.G6]*1000;[.G6]))" office:value-type="float" office:value="0.1069" calcext:value-type="float">
            <text:p>0.106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eV</text:p>
          </table:table-cell>
          <table:table-cell table:formula="of:=IF([.C7]=&quot;keV&quot;;[.B7]/1000;[.B7])" office:value-type="float" office:value="0.016" calcext:value-type="float">
            <text:p>0.016</text:p>
          </table:table-cell>
          <table:table-cell office:value-type="float" office:value="146.5" calcext:value-type="float">
            <text:p>1.47E+02</text:p>
          </table:table-cell>
          <table:table-cell office:value-type="float" office:value="8.632" calcext:value-type="float">
            <text:p>8.63E+0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A</text:p>
          </table:table-cell>
          <table:table-cell table:formula="of:=IF([.H7]=&quot;A&quot;;[.G7]/10000;IF([.H7]=&quot;mm&quot;;[.G7]*1000;[.G7]))" office:value-type="float" office:value="0.1126" calcext:value-type="float">
            <text:p>0.112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eV</text:p>
          </table:table-cell>
          <table:table-cell table:formula="of:=IF([.C8]=&quot;keV&quot;;[.B8]/1000;[.B8])" office:value-type="float" office:value="0.017" calcext:value-type="float">
            <text:p>0.017</text:p>
          </table:table-cell>
          <table:table-cell office:value-type="float" office:value="150.9" calcext:value-type="float">
            <text:p>1.51E+02</text:p>
          </table:table-cell>
          <table:table-cell office:value-type="float" office:value="8.305" calcext:value-type="float">
            <text:p>8.31E+0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A</text:p>
          </table:table-cell>
          <table:table-cell table:formula="of:=IF([.H8]=&quot;A&quot;;[.G8]/10000;IF([.H8]=&quot;mm&quot;;[.G8]*1000;[.G8]))" office:value-type="float" office:value="0.1182" calcext:value-type="float">
            <text:p>0.118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V</text:p>
          </table:table-cell>
          <table:table-cell table:formula="of:=IF([.C9]=&quot;keV&quot;;[.B9]/1000;[.B9])" office:value-type="float" office:value="0.018" calcext:value-type="float">
            <text:p>0.018</text:p>
          </table:table-cell>
          <table:table-cell office:value-type="float" office:value="155.1" calcext:value-type="float">
            <text:p>1.55E+02</text:p>
          </table:table-cell>
          <table:table-cell office:value-type="float" office:value="8.005" calcext:value-type="float">
            <text:p>8.01E+00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A</text:p>
          </table:table-cell>
          <table:table-cell table:formula="of:=IF([.H9]=&quot;A&quot;;[.G9]/10000;IF([.H9]=&quot;mm&quot;;[.G9]*1000;[.G9]))" office:value-type="float" office:value="0.1238" calcext:value-type="float">
            <text:p>0.123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eV</text:p>
          </table:table-cell>
          <table:table-cell table:formula="of:=IF([.C10]=&quot;keV&quot;;[.B10]/1000;[.B10])" office:value-type="float" office:value="0.02" calcext:value-type="float">
            <text:p>0.02</text:p>
          </table:table-cell>
          <table:table-cell office:value-type="float" office:value="163.1" calcext:value-type="float">
            <text:p>1.63E+02</text:p>
          </table:table-cell>
          <table:table-cell office:value-type="float" office:value="7.475" calcext:value-type="float">
            <text:p>7.48E+0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</text:p>
          </table:table-cell>
          <table:table-cell table:formula="of:=IF([.H10]=&quot;A&quot;;[.G10]/10000;IF([.H10]=&quot;mm&quot;;[.G10]*1000;[.G10]))" office:value-type="float" office:value="0.1345" calcext:value-type="float">
            <text:p>0.1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keV</text:p>
          </table:table-cell>
          <table:table-cell table:formula="of:=IF([.C11]=&quot;keV&quot;;[.B11]/1000;[.B11])" office:value-type="float" office:value="0.0225" calcext:value-type="float">
            <text:p>0.0225</text:p>
          </table:table-cell>
          <table:table-cell office:value-type="float" office:value="172.4" calcext:value-type="float">
            <text:p>1.72E+02</text:p>
          </table:table-cell>
          <table:table-cell office:value-type="float" office:value="6.915" calcext:value-type="float">
            <text:p>6.92E+00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A</text:p>
          </table:table-cell>
          <table:table-cell table:formula="of:=IF([.H11]=&quot;A&quot;;[.G11]/10000;IF([.H11]=&quot;mm&quot;;[.G11]*1000;[.G11]))" office:value-type="float" office:value="0.1475" calcext:value-type="float">
            <text:p>0.147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eV</text:p>
          </table:table-cell>
          <table:table-cell table:formula="of:=IF([.C12]=&quot;keV&quot;;[.B12]/1000;[.B12])" office:value-type="float" office:value="0.025" calcext:value-type="float">
            <text:p>0.025</text:p>
          </table:table-cell>
          <table:table-cell office:value-type="float" office:value="180.8" calcext:value-type="float">
            <text:p>1.81E+02</text:p>
          </table:table-cell>
          <table:table-cell office:value-type="float" office:value="6.442" calcext:value-type="float">
            <text:p>6.44E+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table:formula="of:=IF([.H12]=&quot;A&quot;;[.G12]/10000;IF([.H12]=&quot;mm&quot;;[.G12]*1000;[.G12]))" office:value-type="float" office:value="0.16" calcext:value-type="float">
            <text:p>0.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keV</text:p>
          </table:table-cell>
          <table:table-cell table:formula="of:=IF([.C13]=&quot;keV&quot;;[.B13]/1000;[.B13])" office:value-type="float" office:value="0.0275" calcext:value-type="float">
            <text:p>0.0275</text:p>
          </table:table-cell>
          <table:table-cell office:value-type="float" office:value="188.4" calcext:value-type="float">
            <text:p>1.88E+02</text:p>
          </table:table-cell>
          <table:table-cell office:value-type="float" office:value="6.037" calcext:value-type="float">
            <text:p>6.04E+00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A</text:p>
          </table:table-cell>
          <table:table-cell table:formula="of:=IF([.H13]=&quot;A&quot;;[.G13]/10000;IF([.H13]=&quot;mm&quot;;[.G13]*1000;[.G13]))" office:value-type="float" office:value="0.1721" calcext:value-type="float">
            <text:p>0.17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eV</text:p>
          </table:table-cell>
          <table:table-cell table:formula="of:=IF([.C14]=&quot;keV&quot;;[.B14]/1000;[.B14])" office:value-type="float" office:value="0.03" calcext:value-type="float">
            <text:p>0.03</text:p>
          </table:table-cell>
          <table:table-cell office:value-type="float" office:value="195.4" calcext:value-type="float">
            <text:p>1.95E+02</text:p>
          </table:table-cell>
          <table:table-cell office:value-type="float" office:value="5.686" calcext:value-type="float">
            <text:p>5.69E+00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A</text:p>
          </table:table-cell>
          <table:table-cell table:formula="of:=IF([.H14]=&quot;A&quot;;[.G14]/10000;IF([.H14]=&quot;mm&quot;;[.G14]*1000;[.G14]))" office:value-type="float" office:value="0.1838" calcext:value-type="float">
            <text:p>0.183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keV</text:p>
          </table:table-cell>
          <table:table-cell table:formula="of:=IF([.C15]=&quot;keV&quot;;[.B15]/1000;[.B15])" office:value-type="float" office:value="0.0325" calcext:value-type="float">
            <text:p>0.0325</text:p>
          </table:table-cell>
          <table:table-cell office:value-type="float" office:value="201.8" calcext:value-type="float">
            <text:p>2.02E+02</text:p>
          </table:table-cell>
          <table:table-cell office:value-type="float" office:value="5.378" calcext:value-type="float">
            <text:p>5.38E+00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A</text:p>
          </table:table-cell>
          <table:table-cell table:formula="of:=IF([.H15]=&quot;A&quot;;[.G15]/10000;IF([.H15]=&quot;mm&quot;;[.G15]*1000;[.G15]))" office:value-type="float" office:value="0.1953" calcext:value-type="float">
            <text:p>0.195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eV</text:p>
          </table:table-cell>
          <table:table-cell table:formula="of:=IF([.C16]=&quot;keV&quot;;[.B16]/1000;[.B16])" office:value-type="float" office:value="0.035" calcext:value-type="float">
            <text:p>0.035</text:p>
          </table:table-cell>
          <table:table-cell office:value-type="float" office:value="207.6" calcext:value-type="float">
            <text:p>2.08E+02</text:p>
          </table:table-cell>
          <table:table-cell office:value-type="float" office:value="5.106" calcext:value-type="float">
            <text:p>5.11E+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A</text:p>
          </table:table-cell>
          <table:table-cell table:formula="of:=IF([.H16]=&quot;A&quot;;[.G16]/10000;IF([.H16]=&quot;mm&quot;;[.G16]*1000;[.G16]))" office:value-type="float" office:value="0.2065" calcext:value-type="float">
            <text:p>0.206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keV</text:p>
          </table:table-cell>
          <table:table-cell table:formula="of:=IF([.C17]=&quot;keV&quot;;[.B17]/1000;[.B17])" office:value-type="float" office:value="0.0375" calcext:value-type="float">
            <text:p>0.0375</text:p>
          </table:table-cell>
          <table:table-cell office:value-type="float" office:value="213.1" calcext:value-type="float">
            <text:p>2.13E+02</text:p>
          </table:table-cell>
          <table:table-cell office:value-type="float" office:value="4.862" calcext:value-type="float">
            <text:p>4.86E+00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A</text:p>
          </table:table-cell>
          <table:table-cell table:formula="of:=IF([.H17]=&quot;A&quot;;[.G17]/10000;IF([.H17]=&quot;mm&quot;;[.G17]*1000;[.G17]))" office:value-type="float" office:value="0.2174" calcext:value-type="float">
            <text:p>0.217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eV</text:p>
          </table:table-cell>
          <table:table-cell table:formula="of:=IF([.C18]=&quot;keV&quot;;[.B18]/1000;[.B18])" office:value-type="float" office:value="0.04" calcext:value-type="float">
            <text:p>0.04</text:p>
          </table:table-cell>
          <table:table-cell office:value-type="float" office:value="218.2" calcext:value-type="float">
            <text:p>2.18E+02</text:p>
          </table:table-cell>
          <table:table-cell office:value-type="float" office:value="4.644" calcext:value-type="float">
            <text:p>4.64E+00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A</text:p>
          </table:table-cell>
          <table:table-cell table:formula="of:=IF([.H18]=&quot;A&quot;;[.G18]/10000;IF([.H18]=&quot;mm&quot;;[.G18]*1000;[.G18]))" office:value-type="float" office:value="0.2281" calcext:value-type="float">
            <text:p>0.228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keV</text:p>
          </table:table-cell>
          <table:table-cell table:formula="of:=IF([.C19]=&quot;keV&quot;;[.B19]/1000;[.B19])" office:value-type="float" office:value="0.045" calcext:value-type="float">
            <text:p>0.045</text:p>
          </table:table-cell>
          <table:table-cell office:value-type="float" office:value="227.5" calcext:value-type="float">
            <text:p>2.28E+02</text:p>
          </table:table-cell>
          <table:table-cell office:value-type="float" office:value="4.267" calcext:value-type="float">
            <text:p>4.27E+00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A</text:p>
          </table:table-cell>
          <table:table-cell table:formula="of:=IF([.H19]=&quot;A&quot;;[.G19]/10000;IF([.H19]=&quot;mm&quot;;[.G19]*1000;[.G19]))" office:value-type="float" office:value="0.249" calcext:value-type="float">
            <text:p>0.24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eV</text:p>
          </table:table-cell>
          <table:table-cell table:formula="of:=IF([.C20]=&quot;keV&quot;;[.B20]/1000;[.B20])" office:value-type="float" office:value="0.05" calcext:value-type="float">
            <text:p>0.05</text:p>
          </table:table-cell>
          <table:table-cell office:value-type="float" office:value="236.2" calcext:value-type="float">
            <text:p>2.36E+02</text:p>
          </table:table-cell>
          <table:table-cell office:value-type="float" office:value="3.952" calcext:value-type="float">
            <text:p>3.95E+00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A</text:p>
          </table:table-cell>
          <table:table-cell table:formula="of:=IF([.H20]=&quot;A&quot;;[.G20]/10000;IF([.H20]=&quot;mm&quot;;[.G20]*1000;[.G20]))" office:value-type="float" office:value="0.2693" calcext:value-type="float">
            <text:p>0.269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keV</text:p>
          </table:table-cell>
          <table:table-cell table:formula="of:=IF([.C21]=&quot;keV&quot;;[.B21]/1000;[.B21])" office:value-type="float" office:value="0.055" calcext:value-type="float">
            <text:p>0.055</text:p>
          </table:table-cell>
          <table:table-cell office:value-type="float" office:value="244.5" calcext:value-type="float">
            <text:p>2.45E+02</text:p>
          </table:table-cell>
          <table:table-cell office:value-type="float" office:value="3.686" calcext:value-type="float">
            <text:p>3.69E+00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A</text:p>
          </table:table-cell>
          <table:table-cell table:formula="of:=IF([.H21]=&quot;A&quot;;[.G21]/10000;IF([.H21]=&quot;mm&quot;;[.G21]*1000;[.G21]))" office:value-type="float" office:value="0.289" calcext:value-type="float">
            <text:p>0.28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eV</text:p>
          </table:table-cell>
          <table:table-cell table:formula="of:=IF([.C22]=&quot;keV&quot;;[.B22]/1000;[.B22])" office:value-type="float" office:value="0.06" calcext:value-type="float">
            <text:p>0.06</text:p>
          </table:table-cell>
          <table:table-cell office:value-type="float" office:value="252.5" calcext:value-type="float">
            <text:p>2.53E+02</text:p>
          </table:table-cell>
          <table:table-cell office:value-type="float" office:value="3.456" calcext:value-type="float">
            <text:p>3.46E+00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A</text:p>
          </table:table-cell>
          <table:table-cell table:formula="of:=IF([.H22]=&quot;A&quot;;[.G22]/10000;IF([.H22]=&quot;mm&quot;;[.G22]*1000;[.G22]))" office:value-type="float" office:value="0.3081" calcext:value-type="float">
            <text:p>0.308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keV</text:p>
          </table:table-cell>
          <table:table-cell table:formula="of:=IF([.C23]=&quot;keV&quot;;[.B23]/1000;[.B23])" office:value-type="float" office:value="0.065" calcext:value-type="float">
            <text:p>0.065</text:p>
          </table:table-cell>
          <table:table-cell office:value-type="float" office:value="260.2" calcext:value-type="float">
            <text:p>2.60E+02</text:p>
          </table:table-cell>
          <table:table-cell office:value-type="float" office:value="3.256" calcext:value-type="float">
            <text:p>3.26E+00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A</text:p>
          </table:table-cell>
          <table:table-cell table:formula="of:=IF([.H23]=&quot;A&quot;;[.G23]/10000;IF([.H23]=&quot;mm&quot;;[.G23]*1000;[.G23]))" office:value-type="float" office:value="0.3267" calcext:value-type="float">
            <text:p>0.326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eV</text:p>
          </table:table-cell>
          <table:table-cell table:formula="of:=IF([.C24]=&quot;keV&quot;;[.B24]/1000;[.B24])" office:value-type="float" office:value="0.07" calcext:value-type="float">
            <text:p>0.07</text:p>
          </table:table-cell>
          <table:table-cell office:value-type="float" office:value="267.7" calcext:value-type="float">
            <text:p>2.68E+02</text:p>
          </table:table-cell>
          <table:table-cell office:value-type="float" office:value="3.08" calcext:value-type="float">
            <text:p>3.08E+00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A</text:p>
          </table:table-cell>
          <table:table-cell table:formula="of:=IF([.H24]=&quot;A&quot;;[.G24]/10000;IF([.H24]=&quot;mm&quot;;[.G24]*1000;[.G24]))" office:value-type="float" office:value="0.3448" calcext:value-type="float">
            <text:p>0.344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eV</text:p>
          </table:table-cell>
          <table:table-cell table:formula="of:=IF([.C25]=&quot;keV&quot;;[.B25]/1000;[.B25])" office:value-type="float" office:value="0.08" calcext:value-type="float">
            <text:p>0.08</text:p>
          </table:table-cell>
          <table:table-cell office:value-type="float" office:value="282.1" calcext:value-type="float">
            <text:p>2.82E+02</text:p>
          </table:table-cell>
          <table:table-cell office:value-type="float" office:value="2.785" calcext:value-type="float">
            <text:p>2.79E+00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A</text:p>
          </table:table-cell>
          <table:table-cell table:formula="of:=IF([.H25]=&quot;A&quot;;[.G25]/10000;IF([.H25]=&quot;mm&quot;;[.G25]*1000;[.G25]))" office:value-type="float" office:value="0.3798" calcext:value-type="float">
            <text:p>0.37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eV</text:p>
          </table:table-cell>
          <table:table-cell table:formula="of:=IF([.C26]=&quot;keV&quot;;[.B26]/1000;[.B26])" office:value-type="float" office:value="0.09" calcext:value-type="float">
            <text:p>0.09</text:p>
          </table:table-cell>
          <table:table-cell office:value-type="float" office:value="295.6" calcext:value-type="float">
            <text:p>2.96E+02</text:p>
          </table:table-cell>
          <table:table-cell office:value-type="float" office:value="2.546" calcext:value-type="float">
            <text:p>2.55E+00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A</text:p>
          </table:table-cell>
          <table:table-cell table:formula="of:=IF([.H26]=&quot;A&quot;;[.G26]/10000;IF([.H26]=&quot;mm&quot;;[.G26]*1000;[.G26]))" office:value-type="float" office:value="0.4132" calcext:value-type="float">
            <text:p>0.413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eV</text:p>
          </table:table-cell>
          <table:table-cell table:formula="of:=IF([.C27]=&quot;keV&quot;;[.B27]/1000;[.B27])" office:value-type="float" office:value="0.1" calcext:value-type="float">
            <text:p>0.1</text:p>
          </table:table-cell>
          <table:table-cell office:value-type="float" office:value="308" calcext:value-type="float">
            <text:p>3.08E+02</text:p>
          </table:table-cell>
          <table:table-cell office:value-type="float" office:value="2.348" calcext:value-type="float">
            <text:p>2.35E+00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A</text:p>
          </table:table-cell>
          <table:table-cell table:formula="of:=IF([.H27]=&quot;A&quot;;[.G27]/10000;IF([.H27]=&quot;mm&quot;;[.G27]*1000;[.G27]))" office:value-type="float" office:value="0.4454" calcext:value-type="float">
            <text:p>0.445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eV</text:p>
          </table:table-cell>
          <table:table-cell table:formula="of:=IF([.C28]=&quot;keV&quot;;[.B28]/1000;[.B28])" office:value-type="float" office:value="0.11" calcext:value-type="float">
            <text:p>0.11</text:p>
          </table:table-cell>
          <table:table-cell office:value-type="float" office:value="319.5" calcext:value-type="float">
            <text:p>3.20E+02</text:p>
          </table:table-cell>
          <table:table-cell office:value-type="float" office:value="2.181" calcext:value-type="float">
            <text:p>2.18E+00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A</text:p>
          </table:table-cell>
          <table:table-cell table:formula="of:=IF([.H28]=&quot;A&quot;;[.G28]/10000;IF([.H28]=&quot;mm&quot;;[.G28]*1000;[.G28]))" office:value-type="float" office:value="0.4764" calcext:value-type="float">
            <text:p>0.476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eV</text:p>
          </table:table-cell>
          <table:table-cell table:formula="of:=IF([.C29]=&quot;keV&quot;;[.B29]/1000;[.B29])" office:value-type="float" office:value="0.12" calcext:value-type="float">
            <text:p>0.12</text:p>
          </table:table-cell>
          <table:table-cell office:value-type="float" office:value="330.1" calcext:value-type="float">
            <text:p>3.30E+02</text:p>
          </table:table-cell>
          <table:table-cell office:value-type="float" office:value="2.038" calcext:value-type="float">
            <text:p>2.04E+00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A</text:p>
          </table:table-cell>
          <table:table-cell table:formula="of:=IF([.H29]=&quot;A&quot;;[.G29]/10000;IF([.H29]=&quot;mm&quot;;[.G29]*1000;[.G29]))" office:value-type="float" office:value="0.5064" calcext:value-type="float">
            <text:p>0.5064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eV</text:p>
          </table:table-cell>
          <table:table-cell table:formula="of:=IF([.C30]=&quot;keV&quot;;[.B30]/1000;[.B30])" office:value-type="float" office:value="0.13" calcext:value-type="float">
            <text:p>0.13</text:p>
          </table:table-cell>
          <table:table-cell office:value-type="float" office:value="339.9" calcext:value-type="float">
            <text:p>3.40E+02</text:p>
          </table:table-cell>
          <table:table-cell office:value-type="float" office:value="1.915" calcext:value-type="float">
            <text:p>1.92E+00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A</text:p>
          </table:table-cell>
          <table:table-cell table:formula="of:=IF([.H30]=&quot;A&quot;;[.G30]/10000;IF([.H30]=&quot;mm&quot;;[.G30]*1000;[.G30]))" office:value-type="float" office:value="0.5356" calcext:value-type="float">
            <text:p>0.535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keV</text:p>
          </table:table-cell>
          <table:table-cell table:formula="of:=IF([.C31]=&quot;keV&quot;;[.B31]/1000;[.B31])" office:value-type="float" office:value="0.14" calcext:value-type="float">
            <text:p>0.14</text:p>
          </table:table-cell>
          <table:table-cell office:value-type="float" office:value="348.9" calcext:value-type="float">
            <text:p>3.49E+02</text:p>
          </table:table-cell>
          <table:table-cell office:value-type="float" office:value="1.806" calcext:value-type="float">
            <text:p>1.81E+00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A</text:p>
          </table:table-cell>
          <table:table-cell table:formula="of:=IF([.H31]=&quot;A&quot;;[.G31]/10000;IF([.H31]=&quot;mm&quot;;[.G31]*1000;[.G31]))" office:value-type="float" office:value="0.5641" calcext:value-type="float">
            <text:p>0.564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eV</text:p>
          </table:table-cell>
          <table:table-cell table:formula="of:=IF([.C32]=&quot;keV&quot;;[.B32]/1000;[.B32])" office:value-type="float" office:value="0.15" calcext:value-type="float">
            <text:p>0.15</text:p>
          </table:table-cell>
          <table:table-cell office:value-type="float" office:value="357.1" calcext:value-type="float">
            <text:p>3.57E+02</text:p>
          </table:table-cell>
          <table:table-cell office:value-type="float" office:value="1.711" calcext:value-type="float">
            <text:p>1.71E+00</text:p>
          </table:table-cell>
          <table:table-cell office:value-type="float" office:value="5919" calcext:value-type="float">
            <text:p>5919</text:p>
          </table:table-cell>
          <table:table-cell office:value-type="string" calcext:value-type="string">
            <text:p>A</text:p>
          </table:table-cell>
          <table:table-cell table:formula="of:=IF([.H32]=&quot;A&quot;;[.G32]/10000;IF([.H32]=&quot;mm&quot;;[.G32]*1000;[.G32]))" office:value-type="float" office:value="0.5919" calcext:value-type="float">
            <text:p>0.59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A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keV</text:p>
          </table:table-cell>
          <table:table-cell table:formula="of:=IF([.C33]=&quot;keV&quot;;[.B33]/1000;[.B33])" office:value-type="float" office:value="0.16" calcext:value-type="float">
            <text:p>0.16</text:p>
          </table:table-cell>
          <table:table-cell office:value-type="float" office:value="364.7" calcext:value-type="float">
            <text:p>3.65E+02</text:p>
          </table:table-cell>
          <table:table-cell office:value-type="float" office:value="1.626" calcext:value-type="float">
            <text:p>1.63E+00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A</text:p>
          </table:table-cell>
          <table:table-cell table:formula="of:=IF([.H33]=&quot;A&quot;;[.G33]/10000;IF([.H33]=&quot;mm&quot;;[.G33]*1000;[.G33]))" office:value-type="float" office:value="0.6191" calcext:value-type="float">
            <text:p>0.619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keV</text:p>
          </table:table-cell>
          <table:table-cell table:formula="of:=IF([.C34]=&quot;keV&quot;;[.B34]/1000;[.B34])" office:value-type="float" office:value="0.17" calcext:value-type="float">
            <text:p>0.17</text:p>
          </table:table-cell>
          <table:table-cell office:value-type="float" office:value="371.6" calcext:value-type="float">
            <text:p>3.72E+02</text:p>
          </table:table-cell>
          <table:table-cell office:value-type="float" office:value="1.549" calcext:value-type="float">
            <text:p>1.55E+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A</text:p>
          </table:table-cell>
          <table:table-cell table:formula="of:=IF([.H34]=&quot;A&quot;;[.G34]/10000;IF([.H34]=&quot;mm&quot;;[.G34]*1000;[.G34]))" office:value-type="float" office:value="0.6458" calcext:value-type="float">
            <text:p>0.645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keV</text:p>
          </table:table-cell>
          <table:table-cell table:formula="of:=IF([.C35]=&quot;keV&quot;;[.B35]/1000;[.B35])" office:value-type="float" office:value="0.18" calcext:value-type="float">
            <text:p>0.18</text:p>
          </table:table-cell>
          <table:table-cell office:value-type="float" office:value="378" calcext:value-type="float">
            <text:p>3.78E+02</text:p>
          </table:table-cell>
          <table:table-cell office:value-type="float" office:value="1.48" calcext:value-type="float">
            <text:p>1.48E+00</text:p>
          </table:table-cell>
          <table:table-cell office:value-type="float" office:value="6721" calcext:value-type="float">
            <text:p>6721</text:p>
          </table:table-cell>
          <table:table-cell office:value-type="string" calcext:value-type="string">
            <text:p>A</text:p>
          </table:table-cell>
          <table:table-cell table:formula="of:=IF([.H35]=&quot;A&quot;;[.G35]/10000;IF([.H35]=&quot;mm&quot;;[.G35]*1000;[.G35]))" office:value-type="float" office:value="0.6721" calcext:value-type="float">
            <text:p>0.672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eV</text:p>
          </table:table-cell>
          <table:table-cell table:formula="of:=IF([.C36]=&quot;keV&quot;;[.B36]/1000;[.B36])" office:value-type="float" office:value="0.2" calcext:value-type="float">
            <text:p>0.2</text:p>
          </table:table-cell>
          <table:table-cell office:value-type="float" office:value="389.3" calcext:value-type="float">
            <text:p>3.89E+02</text:p>
          </table:table-cell>
          <table:table-cell office:value-type="float" office:value="1.361" calcext:value-type="float">
            <text:p>1.36E+00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A</text:p>
          </table:table-cell>
          <table:table-cell table:formula="of:=IF([.H36]=&quot;A&quot;;[.G36]/10000;IF([.H36]=&quot;mm&quot;;[.G36]*1000;[.G36]))" office:value-type="float" office:value="0.7234" calcext:value-type="float">
            <text:p>0.723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V</text:p>
          </table:table-cell>
          <table:table-cell table:formula="of:=IF([.C37]=&quot;keV&quot;;[.B37]/1000;[.B37])" office:value-type="float" office:value="0.225" calcext:value-type="float">
            <text:p>0.225</text:p>
          </table:table-cell>
          <table:table-cell office:value-type="float" office:value="400.9" calcext:value-type="float">
            <text:p>4.01E+02</text:p>
          </table:table-cell>
          <table:table-cell office:value-type="float" office:value="1.238" calcext:value-type="float">
            <text:p>1.24E+00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A</text:p>
          </table:table-cell>
          <table:table-cell table:formula="of:=IF([.H37]=&quot;A&quot;;[.G37]/10000;IF([.H37]=&quot;mm&quot;;[.G37]*1000;[.G37]))" office:value-type="float" office:value="0.7859" calcext:value-type="float">
            <text:p>0.785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eV</text:p>
          </table:table-cell>
          <table:table-cell table:formula="of:=IF([.C38]=&quot;keV&quot;;[.B38]/1000;[.B38])" office:value-type="float" office:value="0.25" calcext:value-type="float">
            <text:p>0.25</text:p>
          </table:table-cell>
          <table:table-cell office:value-type="float" office:value="410.1" calcext:value-type="float">
            <text:p>4.10E+02</text:p>
          </table:table-cell>
          <table:table-cell office:value-type="float" office:value="1.137" calcext:value-type="float">
            <text:p>1.14E+00</text:p>
          </table:table-cell>
          <table:table-cell office:value-type="float" office:value="8469" calcext:value-type="float">
            <text:p>8469</text:p>
          </table:table-cell>
          <table:table-cell office:value-type="string" calcext:value-type="string">
            <text:p>A</text:p>
          </table:table-cell>
          <table:table-cell table:formula="of:=IF([.H38]=&quot;A&quot;;[.G38]/10000;IF([.H38]=&quot;mm&quot;;[.G38]*1000;[.G38]))" office:value-type="float" office:value="0.8469" calcext:value-type="float">
            <text:p>0.846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A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eV</text:p>
          </table:table-cell>
          <table:table-cell table:formula="of:=IF([.C39]=&quot;keV&quot;;[.B39]/1000;[.B39])" office:value-type="float" office:value="0.275" calcext:value-type="float">
            <text:p>0.275</text:p>
          </table:table-cell>
          <table:table-cell office:value-type="float" office:value="417.4" calcext:value-type="float">
            <text:p>4.17E+02</text:p>
          </table:table-cell>
          <table:table-cell office:value-type="float" office:value="1.052" calcext:value-type="float">
            <text:p>1.05E+00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A</text:p>
          </table:table-cell>
          <table:table-cell table:formula="of:=IF([.H39]=&quot;A&quot;;[.G39]/10000;IF([.H39]=&quot;mm&quot;;[.G39]*1000;[.G39]))" office:value-type="float" office:value="0.9067" calcext:value-type="float">
            <text:p>0.906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eV</text:p>
          </table:table-cell>
          <table:table-cell table:formula="of:=IF([.C40]=&quot;keV&quot;;[.B40]/1000;[.B40])" office:value-type="float" office:value="0.3" calcext:value-type="float">
            <text:p>0.3</text:p>
          </table:table-cell>
          <table:table-cell office:value-type="float" office:value="423.1" calcext:value-type="float">
            <text:p>4.23E+02</text:p>
          </table:table-cell>
          <table:table-cell office:value-type="float" office:value="0.98" calcext:value-type="float">
            <text:p>9.80E-01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A</text:p>
          </table:table-cell>
          <table:table-cell table:formula="of:=IF([.H40]=&quot;A&quot;;[.G40]/10000;IF([.H40]=&quot;mm&quot;;[.G40]*1000;[.G40]))" office:value-type="float" office:value="0.9657" calcext:value-type="float">
            <text:p>0.965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eV</text:p>
          </table:table-cell>
          <table:table-cell table:formula="of:=IF([.C41]=&quot;keV&quot;;[.B41]/1000;[.B41])" office:value-type="float" office:value="0.325" calcext:value-type="float">
            <text:p>0.325</text:p>
          </table:table-cell>
          <table:table-cell office:value-type="float" office:value="427.3" calcext:value-type="float">
            <text:p>4.27E+02</text:p>
          </table:table-cell>
          <table:table-cell office:value-type="float" office:value="0.9179" calcext:value-type="float">
            <text:p>9.18E-0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um</text:p>
          </table:table-cell>
          <table:table-cell table:formula="of:=IF([.H41]=&quot;A&quot;;[.G41]/10000;IF([.H41]=&quot;mm&quot;;[.G41]*1000;[.G41]))" office:value-type="float" office:value="1.02" calcext:value-type="float">
            <text:p>1.02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eV</text:p>
          </table:table-cell>
          <table:table-cell table:formula="of:=IF([.C42]=&quot;keV&quot;;[.B42]/1000;[.B42])" office:value-type="float" office:value="0.35" calcext:value-type="float">
            <text:p>0.35</text:p>
          </table:table-cell>
          <table:table-cell office:value-type="float" office:value="430.4" calcext:value-type="float">
            <text:p>4.30E+02</text:p>
          </table:table-cell>
          <table:table-cell office:value-type="float" office:value="0.8638" calcext:value-type="float">
            <text:p>8.64E-0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um</text:p>
          </table:table-cell>
          <table:table-cell table:formula="of:=IF([.H42]=&quot;A&quot;;[.G42]/10000;IF([.H42]=&quot;mm&quot;;[.G42]*1000;[.G42]))" office:value-type="float" office:value="1.08" calcext:value-type="float">
            <text:p>1.08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eV</text:p>
          </table:table-cell>
          <table:table-cell table:formula="of:=IF([.C43]=&quot;keV&quot;;[.B43]/1000;[.B43])" office:value-type="float" office:value="0.375" calcext:value-type="float">
            <text:p>0.375</text:p>
          </table:table-cell>
          <table:table-cell office:value-type="float" office:value="432.5" calcext:value-type="float">
            <text:p>4.33E+02</text:p>
          </table:table-cell>
          <table:table-cell office:value-type="float" office:value="0.8161" calcext:value-type="float">
            <text:p>8.16E-0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um</text:p>
          </table:table-cell>
          <table:table-cell table:formula="of:=IF([.H43]=&quot;A&quot;;[.G43]/10000;IF([.H43]=&quot;mm&quot;;[.G43]*1000;[.G43]))" office:value-type="float" office:value="1.14" calcext:value-type="float">
            <text:p>1.1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eV</text:p>
          </table:table-cell>
          <table:table-cell table:formula="of:=IF([.C44]=&quot;keV&quot;;[.B44]/1000;[.B44])" office:value-type="float" office:value="0.4" calcext:value-type="float">
            <text:p>0.4</text:p>
          </table:table-cell>
          <table:table-cell office:value-type="float" office:value="433.8" calcext:value-type="float">
            <text:p>4.34E+02</text:p>
          </table:table-cell>
          <table:table-cell office:value-type="float" office:value="0.7738" calcext:value-type="float">
            <text:p>7.74E-0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um</text:p>
          </table:table-cell>
          <table:table-cell table:formula="of:=IF([.H44]=&quot;A&quot;;[.G44]/10000;IF([.H44]=&quot;mm&quot;;[.G44]*1000;[.G44]))" office:value-type="float" office:value="1.2" calcext:value-type="float">
            <text:p>1.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A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keV</text:p>
          </table:table-cell>
          <table:table-cell table:formula="of:=IF([.C45]=&quot;keV&quot;;[.B45]/1000;[.B45])" office:value-type="float" office:value="0.45" calcext:value-type="float">
            <text:p>0.45</text:p>
          </table:table-cell>
          <table:table-cell office:value-type="float" office:value="434.3" calcext:value-type="float">
            <text:p>4.34E+02</text:p>
          </table:table-cell>
          <table:table-cell office:value-type="float" office:value="0.7019" calcext:value-type="float">
            <text:p>7.02E-01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um</text:p>
          </table:table-cell>
          <table:table-cell table:formula="of:=IF([.H45]=&quot;A&quot;;[.G45]/10000;IF([.H45]=&quot;mm&quot;;[.G45]*1000;[.G45]))" office:value-type="float" office:value="1.31" calcext:value-type="float">
            <text:p>1.3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keV</text:p>
          </table:table-cell>
          <table:table-cell table:formula="of:=IF([.C46]=&quot;keV&quot;;[.B46]/1000;[.B46])" office:value-type="float" office:value="0.5" calcext:value-type="float">
            <text:p>0.5</text:p>
          </table:table-cell>
          <table:table-cell office:value-type="float" office:value="432.6" calcext:value-type="float">
            <text:p>4.33E+02</text:p>
          </table:table-cell>
          <table:table-cell office:value-type="float" office:value="0.6431" calcext:value-type="float">
            <text:p>6.43E-01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um</text:p>
          </table:table-cell>
          <table:table-cell table:formula="of:=IF([.H46]=&quot;A&quot;;[.G46]/10000;IF([.H46]=&quot;mm&quot;;[.G46]*1000;[.G46]))" office:value-type="float" office:value="1.43" calcext:value-type="float">
            <text:p>1.4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keV</text:p>
          </table:table-cell>
          <table:table-cell table:formula="of:=IF([.C47]=&quot;keV&quot;;[.B47]/1000;[.B47])" office:value-type="float" office:value="0.55" calcext:value-type="float">
            <text:p>0.55</text:p>
          </table:table-cell>
          <table:table-cell office:value-type="float" office:value="429.4" calcext:value-type="float">
            <text:p>4.29E+02</text:p>
          </table:table-cell>
          <table:table-cell office:value-type="float" office:value="0.594" calcext:value-type="float">
            <text:p>5.94E-01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um</text:p>
          </table:table-cell>
          <table:table-cell table:formula="of:=IF([.H47]=&quot;A&quot;;[.G47]/10000;IF([.H47]=&quot;mm&quot;;[.G47]*1000;[.G47]))" office:value-type="float" office:value="1.54" calcext:value-type="float">
            <text:p>1.5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keV</text:p>
          </table:table-cell>
          <table:table-cell table:formula="of:=IF([.C48]=&quot;keV&quot;;[.B48]/1000;[.B48])" office:value-type="float" office:value="0.6" calcext:value-type="float">
            <text:p>0.6</text:p>
          </table:table-cell>
          <table:table-cell office:value-type="float" office:value="425.1" calcext:value-type="float">
            <text:p>4.25E+02</text:p>
          </table:table-cell>
          <table:table-cell office:value-type="float" office:value="0.5523" calcext:value-type="float">
            <text:p>5.52E-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um</text:p>
          </table:table-cell>
          <table:table-cell table:formula="of:=IF([.H48]=&quot;A&quot;;[.G48]/10000;IF([.H48]=&quot;mm&quot;;[.G48]*1000;[.G48]))" office:value-type="float" office:value="1.66" calcext:value-type="float">
            <text:p>1.66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eV</text:p>
          </table:table-cell>
          <table:table-cell table:formula="of:=IF([.C49]=&quot;keV&quot;;[.B49]/1000;[.B49])" office:value-type="float" office:value="0.65" calcext:value-type="float">
            <text:p>0.65</text:p>
          </table:table-cell>
          <table:table-cell office:value-type="float" office:value="420" calcext:value-type="float">
            <text:p>4.20E+02</text:p>
          </table:table-cell>
          <table:table-cell office:value-type="float" office:value="0.5164" calcext:value-type="float">
            <text:p>5.16E-01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um</text:p>
          </table:table-cell>
          <table:table-cell table:formula="of:=IF([.H49]=&quot;A&quot;;[.G49]/10000;IF([.H49]=&quot;mm&quot;;[.G49]*1000;[.G49]))" office:value-type="float" office:value="1.78" calcext:value-type="float">
            <text:p>1.7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eV</text:p>
          </table:table-cell>
          <table:table-cell table:formula="of:=IF([.C50]=&quot;keV&quot;;[.B50]/1000;[.B50])" office:value-type="float" office:value="0.7" calcext:value-type="float">
            <text:p>0.7</text:p>
          </table:table-cell>
          <table:table-cell office:value-type="float" office:value="414.3" calcext:value-type="float">
            <text:p>4.14E+02</text:p>
          </table:table-cell>
          <table:table-cell office:value-type="float" office:value="0.4853" calcext:value-type="float">
            <text:p>4.85E-0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um</text:p>
          </table:table-cell>
          <table:table-cell table:formula="of:=IF([.H50]=&quot;A&quot;;[.G50]/10000;IF([.H50]=&quot;mm&quot;;[.G50]*1000;[.G50]))" office:value-type="float" office:value="1.9" calcext:value-type="float">
            <text:p>1.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A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keV</text:p>
          </table:table-cell>
          <table:table-cell table:formula="of:=IF([.C51]=&quot;keV&quot;;[.B51]/1000;[.B51])" office:value-type="float" office:value="0.8" calcext:value-type="float">
            <text:p>0.8</text:p>
          </table:table-cell>
          <table:table-cell office:value-type="float" office:value="402" calcext:value-type="float">
            <text:p>4.02E+02</text:p>
          </table:table-cell>
          <table:table-cell office:value-type="float" office:value="0.4336" calcext:value-type="float">
            <text:p>4.34E-01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um</text:p>
          </table:table-cell>
          <table:table-cell table:formula="of:=IF([.H51]=&quot;A&quot;;[.G51]/10000;IF([.H51]=&quot;mm&quot;;[.G51]*1000;[.G51]))" office:value-type="float" office:value="2.14" calcext:value-type="float">
            <text:p>2.1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keV</text:p>
          </table:table-cell>
          <table:table-cell table:formula="of:=IF([.C52]=&quot;keV&quot;;[.B52]/1000;[.B52])" office:value-type="float" office:value="0.9" calcext:value-type="float">
            <text:p>0.9</text:p>
          </table:table-cell>
          <table:table-cell office:value-type="float" office:value="389" calcext:value-type="float">
            <text:p>3.89E+02</text:p>
          </table:table-cell>
          <table:table-cell office:value-type="float" office:value="0.3924" calcext:value-type="float">
            <text:p>3.92E-0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um</text:p>
          </table:table-cell>
          <table:table-cell table:formula="of:=IF([.H52]=&quot;A&quot;;[.G52]/10000;IF([.H52]=&quot;mm&quot;;[.G52]*1000;[.G52]))" office:value-type="float" office:value="2.39" calcext:value-type="float">
            <text:p>2.3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A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V</text:p>
          </table:table-cell>
          <table:table-cell table:formula="of:=IF([.C53]=&quot;keV&quot;;[.B53]/1000;[.B53])" office:value-type="float" office:value="1" calcext:value-type="float">
            <text:p>1</text:p>
          </table:table-cell>
          <table:table-cell office:value-type="float" office:value="376" calcext:value-type="float">
            <text:p>3.76E+02</text:p>
          </table:table-cell>
          <table:table-cell office:value-type="float" office:value="0.3589" calcext:value-type="float">
            <text:p>3.59E-01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um</text:p>
          </table:table-cell>
          <table:table-cell table:formula="of:=IF([.H53]=&quot;A&quot;;[.G53]/10000;IF([.H53]=&quot;mm&quot;;[.G53]*1000;[.G53]))" office:value-type="float" office:value="2.65" calcext:value-type="float">
            <text:p>2.65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A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MeV</text:p>
          </table:table-cell>
          <table:table-cell table:formula="of:=IF([.C54]=&quot;keV&quot;;[.B54]/1000;[.B54])" office:value-type="float" office:value="1.1" calcext:value-type="float">
            <text:p>1.1</text:p>
          </table:table-cell>
          <table:table-cell office:value-type="float" office:value="363.2" calcext:value-type="float">
            <text:p>3.63E+02</text:p>
          </table:table-cell>
          <table:table-cell office:value-type="float" office:value="0.3309" calcext:value-type="float">
            <text:p>3.31E-01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um</text:p>
          </table:table-cell>
          <table:table-cell table:formula="of:=IF([.H54]=&quot;A&quot;;[.G54]/10000;IF([.H54]=&quot;mm&quot;;[.G54]*1000;[.G54]))" office:value-type="float" office:value="2.92" calcext:value-type="float">
            <text:p>2.92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A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MeV</text:p>
          </table:table-cell>
          <table:table-cell table:formula="of:=IF([.C55]=&quot;keV&quot;;[.B55]/1000;[.B55])" office:value-type="float" office:value="1.2" calcext:value-type="float">
            <text:p>1.2</text:p>
          </table:table-cell>
          <table:table-cell office:value-type="float" office:value="351" calcext:value-type="float">
            <text:p>3.51E+02</text:p>
          </table:table-cell>
          <table:table-cell office:value-type="float" office:value="0.3072" calcext:value-type="float">
            <text:p>3.07E-0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um</text:p>
          </table:table-cell>
          <table:table-cell table:formula="of:=IF([.H55]=&quot;A&quot;;[.G55]/10000;IF([.H55]=&quot;mm&quot;;[.G55]*1000;[.G55]))" office:value-type="float" office:value="3.2" calcext:value-type="float">
            <text:p>3.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MeV</text:p>
          </table:table-cell>
          <table:table-cell table:formula="of:=IF([.C56]=&quot;keV&quot;;[.B56]/1000;[.B56])" office:value-type="float" office:value="1.3" calcext:value-type="float">
            <text:p>1.3</text:p>
          </table:table-cell>
          <table:table-cell office:value-type="float" office:value="339.2" calcext:value-type="float">
            <text:p>3.39E+02</text:p>
          </table:table-cell>
          <table:table-cell office:value-type="float" office:value="0.2869" calcext:value-type="float">
            <text:p>2.87E-01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um</text:p>
          </table:table-cell>
          <table:table-cell table:formula="of:=IF([.H56]=&quot;A&quot;;[.G56]/10000;IF([.H56]=&quot;mm&quot;;[.G56]*1000;[.G56]))" office:value-type="float" office:value="3.49" calcext:value-type="float">
            <text:p>3.49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A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MeV</text:p>
          </table:table-cell>
          <table:table-cell table:formula="of:=IF([.C57]=&quot;keV&quot;;[.B57]/1000;[.B57])" office:value-type="float" office:value="1.4" calcext:value-type="float">
            <text:p>1.4</text:p>
          </table:table-cell>
          <table:table-cell office:value-type="float" office:value="328" calcext:value-type="float">
            <text:p>3.28E+02</text:p>
          </table:table-cell>
          <table:table-cell office:value-type="float" office:value="0.2692" calcext:value-type="float">
            <text:p>2.69E-01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um</text:p>
          </table:table-cell>
          <table:table-cell table:formula="of:=IF([.H57]=&quot;A&quot;;[.G57]/10000;IF([.H57]=&quot;mm&quot;;[.G57]*1000;[.G57]))" office:value-type="float" office:value="3.79" calcext:value-type="float">
            <text:p>3.79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A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V</text:p>
          </table:table-cell>
          <table:table-cell table:formula="of:=IF([.C58]=&quot;keV&quot;;[.B58]/1000;[.B58])" office:value-type="float" office:value="1.5" calcext:value-type="float">
            <text:p>1.5</text:p>
          </table:table-cell>
          <table:table-cell office:value-type="float" office:value="317.4" calcext:value-type="float">
            <text:p>3.17E+02</text:p>
          </table:table-cell>
          <table:table-cell office:value-type="float" office:value="0.2538" calcext:value-type="float">
            <text:p>2.54E-0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m</text:p>
          </table:table-cell>
          <table:table-cell table:formula="of:=IF([.H58]=&quot;A&quot;;[.G58]/10000;IF([.H58]=&quot;mm&quot;;[.G58]*1000;[.G58]))" office:value-type="float" office:value="4.1" calcext:value-type="float">
            <text:p>4.1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MeV</text:p>
          </table:table-cell>
          <table:table-cell table:formula="of:=IF([.C59]=&quot;keV&quot;;[.B59]/1000;[.B59])" office:value-type="float" office:value="1.6" calcext:value-type="float">
            <text:p>1.6</text:p>
          </table:table-cell>
          <table:table-cell office:value-type="float" office:value="307.4" calcext:value-type="float">
            <text:p>3.07E+02</text:p>
          </table:table-cell>
          <table:table-cell office:value-type="float" office:value="0.2401" calcext:value-type="float">
            <text:p>2.40E-01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um</text:p>
          </table:table-cell>
          <table:table-cell table:formula="of:=IF([.H59]=&quot;A&quot;;[.G59]/10000;IF([.H59]=&quot;mm&quot;;[.G59]*1000;[.G59]))" office:value-type="float" office:value="4.42" calcext:value-type="float">
            <text:p>4.42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A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MeV</text:p>
          </table:table-cell>
          <table:table-cell table:formula="of:=IF([.C60]=&quot;keV&quot;;[.B60]/1000;[.B60])" office:value-type="float" office:value="1.7" calcext:value-type="float">
            <text:p>1.7</text:p>
          </table:table-cell>
          <table:table-cell office:value-type="float" office:value="297.9" calcext:value-type="float">
            <text:p>2.98E+02</text:p>
          </table:table-cell>
          <table:table-cell office:value-type="float" office:value="0.2279" calcext:value-type="float">
            <text:p>2.28E-01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um</text:p>
          </table:table-cell>
          <table:table-cell table:formula="of:=IF([.H60]=&quot;A&quot;;[.G60]/10000;IF([.H60]=&quot;mm&quot;;[.G60]*1000;[.G60]))" office:value-type="float" office:value="4.75" calcext:value-type="float">
            <text:p>4.7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A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MeV</text:p>
          </table:table-cell>
          <table:table-cell table:formula="of:=IF([.C61]=&quot;keV&quot;;[.B61]/1000;[.B61])" office:value-type="float" office:value="1.8" calcext:value-type="float">
            <text:p>1.8</text:p>
          </table:table-cell>
          <table:table-cell office:value-type="float" office:value="289" calcext:value-type="float">
            <text:p>2.89E+02</text:p>
          </table:table-cell>
          <table:table-cell office:value-type="float" office:value="0.2169" calcext:value-type="float">
            <text:p>2.17E-01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um</text:p>
          </table:table-cell>
          <table:table-cell table:formula="of:=IF([.H61]=&quot;A&quot;;[.G61]/10000;IF([.H61]=&quot;mm&quot;;[.G61]*1000;[.G61]))" office:value-type="float" office:value="5.09" calcext:value-type="float">
            <text:p>5.09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A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V</text:p>
          </table:table-cell>
          <table:table-cell table:formula="of:=IF([.C62]=&quot;keV&quot;;[.B62]/1000;[.B62])" office:value-type="float" office:value="2" calcext:value-type="float">
            <text:p>2</text:p>
          </table:table-cell>
          <table:table-cell office:value-type="float" office:value="272.5" calcext:value-type="float">
            <text:p>2.73E+02</text:p>
          </table:table-cell>
          <table:table-cell office:value-type="float" office:value="0.198" calcext:value-type="float">
            <text:p>1.98E-0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um</text:p>
          </table:table-cell>
          <table:table-cell table:formula="of:=IF([.H62]=&quot;A&quot;;[.G62]/10000;IF([.H62]=&quot;mm&quot;;[.G62]*1000;[.G62]))" office:value-type="float" office:value="5.8" calcext:value-type="float">
            <text:p>5.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MeV</text:p>
          </table:table-cell>
          <table:table-cell table:formula="of:=IF([.C63]=&quot;keV&quot;;[.B63]/1000;[.B63])" office:value-type="float" office:value="2.25" calcext:value-type="float">
            <text:p>2.25</text:p>
          </table:table-cell>
          <table:table-cell office:value-type="float" office:value="254.4" calcext:value-type="float">
            <text:p>2.54E+02</text:p>
          </table:table-cell>
          <table:table-cell office:value-type="float" office:value="0.1788" calcext:value-type="float">
            <text:p>1.79E-01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um</text:p>
          </table:table-cell>
          <table:table-cell table:formula="of:=IF([.H63]=&quot;A&quot;;[.G63]/10000;IF([.H63]=&quot;mm&quot;;[.G63]*1000;[.G63]))" office:value-type="float" office:value="6.75" calcext:value-type="float">
            <text:p>6.75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eV</text:p>
          </table:table-cell>
          <table:table-cell table:formula="of:=IF([.C64]=&quot;keV&quot;;[.B64]/1000;[.B64])" office:value-type="float" office:value="2.5" calcext:value-type="float">
            <text:p>2.5</text:p>
          </table:table-cell>
          <table:table-cell office:value-type="float" office:value="238.5" calcext:value-type="float">
            <text:p>2.39E+02</text:p>
          </table:table-cell>
          <table:table-cell office:value-type="float" office:value="0.1632" calcext:value-type="float">
            <text:p>1.63E-01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um</text:p>
          </table:table-cell>
          <table:table-cell table:formula="of:=IF([.H64]=&quot;A&quot;;[.G64]/10000;IF([.H64]=&quot;mm&quot;;[.G64]*1000;[.G64]))" office:value-type="float" office:value="7.76" calcext:value-type="float">
            <text:p>7.76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A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MeV</text:p>
          </table:table-cell>
          <table:table-cell table:formula="of:=IF([.C65]=&quot;keV&quot;;[.B65]/1000;[.B65])" office:value-type="float" office:value="2.75" calcext:value-type="float">
            <text:p>2.75</text:p>
          </table:table-cell>
          <table:table-cell office:value-type="float" office:value="224.5" calcext:value-type="float">
            <text:p>2.25E+02</text:p>
          </table:table-cell>
          <table:table-cell office:value-type="float" office:value="0.1502" calcext:value-type="float">
            <text:p>1.50E-01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um</text:p>
          </table:table-cell>
          <table:table-cell table:formula="of:=IF([.H65]=&quot;A&quot;;[.G65]/10000;IF([.H65]=&quot;mm&quot;;[.G65]*1000;[.G65]))" office:value-type="float" office:value="8.84" calcext:value-type="float">
            <text:p>8.84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A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V</text:p>
          </table:table-cell>
          <table:table-cell table:formula="of:=IF([.C66]=&quot;keV&quot;;[.B66]/1000;[.B66])" office:value-type="float" office:value="3" calcext:value-type="float">
            <text:p>3</text:p>
          </table:table-cell>
          <table:table-cell office:value-type="float" office:value="212.1" calcext:value-type="float">
            <text:p>2.12E+02</text:p>
          </table:table-cell>
          <table:table-cell office:value-type="float" office:value="0.1393" calcext:value-type="float">
            <text:p>1.39E-0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um</text:p>
          </table:table-cell>
          <table:table-cell table:formula="of:=IF([.H66]=&quot;A&quot;;[.G66]/10000;IF([.H66]=&quot;mm&quot;;[.G66]*1000;[.G66]))" office:value-type="float" office:value="9.99" calcext:value-type="float">
            <text:p>9.99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A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MeV</text:p>
          </table:table-cell>
          <table:table-cell table:formula="of:=IF([.C67]=&quot;keV&quot;;[.B67]/1000;[.B67])" office:value-type="float" office:value="3.25" calcext:value-type="float">
            <text:p>3.25</text:p>
          </table:table-cell>
          <table:table-cell office:value-type="float" office:value="201" calcext:value-type="float">
            <text:p>2.01E+02</text:p>
          </table:table-cell>
          <table:table-cell office:value-type="float" office:value="0.1299" calcext:value-type="float">
            <text:p>1.30E-0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um</text:p>
          </table:table-cell>
          <table:table-cell table:formula="of:=IF([.H67]=&quot;A&quot;;[.G67]/10000;IF([.H67]=&quot;mm&quot;;[.G67]*1000;[.G67]))" office:value-type="float" office:value="11.2" calcext:value-type="float">
            <text:p>11.2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A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MeV</text:p>
          </table:table-cell>
          <table:table-cell table:formula="of:=IF([.C68]=&quot;keV&quot;;[.B68]/1000;[.B68])" office:value-type="float" office:value="3.5" calcext:value-type="float">
            <text:p>3.5</text:p>
          </table:table-cell>
          <table:table-cell office:value-type="float" office:value="191.1" calcext:value-type="float">
            <text:p>1.91E+02</text:p>
          </table:table-cell>
          <table:table-cell office:value-type="float" office:value="0.1217" calcext:value-type="float">
            <text:p>1.22E-01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um</text:p>
          </table:table-cell>
          <table:table-cell table:formula="of:=IF([.H68]=&quot;A&quot;;[.G68]/10000;IF([.H68]=&quot;mm&quot;;[.G68]*1000;[.G68]))" office:value-type="float" office:value="12.47" calcext:value-type="float">
            <text:p>12.47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A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string" calcext:value-type="string">
            <text:p>MeV</text:p>
          </table:table-cell>
          <table:table-cell table:formula="of:=IF([.C69]=&quot;keV&quot;;[.B69]/1000;[.B69])" office:value-type="float" office:value="3.75" calcext:value-type="float">
            <text:p>3.75</text:p>
          </table:table-cell>
          <table:table-cell office:value-type="float" office:value="182.1" calcext:value-type="float">
            <text:p>1.82E+02</text:p>
          </table:table-cell>
          <table:table-cell office:value-type="float" office:value="0.1146" calcext:value-type="float">
            <text:p>1.15E-01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um</text:p>
          </table:table-cell>
          <table:table-cell table:formula="of:=IF([.H69]=&quot;A&quot;;[.G69]/10000;IF([.H69]=&quot;mm&quot;;[.G69]*1000;[.G69]))" office:value-type="float" office:value="13.81" calcext:value-type="float">
            <text:p>13.81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A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V</text:p>
          </table:table-cell>
          <table:table-cell table:formula="of:=IF([.C70]=&quot;keV&quot;;[.B70]/1000;[.B70])" office:value-type="float" office:value="4" calcext:value-type="float">
            <text:p>4</text:p>
          </table:table-cell>
          <table:table-cell office:value-type="float" office:value="174" calcext:value-type="float">
            <text:p>1.74E+02</text:p>
          </table:table-cell>
          <table:table-cell office:value-type="float" office:value="0.1083" calcext:value-type="float">
            <text:p>1.08E-01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um</text:p>
          </table:table-cell>
          <table:table-cell table:formula="of:=IF([.H70]=&quot;A&quot;;[.G70]/10000;IF([.H70]=&quot;mm&quot;;[.G70]*1000;[.G70]))" office:value-type="float" office:value="15.21" calcext:value-type="float">
            <text:p>15.21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A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MeV</text:p>
          </table:table-cell>
          <table:table-cell table:formula="of:=IF([.C71]=&quot;keV&quot;;[.B71]/1000;[.B71])" office:value-type="float" office:value="4.5" calcext:value-type="float">
            <text:p>4.5</text:p>
          </table:table-cell>
          <table:table-cell office:value-type="float" office:value="159.9" calcext:value-type="float">
            <text:p>1.60E+02</text:p>
          </table:table-cell>
          <table:table-cell office:value-type="float" office:value="0.09767" calcext:value-type="float">
            <text:p>9.77E-02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um</text:p>
          </table:table-cell>
          <table:table-cell table:formula="of:=IF([.H71]=&quot;A&quot;;[.G71]/10000;IF([.H71]=&quot;mm&quot;;[.G71]*1000;[.G71]))" office:value-type="float" office:value="18.21" calcext:value-type="float">
            <text:p>18.21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A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V</text:p>
          </table:table-cell>
          <table:table-cell table:formula="of:=IF([.C72]=&quot;keV&quot;;[.B72]/1000;[.B72])" office:value-type="float" office:value="5" calcext:value-type="float">
            <text:p>5</text:p>
          </table:table-cell>
          <table:table-cell office:value-type="float" office:value="147.9" calcext:value-type="float">
            <text:p>1.48E+02</text:p>
          </table:table-cell>
          <table:table-cell office:value-type="float" office:value="0.08903" calcext:value-type="float">
            <text:p>8.90E-02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um</text:p>
          </table:table-cell>
          <table:table-cell table:formula="of:=IF([.H72]=&quot;A&quot;;[.G72]/10000;IF([.H72]=&quot;mm&quot;;[.G72]*1000;[.G72]))" office:value-type="float" office:value="21.46" calcext:value-type="float">
            <text:p>21.46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A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MeV</text:p>
          </table:table-cell>
          <table:table-cell table:formula="of:=IF([.C73]=&quot;keV&quot;;[.B73]/1000;[.B73])" office:value-type="float" office:value="5.5" calcext:value-type="float">
            <text:p>5.5</text:p>
          </table:table-cell>
          <table:table-cell office:value-type="float" office:value="137.8" calcext:value-type="float">
            <text:p>1.38E+02</text:p>
          </table:table-cell>
          <table:table-cell office:value-type="float" office:value="0.08186" calcext:value-type="float">
            <text:p>8.19E-02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um</text:p>
          </table:table-cell>
          <table:table-cell table:formula="of:=IF([.H73]=&quot;A&quot;;[.G73]/10000;IF([.H73]=&quot;mm&quot;;[.G73]*1000;[.G73]))" office:value-type="float" office:value="24.95" calcext:value-type="float">
            <text:p>24.95</text:p>
          </table:table-cell>
          <table:table-cell office:value-type="float" office:value="9736" calcext:value-type="float">
            <text:p>9736</text:p>
          </table:table-cell>
          <table:table-cell office:value-type="string" calcext:value-type="string">
            <text:p>A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V</text:p>
          </table:table-cell>
          <table:table-cell table:formula="of:=IF([.C74]=&quot;keV&quot;;[.B74]/1000;[.B74])" office:value-type="float" office:value="6" calcext:value-type="float">
            <text:p>6</text:p>
          </table:table-cell>
          <table:table-cell office:value-type="float" office:value="129" calcext:value-type="float">
            <text:p>1.29E+02</text:p>
          </table:table-cell>
          <table:table-cell office:value-type="float" office:value="0.07581" calcext:value-type="float">
            <text:p>7.58E-02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um</text:p>
          </table:table-cell>
          <table:table-cell table:formula="of:=IF([.H74]=&quot;A&quot;;[.G74]/10000;IF([.H74]=&quot;mm&quot;;[.G74]*1000;[.G74]))" office:value-type="float" office:value="28.7" calcext:value-type="float">
            <text:p>28.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um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MeV</text:p>
          </table:table-cell>
          <table:table-cell table:formula="of:=IF([.C75]=&quot;keV&quot;;[.B75]/1000;[.B75])" office:value-type="float" office:value="6.5" calcext:value-type="float">
            <text:p>6.5</text:p>
          </table:table-cell>
          <table:table-cell office:value-type="float" office:value="122.2" calcext:value-type="float">
            <text:p>1.22E+02</text:p>
          </table:table-cell>
          <table:table-cell office:value-type="float" office:value="0.07064" calcext:value-type="float">
            <text:p>7.06E-02</text:p>
          </table:table-cell>
          <table:table-cell office:value-type="float" office:value="32.68" calcext:value-type="float">
            <text:p>32.68</text:p>
          </table:table-cell>
          <table:table-cell office:value-type="string" calcext:value-type="string">
            <text:p>um</text:p>
          </table:table-cell>
          <table:table-cell table:formula="of:=IF([.H75]=&quot;A&quot;;[.G75]/10000;IF([.H75]=&quot;mm&quot;;[.G75]*1000;[.G75]))" office:value-type="float" office:value="32.68" calcext:value-type="float">
            <text:p>32.6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um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eV</text:p>
          </table:table-cell>
          <table:table-cell table:formula="of:=IF([.C76]=&quot;keV&quot;;[.B76]/1000;[.B76])" office:value-type="float" office:value="7" calcext:value-type="float">
            <text:p>7</text:p>
          </table:table-cell>
          <table:table-cell office:value-type="float" office:value="115.5" calcext:value-type="float">
            <text:p>1.16E+02</text:p>
          </table:table-cell>
          <table:table-cell office:value-type="float" office:value="0.06616" calcext:value-type="float">
            <text:p>6.62E-02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um</text:p>
          </table:table-cell>
          <table:table-cell table:formula="of:=IF([.H76]=&quot;A&quot;;[.G76]/10000;IF([.H76]=&quot;mm&quot;;[.G76]*1000;[.G76]))" office:value-type="float" office:value="36.89" calcext:value-type="float">
            <text:p>36.8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um</text:p>
          </table:table-cell>
          <table:table-cell office:value-type="float" office:value="6838" calcext:value-type="float">
            <text:p>683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V</text:p>
          </table:table-cell>
          <table:table-cell table:formula="of:=IF([.C77]=&quot;keV&quot;;[.B77]/1000;[.B77])" office:value-type="float" office:value="8" calcext:value-type="float">
            <text:p>8</text:p>
          </table:table-cell>
          <table:table-cell office:value-type="float" office:value="104.2" calcext:value-type="float">
            <text:p>1.04E+02</text:p>
          </table:table-cell>
          <table:table-cell office:value-type="float" office:value="0.05878" calcext:value-type="float">
            <text:p>5.88E-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m</text:p>
          </table:table-cell>
          <table:table-cell table:formula="of:=IF([.H77]=&quot;A&quot;;[.G77]/10000;IF([.H77]=&quot;mm&quot;;[.G77]*1000;[.G77]))" office:value-type="float" office:value="46" calcext:value-type="float">
            <text:p>4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um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V</text:p>
          </table:table-cell>
          <table:table-cell table:formula="of:=IF([.C78]=&quot;keV&quot;;[.B78]/1000;[.B78])" office:value-type="float" office:value="9" calcext:value-type="float">
            <text:p>9</text:p>
          </table:table-cell>
          <table:table-cell office:value-type="float" office:value="95.28" calcext:value-type="float">
            <text:p>9.53E+01</text:p>
          </table:table-cell>
          <table:table-cell office:value-type="float" office:value="0.05295" calcext:value-type="float">
            <text:p>5.30E-02</text:p>
          </table:table-cell>
          <table:table-cell office:value-type="float" office:value="56.03" calcext:value-type="float">
            <text:p>56.03</text:p>
          </table:table-cell>
          <table:table-cell office:value-type="string" calcext:value-type="string">
            <text:p>um</text:p>
          </table:table-cell>
          <table:table-cell table:formula="of:=IF([.H78]=&quot;A&quot;;[.G78]/10000;IF([.H78]=&quot;mm&quot;;[.G78]*1000;[.G78]))" office:value-type="float" office:value="56.03" calcext:value-type="float">
            <text:p>56.0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um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V</text:p>
          </table:table-cell>
          <table:table-cell table:formula="of:=IF([.C79]=&quot;keV&quot;;[.B79]/1000;[.B79])" office:value-type="float" office:value="10" calcext:value-type="float">
            <text:p>10</text:p>
          </table:table-cell>
          <table:table-cell office:value-type="float" office:value="87.91" calcext:value-type="float">
            <text:p>8.79E+01</text:p>
          </table:table-cell>
          <table:table-cell office:value-type="float" office:value="0.04822" calcext:value-type="float">
            <text:p>4.82E-02</text:p>
          </table:table-cell>
          <table:table-cell office:value-type="float" office:value="66.94" calcext:value-type="float">
            <text:p>66.94</text:p>
          </table:table-cell>
          <table:table-cell office:value-type="string" calcext:value-type="string">
            <text:p>um</text:p>
          </table:table-cell>
          <table:table-cell table:formula="of:=IF([.H79]=&quot;A&quot;;[.G79]/10000;IF([.H79]=&quot;mm&quot;;[.G79]*1000;[.G79]))" office:value-type="float" office:value="66.94" calcext:value-type="float">
            <text:p>66.94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um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eV</text:p>
          </table:table-cell>
          <table:table-cell table:formula="of:=IF([.C80]=&quot;keV&quot;;[.B80]/1000;[.B80])" office:value-type="float" office:value="11" calcext:value-type="float">
            <text:p>11</text:p>
          </table:table-cell>
          <table:table-cell office:value-type="float" office:value="81.7" calcext:value-type="float">
            <text:p>8.17E+01</text:p>
          </table:table-cell>
          <table:table-cell office:value-type="float" office:value="0.04429" calcext:value-type="float">
            <text:p>4.43E-02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um</text:p>
          </table:table-cell>
          <table:table-cell table:formula="of:=IF([.H80]=&quot;A&quot;;[.G80]/10000;IF([.H80]=&quot;mm&quot;;[.G80]*1000;[.G80]))" office:value-type="float" office:value="78.74" calcext:value-type="float">
            <text:p>78.74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um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V</text:p>
          </table:table-cell>
          <table:table-cell table:formula="of:=IF([.C81]=&quot;keV&quot;;[.B81]/1000;[.B81])" office:value-type="float" office:value="12" calcext:value-type="float">
            <text:p>12</text:p>
          </table:table-cell>
          <table:table-cell office:value-type="float" office:value="76.39" calcext:value-type="float">
            <text:p>7.64E+01</text:p>
          </table:table-cell>
          <table:table-cell office:value-type="float" office:value="0.04099" calcext:value-type="float">
            <text:p>4.10E-02</text:p>
          </table:table-cell>
          <table:table-cell office:value-type="float" office:value="91.38" calcext:value-type="float">
            <text:p>91.38</text:p>
          </table:table-cell>
          <table:table-cell office:value-type="string" calcext:value-type="string">
            <text:p>um</text:p>
          </table:table-cell>
          <table:table-cell table:formula="of:=IF([.H81]=&quot;A&quot;;[.G81]/10000;IF([.H81]=&quot;mm&quot;;[.G81]*1000;[.G81]))" office:value-type="float" office:value="91.38" calcext:value-type="float">
            <text:p>91.3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um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V</text:p>
          </table:table-cell>
          <table:table-cell table:formula="of:=IF([.C82]=&quot;keV&quot;;[.B82]/1000;[.B82])" office:value-type="float" office:value="13" calcext:value-type="float">
            <text:p>13</text:p>
          </table:table-cell>
          <table:table-cell office:value-type="float" office:value="71.79" calcext:value-type="float">
            <text:p>7.18E+01</text:p>
          </table:table-cell>
          <table:table-cell office:value-type="float" office:value="0.03817" calcext:value-type="float">
            <text:p>3.82E-02</text:p>
          </table:table-cell>
          <table:table-cell office:value-type="float" office:value="104.88" calcext:value-type="float">
            <text:p>104.88</text:p>
          </table:table-cell>
          <table:table-cell office:value-type="string" calcext:value-type="string">
            <text:p>um</text:p>
          </table:table-cell>
          <table:table-cell table:formula="of:=IF([.H82]=&quot;A&quot;;[.G82]/10000;IF([.H82]=&quot;mm&quot;;[.G82]*1000;[.G82]))" office:value-type="float" office:value="104.88" calcext:value-type="float">
            <text:p>104.88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um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V</text:p>
          </table:table-cell>
          <table:table-cell table:formula="of:=IF([.C83]=&quot;keV&quot;;[.B83]/1000;[.B83])" office:value-type="float" office:value="14" calcext:value-type="float">
            <text:p>14</text:p>
          </table:table-cell>
          <table:table-cell office:value-type="float" office:value="67.75" calcext:value-type="float">
            <text:p>6.78E+01</text:p>
          </table:table-cell>
          <table:table-cell office:value-type="float" office:value="0.03572" calcext:value-type="float">
            <text:p>3.57E-02</text:p>
          </table:table-cell>
          <table:table-cell office:value-type="float" office:value="119.21" calcext:value-type="float">
            <text:p>119.21</text:p>
          </table:table-cell>
          <table:table-cell office:value-type="string" calcext:value-type="string">
            <text:p>um</text:p>
          </table:table-cell>
          <table:table-cell table:formula="of:=IF([.H83]=&quot;A&quot;;[.G83]/10000;IF([.H83]=&quot;mm&quot;;[.G83]*1000;[.G83]))" office:value-type="float" office:value="119.21" calcext:value-type="float">
            <text:p>119.21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V</text:p>
          </table:table-cell>
          <table:table-cell table:formula="of:=IF([.C84]=&quot;keV&quot;;[.B84]/1000;[.B84])" office:value-type="float" office:value="15" calcext:value-type="float">
            <text:p>15</text:p>
          </table:table-cell>
          <table:table-cell office:value-type="float" office:value="64.19" calcext:value-type="float">
            <text:p>6.42E+01</text:p>
          </table:table-cell>
          <table:table-cell office:value-type="float" office:value="0.03358" calcext:value-type="float">
            <text:p>3.36E-02</text:p>
          </table:table-cell>
          <table:table-cell office:value-type="float" office:value="134.36" calcext:value-type="float">
            <text:p>134.36</text:p>
          </table:table-cell>
          <table:table-cell office:value-type="string" calcext:value-type="string">
            <text:p>um</text:p>
          </table:table-cell>
          <table:table-cell table:formula="of:=IF([.H84]=&quot;A&quot;;[.G84]/10000;IF([.H84]=&quot;mm&quot;;[.G84]*1000;[.G84]))" office:value-type="float" office:value="134.36" calcext:value-type="float">
            <text:p>134.36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um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eV</text:p>
          </table:table-cell>
          <table:table-cell table:formula="of:=IF([.C85]=&quot;keV&quot;;[.B85]/1000;[.B85])" office:value-type="float" office:value="16" calcext:value-type="float">
            <text:p>16</text:p>
          </table:table-cell>
          <table:table-cell office:value-type="float" office:value="61.02" calcext:value-type="float">
            <text:p>6.10E+01</text:p>
          </table:table-cell>
          <table:table-cell office:value-type="float" office:value="0.0317" calcext:value-type="float">
            <text:p>3.17E-02</text:p>
          </table:table-cell>
          <table:table-cell office:value-type="float" office:value="150.33" calcext:value-type="float">
            <text:p>150.33</text:p>
          </table:table-cell>
          <table:table-cell office:value-type="string" calcext:value-type="string">
            <text:p>um</text:p>
          </table:table-cell>
          <table:table-cell table:formula="of:=IF([.H85]=&quot;A&quot;;[.G85]/10000;IF([.H85]=&quot;mm&quot;;[.G85]*1000;[.G85]))" office:value-type="float" office:value="150.33" calcext:value-type="float">
            <text:p>150.33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um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V</text:p>
          </table:table-cell>
          <table:table-cell table:formula="of:=IF([.C86]=&quot;keV&quot;;[.B86]/1000;[.B86])" office:value-type="float" office:value="17" calcext:value-type="float">
            <text:p>17</text:p>
          </table:table-cell>
          <table:table-cell office:value-type="float" office:value="58.17" calcext:value-type="float">
            <text:p>5.82E+01</text:p>
          </table:table-cell>
          <table:table-cell office:value-type="float" office:value="0.03003" calcext:value-type="float">
            <text:p>3.00E-02</text:p>
          </table:table-cell>
          <table:table-cell office:value-type="float" office:value="167.1" calcext:value-type="float">
            <text:p>167.1</text:p>
          </table:table-cell>
          <table:table-cell office:value-type="string" calcext:value-type="string">
            <text:p>um</text:p>
          </table:table-cell>
          <table:table-cell table:formula="of:=IF([.H86]=&quot;A&quot;;[.G86]/10000;IF([.H86]=&quot;mm&quot;;[.G86]*1000;[.G86]))" office:value-type="float" office:value="167.1" calcext:value-type="float">
            <text:p>167.1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u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eV</text:p>
          </table:table-cell>
          <table:table-cell table:formula="of:=IF([.C87]=&quot;keV&quot;;[.B87]/1000;[.B87])" office:value-type="float" office:value="18" calcext:value-type="float">
            <text:p>18</text:p>
          </table:table-cell>
          <table:table-cell office:value-type="float" office:value="55.6" calcext:value-type="float">
            <text:p>5.56E+01</text:p>
          </table:table-cell>
          <table:table-cell office:value-type="float" office:value="0.02853" calcext:value-type="float">
            <text:p>2.85E-02</text:p>
          </table:table-cell>
          <table:table-cell office:value-type="float" office:value="184.67" calcext:value-type="float">
            <text:p>184.67</text:p>
          </table:table-cell>
          <table:table-cell office:value-type="string" calcext:value-type="string">
            <text:p>um</text:p>
          </table:table-cell>
          <table:table-cell table:formula="of:=IF([.H87]=&quot;A&quot;;[.G87]/10000;IF([.H87]=&quot;mm&quot;;[.G87]*1000;[.G87]))" office:value-type="float" office:value="184.67" calcext:value-type="float">
            <text:p>184.67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um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eV</text:p>
          </table:table-cell>
          <table:table-cell table:formula="of:=IF([.C88]=&quot;keV&quot;;[.B88]/1000;[.B88])" office:value-type="float" office:value="20" calcext:value-type="float">
            <text:p>20</text:p>
          </table:table-cell>
          <table:table-cell office:value-type="float" office:value="51.14" calcext:value-type="float">
            <text:p>5.11E+01</text:p>
          </table:table-cell>
          <table:table-cell office:value-type="float" office:value="0.02596" calcext:value-type="float">
            <text:p>2.60E-02</text:p>
          </table:table-cell>
          <table:table-cell office:value-type="float" office:value="222.15" calcext:value-type="float">
            <text:p>222.15</text:p>
          </table:table-cell>
          <table:table-cell office:value-type="string" calcext:value-type="string">
            <text:p>um</text:p>
          </table:table-cell>
          <table:table-cell table:formula="of:=IF([.H88]=&quot;A&quot;;[.G88]/10000;IF([.H88]=&quot;mm&quot;;[.G88]*1000;[.G88]))" office:value-type="float" office:value="222.15" calcext:value-type="float">
            <text:p>222.1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u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eV</text:p>
          </table:table-cell>
          <table:table-cell table:formula="of:=IF([.C89]=&quot;keV&quot;;[.B89]/1000;[.B89])" office:value-type="float" office:value="22.5" calcext:value-type="float">
            <text:p>22.5</text:p>
          </table:table-cell>
          <table:table-cell office:value-type="float" office:value="46.56" calcext:value-type="float">
            <text:p>4.66E+01</text:p>
          </table:table-cell>
          <table:table-cell office:value-type="float" office:value="0.02335" calcext:value-type="float">
            <text:p>2.34E-02</text:p>
          </table:table-cell>
          <table:table-cell office:value-type="float" office:value="273.36" calcext:value-type="float">
            <text:p>273.36</text:p>
          </table:table-cell>
          <table:table-cell office:value-type="string" calcext:value-type="string">
            <text:p>um</text:p>
          </table:table-cell>
          <table:table-cell table:formula="of:=IF([.H89]=&quot;A&quot;;[.G89]/10000;IF([.H89]=&quot;mm&quot;;[.G89]*1000;[.G89]))" office:value-type="float" office:value="273.36" calcext:value-type="float">
            <text:p>273.3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um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eV</text:p>
          </table:table-cell>
          <table:table-cell table:formula="of:=IF([.C90]=&quot;keV&quot;;[.B90]/1000;[.B90])" office:value-type="float" office:value="25" calcext:value-type="float">
            <text:p>25</text:p>
          </table:table-cell>
          <table:table-cell office:value-type="float" office:value="42.79" calcext:value-type="float">
            <text:p>4.28E+01</text:p>
          </table:table-cell>
          <table:table-cell office:value-type="float" office:value="0.02124" calcext:value-type="float">
            <text:p>2.12E-02</text:p>
          </table:table-cell>
          <table:table-cell office:value-type="float" office:value="329.34" calcext:value-type="float">
            <text:p>329.34</text:p>
          </table:table-cell>
          <table:table-cell office:value-type="string" calcext:value-type="string">
            <text:p>um</text:p>
          </table:table-cell>
          <table:table-cell table:formula="of:=IF([.H90]=&quot;A&quot;;[.G90]/10000;IF([.H90]=&quot;mm&quot;;[.G90]*1000;[.G90]))" office:value-type="float" office:value="329.34" calcext:value-type="float">
            <text:p>329.34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um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27.5" calcext:value-type="float">
            <text:p>27.5</text:p>
          </table:table-cell>
          <table:table-cell office:value-type="string" calcext:value-type="string">
            <text:p>MeV</text:p>
          </table:table-cell>
          <table:table-cell table:formula="of:=IF([.C91]=&quot;keV&quot;;[.B91]/1000;[.B91])" office:value-type="float" office:value="27.5" calcext:value-type="float">
            <text:p>27.5</text:p>
          </table:table-cell>
          <table:table-cell office:value-type="float" office:value="39.64" calcext:value-type="float">
            <text:p>3.96E+01</text:p>
          </table:table-cell>
          <table:table-cell office:value-type="float" office:value="0.01949" calcext:value-type="float">
            <text:p>1.95E-02</text:p>
          </table:table-cell>
          <table:table-cell office:value-type="float" office:value="390.01" calcext:value-type="float">
            <text:p>390.01</text:p>
          </table:table-cell>
          <table:table-cell office:value-type="string" calcext:value-type="string">
            <text:p>um</text:p>
          </table:table-cell>
          <table:table-cell table:formula="of:=IF([.H91]=&quot;A&quot;;[.G91]/10000;IF([.H91]=&quot;mm&quot;;[.G91]*1000;[.G91]))" office:value-type="float" office:value="390.01" calcext:value-type="float">
            <text:p>390.01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um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eV</text:p>
          </table:table-cell>
          <table:table-cell table:formula="of:=IF([.C92]=&quot;keV&quot;;[.B92]/1000;[.B92])" office:value-type="float" office:value="30" calcext:value-type="float">
            <text:p>30</text:p>
          </table:table-cell>
          <table:table-cell office:value-type="float" office:value="36.95" calcext:value-type="float">
            <text:p>3.70E+01</text:p>
          </table:table-cell>
          <table:table-cell office:value-type="float" office:value="0.01802" calcext:value-type="float">
            <text:p>1.80E-02</text:p>
          </table:table-cell>
          <table:table-cell office:value-type="float" office:value="455.29" calcext:value-type="float">
            <text:p>455.29</text:p>
          </table:table-cell>
          <table:table-cell office:value-type="string" calcext:value-type="string">
            <text:p>um</text:p>
          </table:table-cell>
          <table:table-cell table:formula="of:=IF([.H92]=&quot;A&quot;;[.G92]/10000;IF([.H92]=&quot;mm&quot;;[.G92]*1000;[.G92]))" office:value-type="float" office:value="455.29" calcext:value-type="float">
            <text:p>455.29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um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 office:value-type="string" calcext:value-type="string">
            <text:p>MeV</text:p>
          </table:table-cell>
          <table:table-cell table:formula="of:=IF([.C93]=&quot;keV&quot;;[.B93]/1000;[.B93])" office:value-type="float" office:value="32.5" calcext:value-type="float">
            <text:p>32.5</text:p>
          </table:table-cell>
          <table:table-cell office:value-type="float" office:value="34.64" calcext:value-type="float">
            <text:p>3.46E+01</text:p>
          </table:table-cell>
          <table:table-cell office:value-type="float" office:value="0.01677" calcext:value-type="float">
            <text:p>1.68E-02</text:p>
          </table:table-cell>
          <table:table-cell office:value-type="float" office:value="525.12" calcext:value-type="float">
            <text:p>525.12</text:p>
          </table:table-cell>
          <table:table-cell office:value-type="string" calcext:value-type="string">
            <text:p>um</text:p>
          </table:table-cell>
          <table:table-cell table:formula="of:=IF([.H93]=&quot;A&quot;;[.G93]/10000;IF([.H93]=&quot;mm&quot;;[.G93]*1000;[.G93]))" office:value-type="float" office:value="525.12" calcext:value-type="float">
            <text:p>525.12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um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V</text:p>
          </table:table-cell>
          <table:table-cell table:formula="of:=IF([.C94]=&quot;keV&quot;;[.B94]/1000;[.B94])" office:value-type="float" office:value="35" calcext:value-type="float">
            <text:p>35</text:p>
          </table:table-cell>
          <table:table-cell office:value-type="float" office:value="32.62" calcext:value-type="float">
            <text:p>3.26E+01</text:p>
          </table:table-cell>
          <table:table-cell office:value-type="float" office:value="0.01568" calcext:value-type="float">
            <text:p>1.57E-02</text:p>
          </table:table-cell>
          <table:table-cell office:value-type="float" office:value="599.45" calcext:value-type="float">
            <text:p>599.45</text:p>
          </table:table-cell>
          <table:table-cell office:value-type="string" calcext:value-type="string">
            <text:p>um</text:p>
          </table:table-cell>
          <table:table-cell table:formula="of:=IF([.H94]=&quot;A&quot;;[.G94]/10000;IF([.H94]=&quot;mm&quot;;[.G94]*1000;[.G94]))" office:value-type="float" office:value="599.45" calcext:value-type="float">
            <text:p>599.45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um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eV</text:p>
          </table:table-cell>
          <table:table-cell table:formula="of:=IF([.C95]=&quot;keV&quot;;[.B95]/1000;[.B95])" office:value-type="float" office:value="37.5" calcext:value-type="float">
            <text:p>37.5</text:p>
          </table:table-cell>
          <table:table-cell office:value-type="float" office:value="30.85" calcext:value-type="float">
            <text:p>3.09E+01</text:p>
          </table:table-cell>
          <table:table-cell office:value-type="float" office:value="0.01473" calcext:value-type="float">
            <text:p>1.47E-02</text:p>
          </table:table-cell>
          <table:table-cell office:value-type="float" office:value="678.2" calcext:value-type="float">
            <text:p>678.2</text:p>
          </table:table-cell>
          <table:table-cell office:value-type="string" calcext:value-type="string">
            <text:p>um</text:p>
          </table:table-cell>
          <table:table-cell table:formula="of:=IF([.H95]=&quot;A&quot;;[.G95]/10000;IF([.H95]=&quot;mm&quot;;[.G95]*1000;[.G95]))" office:value-type="float" office:value="678.2" calcext:value-type="float">
            <text:p>678.2</text:p>
          </table:table-cell>
          <table:table-cell office:value-type="float" office:value="26.44" calcext:value-type="float">
            <text:p>26.44</text:p>
          </table:table-cell>
          <table:table-cell office:value-type="string" calcext:value-type="string">
            <text:p>um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eV</text:p>
          </table:table-cell>
          <table:table-cell table:formula="of:=IF([.C96]=&quot;keV&quot;;[.B96]/1000;[.B96])" office:value-type="float" office:value="40" calcext:value-type="float">
            <text:p>40</text:p>
          </table:table-cell>
          <table:table-cell office:value-type="float" office:value="29.28" calcext:value-type="float">
            <text:p>2.93E+01</text:p>
          </table:table-cell>
          <table:table-cell office:value-type="float" office:value="0.0139" calcext:value-type="float">
            <text:p>1.39E-02</text:p>
          </table:table-cell>
          <table:table-cell office:value-type="float" office:value="761.34" calcext:value-type="float">
            <text:p>761.34</text:p>
          </table:table-cell>
          <table:table-cell office:value-type="string" calcext:value-type="string">
            <text:p>um</text:p>
          </table:table-cell>
          <table:table-cell table:formula="of:=IF([.H96]=&quot;A&quot;;[.G96]/10000;IF([.H96]=&quot;mm&quot;;[.G96]*1000;[.G96]))" office:value-type="float" office:value="761.34" calcext:value-type="float">
            <text:p>761.34</text:p>
          </table:table-cell>
          <table:table-cell office:value-type="float" office:value="29.03" calcext:value-type="float">
            <text:p>29.03</text:p>
          </table:table-cell>
          <table:table-cell office:value-type="string" calcext:value-type="string">
            <text:p>um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eV</text:p>
          </table:table-cell>
          <table:table-cell table:formula="of:=IF([.C97]=&quot;keV&quot;;[.B97]/1000;[.B97])" office:value-type="float" office:value="45" calcext:value-type="float">
            <text:p>45</text:p>
          </table:table-cell>
          <table:table-cell office:value-type="float" office:value="26.6" calcext:value-type="float">
            <text:p>2.66E+01</text:p>
          </table:table-cell>
          <table:table-cell office:value-type="float" office:value="0.01249" calcext:value-type="float">
            <text:p>1.25E-02</text:p>
          </table:table-cell>
          <table:table-cell office:value-type="float" office:value="940.42" calcext:value-type="float">
            <text:p>940.42</text:p>
          </table:table-cell>
          <table:table-cell office:value-type="string" calcext:value-type="string">
            <text:p>um</text:p>
          </table:table-cell>
          <table:table-cell table:formula="of:=IF([.H97]=&quot;A&quot;;[.G97]/10000;IF([.H97]=&quot;mm&quot;;[.G97]*1000;[.G97]))" office:value-type="float" office:value="940.42" calcext:value-type="float">
            <text:p>940.42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um</text:p>
          </table:table-cell>
          <table:table-cell office:value-type="float" office:value="14.47" calcext:value-type="float">
            <text:p>14.47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eV</text:p>
          </table:table-cell>
          <table:table-cell table:formula="of:=IF([.C98]=&quot;keV&quot;;[.B98]/1000;[.B98])" office:value-type="float" office:value="50" calcext:value-type="float">
            <text:p>50</text:p>
          </table:table-cell>
          <table:table-cell office:value-type="float" office:value="24.42" calcext:value-type="float">
            <text:p>2.44E+01</text:p>
          </table:table-cell>
          <table:table-cell office:value-type="float" office:value="0.01136" calcext:value-type="float">
            <text:p>1.14E-0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m</text:p>
          </table:table-cell>
          <table:table-cell table:formula="of:=IF([.H98]=&quot;A&quot;;[.G98]/10000;IF([.H98]=&quot;mm&quot;;[.G98]*1000;[.G98]))" office:value-type="float" office:value="1140" calcext:value-type="float">
            <text:p>1140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um</text:p>
          </table:table-cell>
          <table:table-cell office:value-type="float" office:value="17.39" calcext:value-type="float">
            <text:p>17.39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eV</text:p>
          </table:table-cell>
          <table:table-cell table:formula="of:=IF([.C99]=&quot;keV&quot;;[.B99]/1000;[.B99])" office:value-type="float" office:value="55" calcext:value-type="float">
            <text:p>55</text:p>
          </table:table-cell>
          <table:table-cell office:value-type="float" office:value="22.59" calcext:value-type="float">
            <text:p>2.26E+01</text:p>
          </table:table-cell>
          <table:table-cell office:value-type="float" office:value="0.01042" calcext:value-type="float">
            <text:p>1.04E-0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m</text:p>
          </table:table-cell>
          <table:table-cell table:formula="of:=IF([.H99]=&quot;A&quot;;[.G99]/10000;IF([.H99]=&quot;mm&quot;;[.G99]*1000;[.G99]))" office:value-type="float" office:value="1350" calcext:value-type="float">
            <text:p>1350</text:p>
          </table:table-cell>
          <table:table-cell office:value-type="float" office:value="56.68" calcext:value-type="float">
            <text:p>56.68</text:p>
          </table:table-cell>
          <table:table-cell office:value-type="string" calcext:value-type="string">
            <text:p>um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V</text:p>
          </table:table-cell>
          <table:table-cell table:formula="of:=IF([.C100]=&quot;keV&quot;;[.B100]/1000;[.B100])" office:value-type="float" office:value="60" calcext:value-type="float">
            <text:p>60</text:p>
          </table:table-cell>
          <table:table-cell office:value-type="float" office:value="21.05" calcext:value-type="float">
            <text:p>2.11E+01</text:p>
          </table:table-cell>
          <table:table-cell office:value-type="float" office:value="0.009626" calcext:value-type="float">
            <text:p>9.63E-0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m</text:p>
          </table:table-cell>
          <table:table-cell table:formula="of:=IF([.H100]=&quot;A&quot;;[.G100]/10000;IF([.H100]=&quot;mm&quot;;[.G100]*1000;[.G100]))" office:value-type="float" office:value="1580" calcext:value-type="float">
            <text:p>1580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um</text:p>
          </table:table-cell>
          <table:table-cell office:value-type="float" office:value="23.92" calcext:value-type="float">
            <text:p>23.9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eV</text:p>
          </table:table-cell>
          <table:table-cell table:formula="of:=IF([.C101]=&quot;keV&quot;;[.B101]/1000;[.B101])" office:value-type="float" office:value="65" calcext:value-type="float">
            <text:p>65</text:p>
          </table:table-cell>
          <table:table-cell office:value-type="float" office:value="19.72" calcext:value-type="float">
            <text:p>1.97E+01</text:p>
          </table:table-cell>
          <table:table-cell office:value-type="float" office:value="0.008951" calcext:value-type="float">
            <text:p>8.95E-03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mm</text:p>
          </table:table-cell>
          <table:table-cell table:formula="of:=IF([.H101]=&quot;A&quot;;[.G101]/10000;IF([.H101]=&quot;mm&quot;;[.G101]*1000;[.G101]))" office:value-type="float" office:value="1820" calcext:value-type="float">
            <text:p>1820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um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eV</text:p>
          </table:table-cell>
          <table:table-cell table:formula="of:=IF([.C102]=&quot;keV&quot;;[.B102]/1000;[.B102])" office:value-type="float" office:value="70" calcext:value-type="float">
            <text:p>70</text:p>
          </table:table-cell>
          <table:table-cell office:value-type="float" office:value="18.56" calcext:value-type="float">
            <text:p>1.86E+01</text:p>
          </table:table-cell>
          <table:table-cell office:value-type="float" office:value="0.008368" calcext:value-type="float">
            <text:p>8.37E-03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mm</text:p>
          </table:table-cell>
          <table:table-cell table:formula="of:=IF([.H102]=&quot;A&quot;;[.G102]/10000;IF([.H102]=&quot;mm&quot;;[.G102]*1000;[.G102]))" office:value-type="float" office:value="2080" calcext:value-type="float">
            <text:p>2080</text:p>
          </table:table-cell>
          <table:table-cell office:value-type="float" office:value="83.27" calcext:value-type="float">
            <text:p>83.27</text:p>
          </table:table-cell>
          <table:table-cell office:value-type="string" calcext:value-type="string">
            <text:p>um</text:p>
          </table:table-cell>
          <table:table-cell office:value-type="float" office:value="31.36" calcext:value-type="float">
            <text:p>31.3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eV</text:p>
          </table:table-cell>
          <table:table-cell table:formula="of:=IF([.C103]=&quot;keV&quot;;[.B103]/1000;[.B103])" office:value-type="float" office:value="80" calcext:value-type="float">
            <text:p>80</text:p>
          </table:table-cell>
          <table:table-cell office:value-type="float" office:value="16.65" calcext:value-type="float">
            <text:p>1.67E+01</text:p>
          </table:table-cell>
          <table:table-cell office:value-type="float" office:value="0.00741" calcext:value-type="float">
            <text:p>7.41E-0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m</text:p>
          </table:table-cell>
          <table:table-cell table:formula="of:=IF([.H103]=&quot;A&quot;;[.G103]/10000;IF([.H103]=&quot;mm&quot;;[.G103]*1000;[.G103]))" office:value-type="float" office:value="2650" calcext:value-type="float">
            <text:p>2650</text:p>
          </table:table-cell>
          <table:table-cell office:value-type="float" office:value="116.22" calcext:value-type="float">
            <text:p>116.22</text:p>
          </table:table-cell>
          <table:table-cell office:value-type="string" calcext:value-type="string">
            <text:p>um</text:p>
          </table:table-cell>
          <table:table-cell office:value-type="float" office:value="39.66" calcext:value-type="float">
            <text:p>39.66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eV</text:p>
          </table:table-cell>
          <table:table-cell table:formula="of:=IF([.C104]=&quot;keV&quot;;[.B104]/1000;[.B104])" office:value-type="float" office:value="90" calcext:value-type="float">
            <text:p>90</text:p>
          </table:table-cell>
          <table:table-cell office:value-type="float" office:value="15.13" calcext:value-type="float">
            <text:p>1.51E+01</text:p>
          </table:table-cell>
          <table:table-cell office:value-type="float" office:value="0.006657" calcext:value-type="float">
            <text:p>6.66E-03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mm</text:p>
          </table:table-cell>
          <table:table-cell table:formula="of:=IF([.H104]=&quot;A&quot;;[.G104]/10000;IF([.H104]=&quot;mm&quot;;[.G104]*1000;[.G104]))" office:value-type="float" office:value="3280" calcext:value-type="float">
            <text:p>3280</text:p>
          </table:table-cell>
          <table:table-cell office:value-type="float" office:value="146.92" calcext:value-type="float">
            <text:p>146.92</text:p>
          </table:table-cell>
          <table:table-cell office:value-type="string" calcext:value-type="string">
            <text:p>um</text:p>
          </table:table-cell>
          <table:table-cell office:value-type="float" office:value="48.81" calcext:value-type="float">
            <text:p>48.81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V</text:p>
          </table:table-cell>
          <table:table-cell table:formula="of:=IF([.C105]=&quot;keV&quot;;[.B105]/1000;[.B105])" office:value-type="float" office:value="100" calcext:value-type="float">
            <text:p>100</text:p>
          </table:table-cell>
          <table:table-cell office:value-type="float" office:value="13.89" calcext:value-type="float">
            <text:p>1.39E+01</text:p>
          </table:table-cell>
          <table:table-cell office:value-type="float" office:value="0.006047" calcext:value-type="float">
            <text:p>6.05E-03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mm</text:p>
          </table:table-cell>
          <table:table-cell table:formula="of:=IF([.H105]=&quot;A&quot;;[.G105]/10000;IF([.H105]=&quot;mm&quot;;[.G105]*1000;[.G105]))" office:value-type="float" office:value="3970" calcext:value-type="float">
            <text:p>3970</text:p>
          </table:table-cell>
          <table:table-cell office:value-type="float" office:value="176.86" calcext:value-type="float">
            <text:p>176.86</text:p>
          </table:table-cell>
          <table:table-cell office:value-type="string" calcext:value-type="string">
            <text:p>um</text:p>
          </table:table-cell>
          <table:table-cell office:value-type="float" office:value="58.76" calcext:value-type="float">
            <text:p>58.76</text:p>
          </table:table-cell>
          <table:table-cell office:value-type="string" calcext:value-type="string">
            <text:p>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3:34:28.480179266</meta:creation-date>
    <dc:date>2019-07-11T13:52:05.987775520</dc:date>
    <meta:editing-duration>PT7M27S</meta:editing-duration>
    <meta:editing-cycles>1</meta:editing-cycles>
    <meta:document-statistic meta:table-count="4" meta:cell-count="48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2_in_SiO2.D1:H2_in_SiO2.D105 H2_in_SiO2.I1:H2_in_SiO2.I105" svg:x="0.32cm" svg:y="0.18cm" svg:width="15.36cm" svg:height="8.64cm">
          <chartooo:coordinate-region svg:x="1.497cm" svg:y="0.379cm" svg:width="13.904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2_in_SiO2.I1:H2_in_SiO2.I105" chart:class="chart:scatter">
            <chart:domain table:cell-range-address="H2_in_SiO2.D1:H2_in_SiO2.D105"/>
            <chart:data-point chart:repeated="10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H2_in_SiO2.D1:H2_in_SiO2.D105</svg:desc>
                </draw:g>
              </table:table-cell>
              <table:table-cell office:value-type="float" office:value="0.1587">
                <text:p>0.1587</text:p>
                <draw:g>
                  <svg:desc>H2_in_SiO2.I1:H2_in_SiO2.I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1726">
                <text:p>0.1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.2256">
                <text:p>0.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2383">
                <text:p>0.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0.2628">
                <text:p>0.2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2865">
                <text:p>0.2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">
                <text:p>0.022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">
                <text:p>0.025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0.3687">
                <text:p>0.3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">
                <text:p>0.03</text:p>
              </table:table-cell>
              <table:table-cell office:value-type="float" office:value="0.3942">
                <text:p>0.3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">
                <text:p>0.0325</text:p>
              </table:table-cell>
              <table:table-cell office:value-type="float" office:value="0.4188">
                <text:p>0.4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0.4426">
                <text:p>0.4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5">
                <text:p>0.0375</text:p>
              </table:table-cell>
              <table:table-cell office:value-type="float" office:value="0.4659">
                <text:p>0.4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5322">
                <text:p>0.5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5742">
                <text:p>0.5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5">
                <text:p>0.055</text:p>
              </table:table-cell>
              <table:table-cell office:value-type="float" office:value="0.6148">
                <text:p>0.6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6542">
                <text:p>0.6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5">
                <text:p>0.065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">
                <text:p>0.07</text:p>
              </table:table-cell>
              <table:table-cell office:value-type="float" office:value="0.7301">
                <text:p>0.7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">
                <text:p>0.08</text:p>
              </table:table-cell>
              <table:table-cell office:value-type="float" office:value="0.8032">
                <text:p>0.8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">
                <text:p>0.09</text:p>
              </table:table-cell>
              <table:table-cell office:value-type="float" office:value="0.8742">
                <text:p>0.8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">
                <text:p>0.1</text:p>
              </table:table-cell>
              <table:table-cell office:value-type="float" office:value="0.9436">
                <text:p>0.9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">
                <text:p>0.1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">
                <text:p>0.1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">
                <text:p>0.1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">
                <text:p>0.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">
                <text:p>0.1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">
                <text:p>0.1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5">
                <text:p>0.22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5">
                <text:p>0.27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5">
                <text:p>0.32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">
                <text:p>0.3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5">
                <text:p>0.37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">
                <text:p>0.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">
                <text:p>1.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">
                <text:p>1.2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">
                <text:p>1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">
                <text:p>1.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">
                <text:p>1.5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">
                <text:p>1.6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">
                <text:p>1.7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">
                <text:p>1.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5">
                <text:p>2.25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">
                <text:p>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5">
                <text:p>2.75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5">
                <text:p>3.75</text:p>
              </table:table-cell>
              <table:table-cell office:value-type="float" office:value="69.23">
                <text:p>69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">
                <text:p>4.5</text:p>
              </table:table-cell>
              <table:table-cell office:value-type="float" office:value="92.56">
                <text:p>92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09.73">
                <text:p>109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">
                <text:p>5.5</text:p>
              </table:table-cell>
              <table:table-cell office:value-type="float" office:value="128.19">
                <text:p>128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">
                <text:p>6.5</text:p>
              </table:table-cell>
              <table:table-cell office:value-type="float" office:value="168.85">
                <text:p>168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91.02">
                <text:p>191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238.92">
                <text:p>238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291.51">
                <text:p>291.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348.71">
                <text:p>348.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410.42">
                <text:p>410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476.56">
                <text:p>476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547.07">
                <text:p>547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621.88">
                <text:p>621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700.94">
                <text:p>70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784.19">
                <text:p>784.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871.58">
                <text:p>871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963.08">
                <text:p>963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5">
                <text:p>27.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">
                <text:p>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5">
                <text:p>32.5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5">
                <text:p>37.5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">
                <text:p>65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16840">
                <text:p>168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20330">
                <text:p>20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